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7.281cm" fo:margin-left="-0.141cm" table:align="left" style:writing-mode="lr-tb"/>
    </style:style>
    <style:style style:name="Table1.A" style:family="table-column">
      <style:table-column-properties style:column-width="7.1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4.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7.478cm" fo:margin-left="-0.208cm" table:align="left" style:writing-mode="lr-tb"/>
    </style:style>
    <style:style style:name="Table2.A" style:family="table-column">
      <style:table-column-properties style:column-width="4.237cm"/>
    </style:style>
    <style:style style:name="Table2.B" style:family="table-column">
      <style:table-column-properties style:column-width="2.955cm"/>
    </style:style>
    <style:style style:name="Table2.C" style:family="table-column">
      <style:table-column-properties style:column-width="1.251cm"/>
    </style:style>
    <style:style style:name="Table2.D" style:family="table-column">
      <style:table-column-properties style:column-width="3.664cm"/>
    </style:style>
    <style:style style:name="Table2.E" style:family="table-column">
      <style:table-column-properties style:column-width="2.491cm"/>
    </style:style>
    <style:style style:name="Table2.F" style:family="table-column">
      <style:table-column-properties style:column-width="2.88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129cm" style:rel-width="98%" fo:margin-left="-0.208cm" table:align="left" style:writing-mode="lr-tb"/>
    </style:style>
    <style:style style:name="Table4.A" style:family="table-column">
      <style:table-column-properties style:column-width="18.129cm" style:rel-column-width="1028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8" style:family="table">
      <style:table-properties style:width="18.5cm" table:align="margins" style:writing-mode="lr-tb"/>
    </style:style>
    <style:style style:name="Tabella8.A" style:family="table-column">
      <style:table-column-properties style:column-width="9.25cm" style:rel-column-width="32767*"/>
    </style:style>
    <style:style style:name="Tabella8.B" style:family="table-column">
      <style:table-column-properties style:column-width="9.25cm" style:rel-column-width="32768*"/>
    </style:style>
    <style:style style:name="Tabella8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la8.B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la3" style:family="table">
      <style:table-properties style:width="18.256cm" fo:margin-left="0.242cm" table:align="left" style:writing-mode="lr-tb"/>
    </style:style>
    <style:style style:name="Tabella3.A" style:family="table-column">
      <style:table-column-properties style:column-width="8.181cm"/>
    </style:style>
    <style:style style:name="Tabella3.B" style:family="table-column">
      <style:table-column-properties style:column-width="10.075cm"/>
    </style:style>
    <style:style style:name="Tabella3.1" style:family="table-row">
      <style:table-row-properties style:min-row-height="0.998cm" fo:keep-together="always"/>
    </style:style>
    <style:style style:name="Tabel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3.2" style:family="table-row">
      <style:table-row-properties style:min-row-height="0.439cm" fo:keep-together="auto"/>
    </style:style>
    <style:style style:name="Tabella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3" style:family="table-row">
      <style:table-row-properties style:min-row-height="1.03cm" fo:keep-together="auto"/>
    </style:style>
    <style:style style:name="Tabella3.A3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3.B3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8.297cm" table:align="right" style:writing-mode="lr-tb"/>
    </style:style>
    <style:style style:name="Tabella4.A" style:family="table-column">
      <style:table-column-properties style:column-width="9.045cm"/>
    </style:style>
    <style:style style:name="Tabella4.B" style:family="table-column">
      <style:table-column-properties style:column-width="9.252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8.198cm" table:align="right" style:writing-mode="lr-tb"/>
    </style:style>
    <style:style style:name="Tabella5.A" style:family="table-column">
      <style:table-column-properties style:column-width="8.946cm"/>
    </style:style>
    <style:style style:name="Tabella5.B" style:family="table-column">
      <style:table-column-properties style:column-width="9.252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297cm" table:align="right" style:writing-mode="lr-tb"/>
    </style:style>
    <style:style style:name="Tabella6.A" style:family="table-column">
      <style:table-column-properties style:column-width="9.045cm"/>
    </style:style>
    <style:style style:name="Tabella6.B" style:family="table-column">
      <style:table-column-properties style:column-width="9.252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505cm" fo:margin-left="-0.012cm" table:align="left" style:writing-mode="lr-tb"/>
    </style:style>
    <style:style style:name="Tabella1.A" style:family="table-column">
      <style:table-column-properties style:column-width="2.993cm"/>
    </style:style>
    <style:style style:name="Tabella1.B" style:family="table-column">
      <style:table-column-properties style:column-width="15.51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8.5cm" table:align="margins" style:writing-mode="lr-tb"/>
    </style:style>
    <style:style style:name="Tabella7.A" style:family="table-column">
      <style:table-column-properties style:column-width="5.398cm" style:rel-column-width="19120*"/>
    </style:style>
    <style:style style:name="Tabella7.B" style:family="table-column">
      <style:table-column-properties style:column-width="4.909cm" style:rel-column-width="17389*"/>
    </style:style>
    <style:style style:name="Tabella7.C" style:family="table-column">
      <style:table-column-properties style:column-width="3.399cm" style:rel-column-width="12040*"/>
    </style:style>
    <style:style style:name="Tabella7.D" style:family="table-column">
      <style:table-column-properties style:column-width="4.794cm" style:rel-column-width="16986*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style:vertical-align="middle"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none" fo:border-top="none" fo:border-bottom="0.05pt solid #000000"/>
    </style:style>
    <style:style style:name="Tabella7.C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5cm" table:align="margins" style:writing-mode="lr-tb"/>
    </style:style>
    <style:style style:name="Table3.A" style:family="table-column">
      <style:table-column-properties style:column-width="5.398cm" style:rel-column-width="19120*"/>
    </style:style>
    <style:style style:name="Table3.B" style:family="table-column">
      <style:table-column-properties style:column-width="4.909cm" style:rel-column-width="17389*"/>
    </style:style>
    <style:style style:name="Table3.C" style:family="table-column">
      <style:table-column-properties style:column-width="3.399cm" style:rel-column-width="12040*"/>
    </style:style>
    <style:style style:name="Table3.D" style:family="table-column">
      <style:table-column-properties style:column-width="4.794cm" style:rel-column-width="16986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5cm" table:align="margins" style:writing-mode="lr-tb"/>
    </style:style>
    <style:style style:name="Tabella2.A" style:family="table-column">
      <style:table-column-properties style:column-width="9.25cm" style:rel-column-width="32767*"/>
    </style:style>
    <style:style style:name="Tabella2.B" style:family="table-column">
      <style:table-column-properties style:column-width="9.2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8.604cm" fo:margin-left="-0.111cm" table:align="left" style:writing-mode="lr-tb"/>
    </style:style>
    <style:style style:name="Table10.A" style:family="table-column">
      <style:table-column-properties style:column-width="3.803cm"/>
    </style:style>
    <style:style style:name="Table10.B" style:family="table-column">
      <style:table-column-properties style:column-width="12.039cm"/>
    </style:style>
    <style:style style:name="Table10.C" style:family="table-column">
      <style:table-column-properties style:column-width="2.762cm"/>
    </style:style>
    <style:style style:name="Table10.1" style:family="table-row">
      <style:table-row-properties style:min-row-height="0.882cm" fo:keep-together="auto"/>
    </style:style>
    <style:style style:name="Table10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min-row-height="1.233cm" fo:keep-together="always"/>
    </style:style>
    <style:style style:name="Table10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3" style:family="table-row">
      <style:table-row-properties style:min-row-height="5.554cm" fo:keep-together="always"/>
    </style:style>
    <style:style style:name="Table10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4" style:family="table-row">
      <style:table-row-properties style:min-row-height="0.284cm" fo:keep-together="always"/>
    </style:style>
    <style:style style:name="Table10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0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8.313cm" table:align="center" style:writing-mode="lr-tb"/>
    </style:style>
    <style:style style:name="Table13.A" style:family="table-column">
      <style:table-column-properties style:column-width="6.588cm"/>
    </style:style>
    <style:style style:name="Table13.B" style:family="table-column">
      <style:table-column-properties style:column-width="5.775cm"/>
    </style:style>
    <style:style style:name="Table13.C" style:family="table-column">
      <style:table-column-properties style:column-width="5.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13.C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3.2" style:family="table-row">
      <style:table-row-properties style:min-row-height="0.33cm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3.C2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13.C3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le14" style:family="table">
      <style:table-properties style:width="18.225cm" table:align="center" style:writing-mode="lr-tb"/>
    </style:style>
    <style:style style:name="Table14.A" style:family="table-column">
      <style:table-column-properties style:column-width="3.491cm"/>
    </style:style>
    <style:style style:name="Table14.B" style:family="table-column">
      <style:table-column-properties style:column-width="4.195cm"/>
    </style:style>
    <style:style style:name="Table14.C" style:family="table-column">
      <style:table-column-properties style:column-width="3.75cm"/>
    </style:style>
    <style:style style:name="Table14.D" style:family="table-column">
      <style:table-column-properties style:column-width="2.852cm"/>
    </style:style>
    <style:style style:name="Table14.E" style:family="table-column">
      <style:table-column-properties style:column-width="3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le14.B1" style:family="table-cell">
      <style:table-cell-properties style:vertical-align="middle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le14.E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e14.A2" style:family="table-cell">
      <style:table-cell-properties style:vertical-align="middle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le14.B2" style:family="table-cell">
      <style:table-cell-properties style:vertical-align="middle" fo:padding-left="0.191cm" fo:padding-right="0.191cm" fo:padding-top="0cm" fo:padding-bottom="0cm" fo:border-left="0.75pt solid #000000" fo:border-right="none" fo:border-top="0.75pt solid #000000" fo:border-bottom="0.5pt solid #000000" style:writing-mode="lr-tb"/>
    </style:style>
    <style:style style:name="Table14.E2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la9" style:family="table">
      <style:table-properties style:width="18.5cm" table:align="margins" style:writing-mode="lr-tb"/>
    </style:style>
    <style:style style:name="Tabella9.A" style:family="table-column">
      <style:table-column-properties style:column-width="9.25cm" style:rel-column-width="32767*"/>
    </style:style>
    <style:style style:name="Tabella9.B" style:family="table-column">
      <style:table-column-properties style:column-width="9.25cm" style:rel-column-width="32768*"/>
    </style:style>
    <style:style style:name="Tabella9.A1" style:family="table-cell">
      <style:table-cell-properties fo:padding="0cm" fo:border="none" style:writing-mode="page"/>
    </style:style>
    <style:style style:name="Table6" style:family="table">
      <style:table-properties style:width="18.5cm" table:align="margins" style:writing-mode="lr-tb"/>
    </style:style>
    <style:style style:name="Table6.A" style:family="table-column">
      <style:table-column-properties style:column-width="5.398cm" style:rel-column-width="19120*"/>
    </style:style>
    <style:style style:name="Table6.B" style:family="table-column">
      <style:table-column-properties style:column-width="4.909cm" style:rel-column-width="17389*"/>
    </style:style>
    <style:style style:name="Table6.C" style:family="table-column">
      <style:table-column-properties style:column-width="3.399cm" style:rel-column-width="12040*"/>
    </style:style>
    <style:style style:name="Table6.D" style:family="table-column">
      <style:table-column-properties style:column-width="4.794cm" style:rel-column-width="16986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5cm" table:align="margins" style:writing-mode="lr-tb"/>
    </style:style>
    <style:style style:name="Table5.A" style:family="table-column">
      <style:table-column-properties style:column-width="5.398cm" style:rel-column-width="19120*"/>
    </style:style>
    <style:style style:name="Table5.B" style:family="table-column">
      <style:table-column-properties style:column-width="4.909cm" style:rel-column-width="17389*"/>
    </style:style>
    <style:style style:name="Table5.C" style:family="table-column">
      <style:table-column-properties style:column-width="3.399cm" style:rel-column-width="12040*"/>
    </style:style>
    <style:style style:name="Table5.D" style:family="table-column">
      <style:table-column-properties style:column-width="4.794cm" style:rel-column-width="16986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4da457"/>
    </style:style>
    <style:style style:name="P3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4da457"/>
    </style:style>
    <style:style style:name="P4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4da457"/>
    </style:style>
    <style:style style:name="P5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4da457"/>
    </style:style>
    <style:style style:name="P6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51445d"/>
    </style:style>
    <style:style style:name="P7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51445d"/>
    </style:style>
    <style:style style:name="P8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51445d"/>
    </style:style>
    <style:style style:name="P9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51445d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P12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style style:name="P13" style:family="paragraph" style:parent-style-name="Default">
      <style:text-properties style:font-name="Liberation Sans1" fo:font-size="12pt" officeooo:rsid="00b098ae" officeooo:paragraph-rsid="01237148" style:font-size-asian="12pt" style:font-size-complex="12pt"/>
    </style:style>
    <style:style style:name="P14" style:family="paragraph" style:parent-style-name="Default">
      <style:text-properties style:font-name="Liberation Sans1" fo:font-size="12pt" officeooo:rsid="00b2a2fe" officeooo:paragraph-rsid="01237148" style:font-size-asian="12pt" style:font-size-complex="12pt"/>
    </style:style>
    <style:style style:name="P15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1" fo:font-size="12pt" fo:language="zxx" fo:country="none" fo:font-weight="normal" fo:background-color="#ffff00" style:font-size-asian="12pt" style:language-asian="zxx" style:country-asian="none" style:font-weight-asian="normal" style:font-name-complex="Ari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1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18" style:family="paragraph" style:parent-style-name="Standard">
      <style:paragraph-properties>
        <style:tab-stops>
          <style:tab-stop style:position="2.519cm"/>
        </style:tab-stops>
      </style:paragraph-properties>
      <style:text-properties style:font-name="Liberation Sans1" fo:font-size="12pt" fo:language="zxx" fo:country="none" officeooo:paragraph-rsid="000fabc0" style:font-size-asian="12pt" style:language-asian="zxx" style:country-asian="none" style:font-name-complex="Arial" style:font-size-complex="12pt" style:language-complex="zxx" style:country-complex="none"/>
    </style:style>
    <style:style style:name="P19" style:family="paragraph" style:parent-style-name="Standard">
      <style:paragraph-properties style:snap-to-layout-grid="false"/>
      <style:text-properties style:font-name="Liberation Sans1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0" style:family="paragraph" style:parent-style-name="Standard">
      <style:text-properties style:font-name="Liberation Sans1" fo:font-size="12pt" fo:language="zxx" fo:country="none" style:font-size-asian="12pt" style:language-asian="zxx" style:country-asian="none" style:font-name-complex="Arial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1" fo:font-size="11pt" fo:language="zxx" fo:country="none" fo:font-weight="normal" officeooo:rsid="0131959b" officeooo:paragraph-rsid="0131959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1" fo:font-size="11pt" fo:language="zxx" fo:country="none" fo:font-weight="normal" officeooo:paragraph-rsid="0130ea6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1" fo:font-size="11pt" fo:language="zxx" fo:country="none" fo:font-weight="normal" officeooo:paragraph-rsid="0130ea6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1" fo:font-size="11pt" fo:language="zxx" fo:country="none" fo:font-weight="normal" officeooo:paragraph-rsid="00c3284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5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1" fo:font-size="11pt" fo:language="zxx" fo:country="none" fo:font-weight="normal" officeooo:paragraph-rsid="012bfe8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6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font-name="Liberation Sans1" fo:font-size="11pt" fo:language="zxx" fo:country="none" fo:font-weight="normal" officeooo:rsid="0151dd82" officeooo:paragraph-rsid="0151dd8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Default">
      <style:paragraph-properties style:text-autospace="none"/>
      <style:text-properties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8" style:family="paragraph" style:parent-style-name="Default">
      <style:paragraph-properties fo:margin-left="0.635cm" fo:margin-right="0cm" fo:text-indent="0cm" style:auto-text-indent="false"/>
      <style:text-properties style:font-name="Liberation Sans1" fo:font-size="11pt" fo:language="zxx" fo:country="none" fo:font-weight="normal" officeooo:paragraph-rsid="0138c852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9" style:family="paragraph" style:parent-style-name="Default">
      <style:paragraph-properties fo:margin-left="0.635cm" fo:margin-right="0cm" fo:text-indent="0cm" style:auto-text-indent="false"/>
      <style:text-properties style:font-name="Liberation Sans1" fo:font-size="11pt" fo:language="zxx" fo:country="none" fo:font-weight="normal" officeooo:rsid="013a7f11" officeooo:paragraph-rsid="0138c852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0" style:family="paragraph" style:parent-style-name="Default">
      <style:paragraph-properties fo:text-align="center" style:justify-single-word="false"/>
      <style:text-properties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font-name="Liberation Sans1" fo:font-size="11pt" fo:language="zxx" fo:country="none" fo:font-weight="normal" officeooo:paragraph-rsid="012bfe87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2" style:family="paragraph" style:parent-style-name="Default">
      <style:paragraph-properties fo:margin-left="0cm" fo:margin-right="0cm" fo:text-align="center" style:justify-single-word="false" fo:text-indent="0cm" style:auto-text-indent="false" fo:break-before="page"/>
      <style:text-properties style:font-name="Liberation Sans1" fo:font-size="11pt" fo:language="zxx" fo:country="none" fo:font-weight="normal" fo:background-color="#ffff0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33" style:family="paragraph" style:parent-style-name="Default">
      <style:text-properties style:font-name="Liberation Sans1" fo:font-size="11pt" fo:language="zxx" fo:country="none" officeooo:paragraph-rsid="01237148" style:font-size-asian="11pt" style:language-asian="zxx" style:country-asian="none" style:font-size-complex="11pt" style:language-complex="zxx" style:country-complex="none"/>
    </style:style>
    <style:style style:name="P34" style:family="paragraph" style:parent-style-name="Default">
      <style:text-properties style:font-name="Liberation Sans1" fo:font-size="11pt" fo:language="zxx" fo:country="none" officeooo:rsid="00b6d4e1" officeooo:paragraph-rsid="0123714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Default"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c5419d" officeooo:paragraph-rsid="0149ee2c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abfad" officeooo:paragraph-rsid="0149ee2c" style:font-size-asian="11pt" style:language-asian="zxx" style:country-asian="none" style:font-size-complex="11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b6530" officeooo:paragraph-rsid="0149ee2c" style:font-size-asian="11pt" style:language-asian="zxx" style:country-asian="none" style:font-size-complex="11pt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cd4b6" officeooo:paragraph-rsid="0149ee2c" style:font-size-asian="11pt" style:language-asian="zxx" style:country-asian="none" style:font-size-complex="11pt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d71a2" officeooo:paragraph-rsid="0149ee2c" style:font-size-asian="11pt" style:language-asian="zxx" style:country-asian="none" style:font-size-complex="11pt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dc04e" officeooo:paragraph-rsid="0149ee2c" style:font-size-asian="11pt" style:language-asian="zxx" style:country-asian="none" style:font-size-complex="11pt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3fbc37" officeooo:paragraph-rsid="0149ee2c" style:font-size-asian="11pt" style:language-asian="zxx" style:country-asian="none" style:font-size-complex="11pt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40c611" officeooo:paragraph-rsid="0149ee2c" style:font-size-asian="11pt" style:language-asian="zxx" style:country-asian="none" style:font-size-complex="11pt" style:language-complex="zxx" style:country-complex="none"/>
    </style:style>
    <style:style style:name="P45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413497" officeooo:paragraph-rsid="0149ee2c" style:font-size-asian="11pt" style:language-asian="zxx" style:country-asian="none" style:font-size-complex="11pt" style:language-complex="zxx" style:country-complex="none"/>
    </style:style>
    <style:style style:name="P46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42a07f" officeooo:paragraph-rsid="0149ee2c" style:font-size-asian="11pt" style:language-asian="zxx" style:country-asian="none" style:font-size-complex="11pt" style:language-complex="zxx" style:country-complex="none"/>
    </style:style>
    <style:style style:name="P47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1906b2" officeooo:paragraph-rsid="0149ee2c" style:font-size-asian="11pt" style:language-asian="zxx" style:country-asian="none" style:font-size-complex="11pt" style:language-complex="zxx" style:country-complex="none"/>
    </style:style>
    <style:style style:name="P48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1906b2" officeooo:paragraph-rsid="014c41dc" style:font-size-asian="11pt" style:language-asian="zxx" style:country-asian="none" style:font-size-complex="11pt" style:language-complex="zxx" style:country-complex="none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Liberation Sans1" fo:font-size="11pt" fo:language="zxx" fo:country="none" officeooo:rsid="001906b2" officeooo:paragraph-rsid="00c5419d" style:font-size-asian="11pt" style:language-asian="zxx" style:country-asian="none" style:font-size-complex="11pt" style:language-complex="zxx" style:country-complex="none"/>
    </style:style>
    <style:style style:name="P50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047bb20" officeooo:paragraph-rsid="0149ee2c" style:font-size-asian="11pt" style:language-asian="zxx" style:country-asian="none" style:font-size-complex="11pt" style:language-complex="zxx" style:country-complex="none"/>
    </style:style>
    <style:style style:name="P51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10570c5" officeooo:paragraph-rsid="0149ee2c" style:font-size-asian="11pt" style:language-asian="zxx" style:country-asian="none" style:font-size-complex="11pt" style:language-complex="zxx" style:country-complex="none"/>
    </style:style>
    <style:style style:name="P52" style:family="paragraph" style:parent-style-name="Standard">
      <style:paragraph-properties fo:text-align="center" style:justify-single-word="false"/>
      <style:text-properties style:font-name="Liberation Sans1" fo:font-size="11pt" fo:language="zxx" fo:country="none" officeooo:rsid="003a3c1d" officeooo:paragraph-rsid="00c3284b" style:font-size-asian="11pt" style:language-asian="zxx" style:country-asian="none" style:font-size-complex="11pt" style:language-complex="zxx" style:country-complex="none"/>
    </style:style>
    <style:style style:name="P53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14529dd" officeooo:paragraph-rsid="014529dd" style:font-size-asian="11pt" style:language-asian="zxx" style:country-asian="none" style:font-size-complex="11pt" style:language-complex="zxx" style:country-complex="none"/>
    </style:style>
    <style:style style:name="P54" style:family="paragraph" style:parent-style-name="Standard">
      <style:paragraph-properties fo:text-align="start" style:justify-single-word="false"/>
      <style:text-properties style:font-name="Liberation Sans1" fo:font-size="11pt" fo:language="zxx" fo:country="none" officeooo:rsid="01435cfc" officeooo:paragraph-rsid="01435cf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Standard">
      <style:paragraph-properties fo:text-align="center" style:justify-single-word="false" fo:break-before="page">
        <style:tab-stops>
          <style:tab-stop style:position="3.752cm"/>
        </style:tab-stops>
      </style:paragraph-properties>
      <style:text-properties style:font-name="Liberation Sans1" fo:font-size="11pt" fo:language="zxx" fo:country="none" officeooo:paragraph-rsid="00c3284b" style:font-size-asian="11pt" style:language-asian="zxx" style:country-asian="none" style:font-size-complex="11pt" style:language-complex="zxx" style:country-complex="none"/>
    </style:style>
    <style:style style:name="P56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1" fo:font-size="11pt" fo:language="zxx" fo:country="none" officeooo:paragraph-rsid="00c3284b" style:font-size-asian="11pt" style:language-asian="zxx" style:country-asian="none" style:font-size-complex="11pt" style:language-complex="zxx" style:country-complex="none"/>
    </style:style>
    <style:style style:name="P57" style:family="paragraph" style:parent-style-name="Standard">
      <style:text-properties style:font-name="Liberation Sans1" fo:font-size="11pt" fo:language="zxx" fo:country="none" officeooo:paragraph-rsid="01299e5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1" fo:font-size="11pt" fo:language="zxx" fo:country="none" officeooo:paragraph-rsid="014529dd" style:font-size-asian="11pt" style:language-asian="zxx" style:country-asian="none" style:font-size-complex="11pt" style:language-complex="zxx" style:country-complex="none"/>
    </style:style>
    <style:style style:name="P59" style:family="paragraph" style:parent-style-name="Standard">
      <style:paragraph-properties fo:text-align="justify" style:justify-single-word="false"/>
      <style:text-properties style:font-name="Liberation Sans1" fo:font-size="11pt" fo:language="zxx" fo:country="none" officeooo:paragraph-rsid="014529dd" style:font-size-asian="11pt" style:language-asian="zxx" style:country-asian="none" style:font-size-complex="11pt" style:language-complex="zxx" style:country-complex="none"/>
    </style:style>
    <style:style style:name="P60" style:family="paragraph" style:parent-style-name="Standard">
      <style:paragraph-properties fo:text-align="justify" style:justify-single-word="false" fo:break-before="page"/>
      <style:text-properties style:font-name="Liberation Sans1" fo:font-size="11pt" fo:language="zxx" fo:country="none" officeooo:paragraph-rsid="00c3284b" style:font-size-asian="11pt" style:language-asian="zxx" style:country-asian="none" style:font-size-complex="11pt" style:language-complex="zxx" style:country-complex="none"/>
    </style:style>
    <style:style style:name="P61" style:family="paragraph" style:parent-style-name="Standard">
      <style:paragraph-properties fo:line-height="150%"/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62" style:family="paragraph" style:parent-style-name="Standard">
      <style:paragraph-properties fo:line-height="100%"/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63" style:family="paragraph" style:parent-style-name="Standard">
      <style:paragraph-properties fo:line-height="100%"/>
      <style:text-properties style:font-name="Liberation Sans1" fo:font-size="11pt" fo:language="zxx" fo:country="none" officeooo:paragraph-rsid="014529d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Default">
      <style:text-properties style:font-name="Liberation Sans1" fo:font-size="11pt" fo:language="zxx" fo:country="non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65" style:family="paragraph" style:parent-style-name="Standard">
      <style:text-properties style:font-name="Liberation Sans1" fo:font-size="11pt" fo:language="zxx" fo:country="non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66" style:family="paragraph" style:parent-style-name="Standard">
      <style:paragraph-properties fo:text-align="start" style:justify-single-word="false">
        <style:tab-stops>
          <style:tab-stop style:position="13.254cm"/>
        </style:tab-stops>
      </style:paragraph-properties>
      <style:text-properties style:font-name="Liberation Sans1" fo:font-size="11pt" fo:language="zxx" fo:country="none" officeooo:rsid="00c5419d" officeooo:paragraph-rsid="0130ea6f" style:font-size-asian="11pt" style:language-asian="zxx" style:country-asian="none" style:font-name-complex="Arial" style:font-size-complex="11pt" style:language-complex="zxx" style:country-complex="none"/>
    </style:style>
    <style:style style:name="P67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1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68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1" fo:font-size="11pt" fo:language="zxx" fo:country="none" officeooo:paragraph-rsid="0130ea6f" style:font-size-asian="11pt" style:language-asian="zxx" style:country-asian="none" style:font-name-complex="Arial" style:font-size-complex="11pt" style:language-complex="zxx" style:country-complex="none"/>
    </style:style>
    <style:style style:name="P69" style:family="paragraph" style:parent-style-name="Standard">
      <style:paragraph-properties>
        <style:tab-stops>
          <style:tab-stop style:position="13.254cm"/>
        </style:tab-stops>
      </style:paragraph-properties>
      <style:text-properties style:font-name="Liberation Sans1" fo:font-size="11pt" fo:language="zxx" fo:country="non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70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1" fo:font-size="11pt" fo:language="zxx" fo:country="none" officeooo:paragraph-rsid="0130ea6f" style:font-size-asian="11pt" style:language-asian="zxx" style:country-asian="none" style:font-name-complex="Arial" style:font-size-complex="11pt" style:language-complex="zxx" style:country-complex="none"/>
    </style:style>
    <style:style style:name="P71" style:family="paragraph" style:parent-style-name="Standard">
      <style:text-properties style:font-name="Liberation Sans1" fo:font-size="11pt" fo:language="zxx" fo:country="none" officeooo:paragraph-rsid="01299e50" style:font-size-asian="11pt" style:language-asian="zxx" style:country-asian="none" style:font-name-complex="Arial" style:font-size-complex="11pt" style:language-complex="zxx" style:country-complex="none"/>
    </style:style>
    <style:style style:name="P72" style:family="paragraph" style:parent-style-name="Standard">
      <style:paragraph-properties fo:text-align="justify" style:justify-single-word="false">
        <style:tab-stops>
          <style:tab-stop style:position="13.254cm"/>
        </style:tab-stops>
      </style:paragraph-properties>
      <style:text-properties style:font-name="Liberation Sans1" fo:font-size="11pt" fo:language="zxx" fo:country="none" officeooo:paragraph-rsid="012bfe87" style:font-size-asian="11pt" style:language-asian="zxx" style:country-asian="none" style:font-name-complex="Arial" style:font-size-complex="11pt" style:language-complex="zxx" style:country-complex="none"/>
    </style:style>
    <style:style style:name="P73" style:family="paragraph" style:parent-style-name="Standard">
      <style:paragraph-properties fo:text-align="justify" style:justify-single-word="false"/>
      <style:text-properties style:font-name="Liberation Sans1" fo:font-size="11pt" fo:language="zxx" fo:country="none" officeooo:paragraph-rsid="014529dd" style:font-size-asian="11pt" style:language-asian="zxx" style:country-asian="none" style:font-name-complex="Arial" style:font-size-complex="11pt" style:language-complex="zxx" style:country-complex="none"/>
    </style:style>
    <style:style style:name="P74" style:family="paragraph" style:parent-style-name="Standard">
      <style:text-properties style:font-name="Liberation Sans1" fo:font-size="11pt" fo:language="zxx" fo:country="none" officeooo:paragraph-rsid="014529dd" style:font-size-asian="11pt" style:language-asian="zxx" style:country-asian="none" style:font-name-complex="Arial" style:font-size-complex="11pt" style:language-complex="zxx" style:country-complex="none"/>
    </style:style>
    <style:style style:name="P75" style:family="paragraph" style:parent-style-name="Default">
      <style:text-properties style:font-name="Liberation Sans1" fo:font-size="11pt" fo:language="zxx" fo:country="none" style:text-underline-style="solid" style:text-underline-width="auto" style:text-underline-color="font-color" fo:font-weight="normal" officeooo:paragraph-rsid="0138c852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1pt" fo:language="zxx" fo:country="none" style:text-underline-style="solid" style:text-underline-width="auto" style:text-underline-color="font-color" fo:font-weight="normal" officeooo:paragraph-rsid="01299e50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1" fo:font-size="11pt" fo:language="zxx" fo:country="none" style:text-underline-style="solid" style:text-underline-width="auto" style:text-underline-color="font-color" officeooo:rsid="00058137" officeooo:paragraph-rsid="00c3284b" style:font-size-asian="11pt" style:language-asian="zxx" style:country-asian="none" style:font-size-complex="11pt" style:language-complex="zxx" style:country-complex="none"/>
    </style:style>
    <style:style style:name="P78" style:family="paragraph" style:parent-style-name="Standard">
      <style:text-properties style:font-name="Liberation Sans1" fo:font-size="11pt" fo:language="zxx" fo:country="none" style:text-underline-style="solid" style:text-underline-width="auto" style:text-underline-color="font-color" officeooo:rsid="012c4aa4" officeooo:paragraph-rsid="01299e50" style:font-size-asian="11pt" style:language-asian="zxx" style:country-asian="none" style:font-size-complex="11pt" style:language-complex="zxx" style:country-complex="none"/>
    </style:style>
    <style:style style:name="P79" style:family="paragraph" style:parent-style-name="Standard">
      <style:paragraph-properties fo:text-align="justify" style:justify-single-word="false" fo:break-before="page">
        <style:tab-stops>
          <style:tab-stop style:position="3.752cm"/>
        </style:tab-stops>
      </style:paragraph-properties>
      <style:text-properties style:font-name="Liberation Sans1" fo:font-size="11pt" fo:language="zxx" fo:country="none" style:text-underline-style="solid" style:text-underline-width="auto" style:text-underline-color="font-color" officeooo:rsid="012f6f02" officeooo:paragraph-rsid="0132ffc3" style:font-size-asian="11pt" style:language-asian="zxx" style:country-asian="none" style:font-size-complex="11pt" style:language-complex="zxx" style:country-complex="none"/>
    </style:style>
    <style:style style:name="P80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3.752cm"/>
        </style:tab-stops>
      </style:paragraph-properties>
      <style:text-properties style:font-name="Liberation Sans1" fo:font-size="11pt" fo:language="zxx" fo:country="none" style:text-underline-style="solid" style:text-underline-width="auto" style:text-underline-color="font-color" officeooo:rsid="00058137" officeooo:paragraph-rsid="0130ea6f" style:font-size-asian="11pt" style:language-asian="zxx" style:country-asian="none" style:font-name-complex="Arial" style:font-size-complex="11pt" style:language-complex="zxx" style:country-complex="none" fo:hyphenate="false" fo:hyphenation-remain-char-count="2" fo:hyphenation-push-char-count="2" loext:hyphenation-no-caps="false"/>
    </style:style>
    <style:style style:name="P81" style:family="paragraph" style:parent-style-name="Standard">
      <style:text-properties style:font-name="Liberation Sans1" fo:font-size="11pt" fo:language="zxx" fo:country="none" style:text-underline-style="solid" style:text-underline-width="auto" style:text-underline-color="font-color" fo:font-weight="bold" officeooo:paragraph-rsid="01299e5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2" style:family="paragraph" style:parent-style-name="Standard">
      <style:text-properties style:font-name="Liberation Sans1" fo:font-size="11pt" fo:language="zxx" fo:country="none" style:text-underline-style="solid" style:text-underline-width="auto" style:text-underline-color="font-color" fo:font-weight="bold" officeooo:paragraph-rsid="013428d3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3" style:family="paragraph" style:parent-style-name="Default">
      <style:paragraph-properties fo:margin-left="0.635cm" fo:margin-right="0cm" fo:text-indent="0cm" style:auto-text-indent="false" style:snap-to-layout-grid="false"/>
      <style:text-properties style:font-name="Liberation Sans1" fo:font-size="11pt" fo:language="zxx" fo:country="none" fo:font-style="italic" fo:font-weight="normal" officeooo:paragraph-rsid="0138c852" style:font-size-asian="11pt" style:language-asian="zxx" style:country-asian="none" style:font-style-asian="italic" style:font-weight-asian="normal" style:font-name-complex="Arial" style:font-size-complex="11pt" style:language-complex="zxx" style:country-complex="none" style:font-style-complex="italic" style:font-weight-complex="normal"/>
    </style:style>
    <style:style style:name="P84" style:family="paragraph" style:parent-style-name="Default">
      <style:paragraph-properties fo:margin-left="0cm" fo:margin-right="0cm" fo:text-indent="0cm" style:auto-text-indent="false"/>
      <style:text-properties style:font-name="Liberation Sans1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5" style:family="paragraph" style:parent-style-name="Standard">
      <style:paragraph-properties fo:text-align="center" style:justify-single-word="false"/>
      <style:text-properties style:font-name="Liberation Sans1" fo:font-size="11pt" fo:language="zxx" fo:country="none" fo:font-weight="bold" officeooo:rsid="001906b2" officeooo:paragraph-rsid="00c541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ans1" fo:font-size="11pt" fo:language="zxx" fo:country="none" fo:font-weight="bold" officeooo:paragraph-rsid="01299e5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7" style:family="paragraph" style:parent-style-name="Standard">
      <style:paragraph-properties fo:text-align="center" style:justify-single-word="false"/>
      <style:text-properties style:font-name="Liberation Sans1" fo:font-size="11pt" fo:language="zxx" fo:country="none" fo:font-weight="bold" officeooo:rsid="005145ce" officeooo:paragraph-rsid="01299e5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8" style:family="paragraph" style:parent-style-name="Standard">
      <style:paragraph-properties fo:text-align="center" style:justify-single-word="false"/>
      <style:text-properties style:font-name="Liberation Sans1" fo:font-size="11pt" fo:language="zxx" fo:country="none" fo:font-weight="bold" officeooo:rsid="012f6f02" officeooo:paragraph-rsid="012f6f02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89" style:family="paragraph" style:parent-style-name="Standard">
      <style:paragraph-properties>
        <style:tab-stops>
          <style:tab-stop style:position="3.752cm"/>
        </style:tab-stops>
      </style:paragraph-properties>
      <style:text-properties style:font-name="Liberation Sans1" fo:font-size="11pt" fo:language="zxx" fo:country="none" fo:font-weight="bold" officeooo:paragraph-rsid="01299e5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90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font-name="Liberation Sans1" fo:font-size="11pt" fo:language="zxx" fo:country="none" fo:font-weight="bold" officeooo:rsid="001906b2" officeooo:paragraph-rsid="01299e50" style:font-size-asian="11pt" style:language-asian="zxx" style:country-asian="none" style:font-weight-asian="bold" style:font-name-complex="Arial" style:font-size-complex="11pt" style:language-complex="zxx" style:country-complex="none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Liberation Sans1" fo:font-size="11pt" fo:language="zxx" fo:country="none" style:text-underline-style="none" officeooo:rsid="001c9550" officeooo:paragraph-rsid="00c5419d" style:font-size-asian="11pt" style:language-asian="zxx" style:country-asian="none" style:font-size-complex="11pt" style:language-complex="zxx" style:country-complex="none"/>
    </style:style>
    <style:style style:name="P92" style:family="paragraph" style:parent-style-name="Standard">
      <style:text-properties style:font-name="Liberation Sans1" fo:font-size="11pt" fo:language="zxx" fo:country="none" officeooo:paragraph-rsid="013428d3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93" style:family="paragraph" style:parent-style-name="Standard">
      <style:paragraph-properties fo:text-align="justify" style:justify-single-word="false">
        <style:tab-stops>
          <style:tab-stop style:position="1.311cm"/>
        </style:tab-stops>
      </style:paragraph-properties>
      <style:text-properties style:font-name="Liberation Sans1" fo:font-size="11pt" fo:language="zxx" fo:country="none" officeooo:paragraph-rsid="014529dd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P94" style:family="paragraph" style:parent-style-name="v-autore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officeooo:rsid="000e39f1" officeooo:paragraph-rsid="000e39f1" style:font-size-asian="10pt" style:language-asian="zxx" style:country-asian="none" style:font-name-complex="Arial" style:font-size-complex="10pt" style:language-complex="zxx" style:country-complex="none"/>
    </style:style>
    <style:style style:name="P95" style:family="paragraph" style:parent-style-name="Standard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96" style:family="paragraph" style:parent-style-name="v-isbn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97" style:family="paragraph" style:parent-style-name="Standard"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98" style:family="paragraph" style:parent-style-name="Standard">
      <style:paragraph-properties fo:text-align="justify" style:justify-single-word="false"/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99" style:family="paragraph" style:parent-style-name="Standard">
      <style:paragraph-properties fo:line-height="115%"/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01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officeooo:rsid="014f12dd" officeooo:paragraph-rsid="01505170" style:font-size-asian="10pt" style:language-asian="zxx" style:country-asian="none" style:font-name-complex="Arial" style:font-size-complex="10pt" style:language-complex="zxx" style:country-complex="none"/>
    </style:style>
    <style:style style:name="P102" style:family="paragraph" style:parent-style-name="v-isbn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officeooo:rsid="000fabc0" officeooo:paragraph-rsid="0151445d" style:font-size-asian="10pt" style:language-asian="zxx" style:country-asian="none" style:font-name-complex="Arial" style:font-size-complex="10pt" style:language-complex="zxx" style:country-complex="none"/>
    </style:style>
    <style:style style:name="P103" style:family="paragraph" style:parent-style-name="Standard">
      <style:text-properties style:font-name="Liberation Sans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font-size="10pt" fo:language="zxx" fo:country="none" fo:font-weight="bold" fo:background-color="#c0c0c0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05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06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07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font-size="10pt" fo:language="zxx" fo:country="none" fo:font-weight="bold" officeooo:paragraph-rsid="0138c852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10" style:family="paragraph" style:parent-style-name="Standard">
      <style:paragraph-properties style:snap-to-layout-grid="false"/>
      <style:text-properties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111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font-size="10pt" fo:language="zxx" fo:country="none" fo:font-weight="bold" style:font-name-asian="Wingdings" style:font-size-asian="10pt" style:language-asian="zxx" style:country-asian="none" style:font-weight-asian="bold" style:font-name-complex="Wingdings" style:font-size-complex="10pt" style:language-complex="zxx" style:country-complex="none" style:font-weight-complex="bold"/>
    </style:style>
    <style:style style:name="P112" style:family="paragraph" style:parent-style-name="Default">
      <style:paragraph-properties fo:text-align="center" style:justify-single-word="false"/>
      <style:text-properties style:font-name="Liberation Sans1" fo:font-size="10pt" fo:language="zxx" fo:country="none" fo:font-style="italic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113" style:family="paragraph" style:parent-style-name="Standard">
      <style:paragraph-properties fo:text-align="center" style:justify-single-word="false"/>
      <style:text-properties style:font-name="Liberation Sans1" fo:font-size="10pt" fo:language="zxx" fo:country="none" fo:font-style="italic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114" style:family="paragraph" style:parent-style-name="Standard">
      <style:paragraph-properties fo:margin-top="0cm" fo:margin-bottom="0cm" style:contextual-spacing="false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size="10pt" fo:language="zxx" fo:country="none" fo:font-style="italic" officeooo:rsid="000fabc0" officeooo:paragraph-rsid="000fabc0" style:font-size-asian="10pt" style:language-asian="zxx" style:country-asian="none" style:font-style-asian="italic" style:font-name-complex="Arial" style:font-size-complex="10pt" style:language-complex="zxx" style:country-complex="none" style:font-style-complex="italic"/>
    </style:style>
    <style:style style:name="P115" style:family="paragraph" style:parent-style-name="Standard">
      <style:text-properties style:font-name="Liberation Sans1" fo:font-size="10pt" fo:language="zxx" fo:country="none" style:font-name-asian="Calibri" style:font-size-asian="10pt" style:language-asian="zxx" style:country-asian="none" style:font-name-complex="Arial" style:font-size-complex="10pt" style:language-complex="zxx" style:country-complex="none"/>
    </style:style>
    <style:style style:name="P116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1" fo:font-size="10pt" fo:language="zxx" fo:country="none" fo:font-weight="normal" officeooo:paragraph-rsid="014da457" style:font-name-asian="Liberation Sans1" style:font-size-asian="10pt" style:language-asian="zxx" style:country-asian="none" style:font-weight-asian="normal" style:font-name-complex="Liberation Sans1" style:font-size-complex="10pt" style:language-complex="zxx" style:country-complex="none" style:font-weight-complex="normal"/>
    </style:style>
    <style:style style:name="P117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1" fo:font-size="10pt" fo:language="zxx" fo:country="none" fo:font-weight="normal" officeooo:paragraph-rsid="0151445d" style:font-name-asian="Liberation Sans1" style:font-size-asian="10pt" style:language-asian="zxx" style:country-asian="none" style:font-weight-asian="normal" style:font-name-complex="Liberation Sans1" style:font-size-complex="10pt" style:language-complex="zxx" style:country-complex="none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4da457" style:font-size-asian="10pt" style:font-size-complex="10pt"/>
    </style:style>
    <style:style style:name="P119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51445d" style:font-size-asian="10pt" style:font-size-complex="10pt"/>
    </style:style>
    <style:style style:name="P120" style:family="paragraph" style:parent-style-name="Default">
      <style:paragraph-properties fo:text-align="center" style:justify-single-word="false">
        <style:tab-stops>
          <style:tab-stop style:position="2.593cm"/>
        </style:tab-stops>
      </style:paragraph-properties>
      <style:text-properties style:font-name="Liberation Sans1" fo:language="zxx" fo:country="none" style:language-asian="zxx" style:country-asian="none" style:language-complex="zxx" style:country-complex="none"/>
    </style:style>
    <style:style style:name="P121" style:family="paragraph" style:parent-style-name="Standard">
      <style:text-properties style:font-name="Liberation Sans1" fo:language="zxx" fo:country="none" style:language-asian="zxx" style:country-asian="none" style:language-complex="zxx" style:country-complex="none"/>
    </style:style>
    <style:style style:name="P122" style:family="paragraph" style:parent-style-name="Standard">
      <style:paragraph-properties style:text-autospace="none"/>
      <style:text-properties style:font-name="Liberation Sans1" fo:language="zxx" fo:country="none" officeooo:paragraph-rsid="0010423d" style:language-asian="zxx" style:country-asian="none" style:language-complex="zxx" style:country-complex="none"/>
    </style:style>
    <style:style style:name="P12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1" fo:language="zxx" fo:country="none" officeooo:paragraph-rsid="0010423d" style:language-asian="zxx" style:country-asian="none" style:language-complex="zxx" style:country-complex="none"/>
    </style:style>
    <style:style style:name="P12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1" fo:language="zxx" fo:country="none" style:language-asian="zxx" style:country-asian="none" style:language-complex="zxx" style:country-complex="none"/>
    </style:style>
    <style:style style:name="P125" style:family="paragraph" style:parent-style-name="Standard">
      <style:text-properties style:font-name="Liberation Sans1" fo:language="zxx" fo:country="none" officeooo:paragraph-rsid="0010423d" style:language-asian="zxx" style:country-asian="none" style:language-complex="zxx" style:country-complex="none"/>
    </style:style>
    <style:style style:name="P126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1" fo:language="zxx" fo:country="none" officeooo:paragraph-rsid="0010423d" style:language-asian="zxx" style:country-asian="none" style:language-complex="zxx" style:country-complex="none"/>
    </style:style>
    <style:style style:name="P127" style:family="paragraph" style:parent-style-name="Standard"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P128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P129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language="zxx" fo:country="none" officeooo:rsid="000fabc0" officeooo:paragraph-rsid="000fabc0" style:language-asian="zxx" style:country-asian="none" style:font-name-complex="Arial" style:language-complex="zxx" style:country-complex="none"/>
    </style:style>
    <style:style style:name="P130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language="zxx" fo:country="none" officeooo:rsid="000fabc0" officeooo:paragraph-rsid="000fabc0" style:language-asian="zxx" style:country-asian="none" style:font-name-complex="Arial" style:language-complex="zxx" style:country-complex="none"/>
    </style:style>
    <style:style style:name="P131" style:family="paragraph" style:parent-style-name="Standard">
      <style:paragraph-properties style:text-autospace="none">
        <style:tab-stops>
          <style:tab-stop style:position="0.318cm"/>
        </style:tab-stops>
      </style:paragraph-properties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P132" style:family="paragraph" style:parent-style-name="Standard">
      <style:paragraph-properties>
        <style:tab-stops>
          <style:tab-stop style:position="0.318cm"/>
        </style:tab-stops>
      </style:paragraph-properties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P133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P134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35" style:family="paragraph" style:parent-style-name="Default">
      <style:paragraph-properties>
        <style:tab-stops>
          <style:tab-stop style:position="2.593cm"/>
        </style:tab-stops>
      </style:paragraph-properties>
      <style:text-properties style:font-name="Liberation Sans1" fo:language="zxx" fo:country="none" fo:font-weight="normal" officeooo:paragraph-rsid="0010423d" style:language-asian="zxx" style:country-asian="none" style:font-weight-asian="normal" style:language-complex="zxx" style:country-complex="none" style:font-weight-complex="normal"/>
    </style:style>
    <style:style style:name="P136" style:family="paragraph" style:parent-style-name="Standard">
      <style:text-properties style:font-name="Liberation Sans1" fo:language="zxx" fo:country="none" fo:font-style="italic" style:text-underline-style="solid" style:text-underline-width="auto" style:text-underline-color="font-color" style:language-asian="zxx" style:country-asian="none" style:font-style-asian="italic" style:font-name-complex="Arial" style:language-complex="zxx" style:country-complex="none"/>
    </style:style>
    <style:style style:name="P137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language="zxx" fo:country="none" officeooo:rsid="000e39f1" style:font-name-asian="Arial" style:language-asian="zxx" style:country-asian="none" style:font-name-complex="Arial" style:language-complex="zxx" style:country-complex="none"/>
    </style:style>
    <style:style style:name="P138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language="zxx" fo:country="none" officeooo:rsid="000e39f1" officeooo:paragraph-rsid="000e39f1" style:font-name-asian="Arial" style:language-asian="zxx" style:country-asian="none" style:font-name-complex="Arial" style:language-complex="zxx" style:country-complex="none"/>
    </style:style>
    <style:style style:name="P139" style:family="paragraph" style:parent-style-name="Standard">
      <style:text-properties style:font-name="Liberation Sans1" fo:language="zxx" fo:country="none" fo:font-weight="bold" style:language-asian="zxx" style:country-asian="none" style:font-weight-asian="bold" style:font-name-complex="Arial" style:language-complex="zxx" style:country-complex="none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font-name="Liberation Sans1" fo:font-size="14pt" fo:language="zxx" fo:country="none" style:font-size-asian="14pt" style:language-asian="zxx" style:country-asian="none" style:font-name-complex="Arial" style:font-size-complex="14pt" style:language-complex="zxx" style:country-complex="none"/>
    </style:style>
    <style:style style:name="P141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4da457" style:font-name-asian="Liberation Sans1" style:font-size-asian="3pt" style:font-weight-asian="bold" style:font-name-complex="Liberation Sans1" style:font-size-complex="3pt" style:font-weight-complex="bold"/>
    </style:style>
    <style:style style:name="P14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1445d" style:font-name-asian="Liberation Sans1" style:font-size-asian="3pt" style:font-weight-asian="bold" style:font-name-complex="Liberation Sans1" style:font-size-complex="3pt" style:font-weight-complex="bold"/>
    </style:style>
    <style:style style:name="P143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4da457" style:font-name-asian="Liberation Sans1" style:font-size-asian="3pt" style:font-weight-asian="bold" style:font-name-complex="Liberation Sans1" style:font-size-complex="3pt" style:font-weight-complex="bold"/>
    </style:style>
    <style:style style:name="P144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1445d" style:font-name-asian="Liberation Sans1" style:font-size-asian="3pt" style:font-weight-asian="bold" style:font-name-complex="Liberation Sans1" style:font-size-complex="3pt" style:font-weight-complex="bold"/>
    </style:style>
    <style:style style:name="P145" style:family="paragraph" style:parent-style-name="Standard">
      <style:paragraph-properties>
        <style:tab-stops>
          <style:tab-stop style:position="3.752cm"/>
        </style:tab-stops>
      </style:paragraph-properties>
      <style:text-properties officeooo:paragraph-rsid="00c3284b"/>
    </style:style>
    <style:style style:name="P146" style:family="paragraph" style:parent-style-name="Footnote">
      <style:text-properties fo:color="#0066b3" loext:opacity="100%" style:font-name="Liberation Sans1" fo:language="zxx" fo:country="none" officeooo:rsid="00348ff1" officeooo:paragraph-rsid="00348ff1" style:language-asian="zxx" style:country-asian="none" style:language-complex="zxx" style:country-complex="none"/>
    </style:style>
    <style:style style:name="P147" style:family="paragraph" style:parent-style-name="Default">
      <style:text-properties fo:color="#0066b3" loext:opacity="100%" style:font-name="Liberation Sans1" fo:font-size="11pt" fo:language="zxx" fo:country="none" officeooo:paragraph-rsid="01237148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Standard">
      <style:paragraph-properties fo:text-align="start" style:justify-single-word="false"/>
      <style:text-properties fo:color="#0066b3" loext:opacity="100%" style:font-name="Liberation Sans1" fo:font-size="11pt" fo:language="zxx" fo:country="none" officeooo:rsid="00413497" officeooo:paragraph-rsid="0149ee2c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Footnote">
      <style:text-properties fo:color="#0066b3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officeooo:paragraph-rsid="011c05e1" style:font-name-asian="Times New Roman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text-emphasize="none"/>
    </style:style>
    <style:style style:name="P150" style:family="paragraph" style:parent-style-name="Standard">
      <style:paragraph-properties fo:text-align="justify" style:justify-single-word="false"/>
      <style:text-properties fo:color="#0066b3" loext:opacity="10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f1fe86" officeooo:paragraph-rsid="00c3284b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1" style:family="paragraph" style:parent-style-name="Standard">
      <style:paragraph-properties fo:text-align="start" style:justify-single-word="false"/>
      <style:text-properties fo:color="#0066b3" loext:opacity="10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f1fe86" officeooo:paragraph-rsid="0149ee2c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2" style:family="paragraph" style:parent-style-name="Standard">
      <style:paragraph-properties fo:text-align="start" style:justify-single-word="false"/>
      <style:text-properties fo:color="#0066b3" loext:opacity="10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f1fe86" officeooo:paragraph-rsid="014b08c8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53" style:family="paragraph" style:parent-style-name="Default">
      <style:text-properties officeooo:paragraph-rsid="01237148"/>
    </style:style>
    <style:style style:name="P154" style:family="paragraph" style:parent-style-name="Table_20_Contents">
      <style:paragraph-properties fo:text-align="justify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1" fo:font-size="11pt" fo:language="zxx" fo:country="none" fo:font-weight="normal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55" style:family="paragraph" style:parent-style-name="Table_20_Contents">
      <style:paragraph-properties fo:text-align="justify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1" fo:font-size="11pt" fo:language="zxx" fo:country="none" fo:font-weight="normal" officeooo:rsid="0065fb7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56" style:family="paragraph" style:parent-style-name="Standard">
      <style:paragraph-properties style:text-autospace="none"/>
      <style:text-properties style:use-window-font-color="true" loext:opacity="0%" style:font-name="Liberation Sans1" fo:font-size="11pt" fo:language="zxx" fo:country="none" fo:font-weight="normal" officeooo:rsid="0065fb7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57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1" fo:font-size="11pt" fo:language="zxx" fo:country="none" fo:font-weight="normal" officeooo:rsid="006686cd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58" style:family="paragraph" style:parent-style-name="Standard">
      <style:paragraph-properties style:text-autospace="none"/>
      <style:text-properties style:use-window-font-color="true" loext:opacity="0%" style:font-name="Liberation Sans1" fo:font-size="11pt" fo:language="zxx" fo:country="none" fo:font-weight="normal" officeooo:rsid="006686cd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59" style:family="paragraph" style:parent-style-name="Default">
      <style:paragraph-properties fo:text-align="start" style:justify-single-word="false" style:text-autospace="none"/>
      <style:text-properties style:use-window-font-color="true" loext:opacity="0%" style:font-name="Liberation Sans1" fo:font-size="11pt" fo:language="zxx" fo:country="none" fo:font-weight="normal" officeooo:rsid="0069e99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1" fo:font-size="11pt" fo:language="zxx" fo:country="none" fo:font-weight="normal" officeooo:rsid="0069e99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style:use-window-font-color="true" loext:opacity="0%"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use-window-font-color="true" loext:opacity="0%"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63" style:family="paragraph" style:parent-style-name="Default">
      <style:paragraph-properties>
        <style:tab-stops>
          <style:tab-stop style:position="2.593cm"/>
        </style:tab-stops>
      </style:paragraph-properties>
      <style:text-properties style:use-window-font-color="true" loext:opacity="0%" style:font-name="Liberation Sans1" fo:font-size="10pt" fo:language="zxx" fo:country="none" fo:font-weight="bold" officeooo:paragraph-rsid="0138c852" style:font-size-asian="10pt" style:language-asian="zxx" style:country-asian="none" style:font-weight-asian="bold" style:font-name-complex="Liberation Sans2" style:font-size-complex="10pt" style:language-complex="zxx" style:country-complex="none"/>
    </style:style>
    <style:style style:name="P164" style:family="paragraph" style:parent-style-name="Default">
      <style:paragraph-properties>
        <style:tab-stops>
          <style:tab-stop style:position="2.593cm"/>
        </style:tab-stops>
      </style:paragraph-properties>
      <style:text-properties style:use-window-font-color="true" loext:opacity="0%" style:font-name="Liberation Sans1" fo:font-size="10pt" fo:language="zxx" fo:country="none" fo:font-weight="bold" style:font-name-asian="Times New Roman" style:font-size-asian="10pt" style:language-asian="zxx" style:country-asian="none" style:font-weight-asian="bold" style:font-name-complex="Liberation Sans2" style:font-size-complex="10pt" style:language-complex="zxx" style:country-complex="none" style:font-weight-complex="bold"/>
    </style:style>
    <style:style style:name="P165" style:family="paragraph" style:parent-style-name="Standard">
      <style:paragraph-properties fo:text-align="center" style:justify-single-word="false">
        <style:tab-stops>
          <style:tab-stop style:position="2.593cm"/>
        </style:tab-stops>
      </style:paragraph-properties>
      <style:text-properties style:use-window-font-color="true" loext:opacity="0%" style:font-name="Liberation Sans1" fo:font-size="10pt" fo:language="zxx" fo:country="none" fo:font-weight="bold" officeooo:paragraph-rsid="0138c852" style:font-name-asian="Times New Roman" style:font-size-asian="10pt" style:language-asian="zxx" style:country-asian="none" style:font-weight-asian="bold" style:font-name-complex="Liberation Sans2" style:font-size-complex="10pt" style:language-complex="zxx" style:country-complex="none" style:font-weight-complex="bold"/>
    </style:style>
    <style:style style:name="P166" style:family="paragraph" style:parent-style-name="Standard">
      <style:paragraph-properties>
        <style:tab-stops>
          <style:tab-stop style:position="3.752cm"/>
        </style:tab-stops>
      </style:paragraph-properties>
      <style:text-properties style:use-window-font-color="true" loext:opacity="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1f108d" officeooo:paragraph-rsid="0123714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weight-complex="normal" style:text-emphasize="none"/>
    </style:style>
    <style:style style:name="P167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1906b2" officeooo:paragraph-rsid="0149ee2c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text-emphasize="none"/>
    </style:style>
    <style:style style:name="P168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f1fe86" officeooo:paragraph-rsid="014b08c8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169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rsid="0059642d" officeooo:paragraph-rsid="01299e50" style:font-name-asian="Times New Roman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170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1" fo:font-size="11pt" fo:language="zxx" fo:country="none" fo:font-weight="normal" officeooo:rsid="001bb720" officeooo:paragraph-rsid="0138c852" style:font-name-asian="MS Mincho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1" style:family="paragraph" style:parent-style-name="Default">
      <style:paragraph-properties style:text-autospace="none"/>
      <style:text-properties fo:color="#000000" loext:opacity="100%" style:font-name="Liberation Sans1" fo:font-size="11pt" fo:language="zxx" fo:country="none" fo:font-weight="normal" officeooo:rsid="00169967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2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fo:font-weight="normal" officeooo:rsid="00169967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3" style:family="paragraph" style:parent-style-name="Default">
      <style:paragraph-properties style:text-autospace="none" style:snap-to-layout-grid="false">
        <style:tab-stops>
          <style:tab-stop style:position="13.254cm"/>
        </style:tab-stops>
      </style:paragraph-properties>
      <style:text-properties fo:color="#000000" loext:opacity="100%" style:font-name="Liberation Sans1" fo:font-size="11pt" fo:language="zxx" fo:country="none" fo:font-weight="normal" officeooo:rsid="00169967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4" style:family="paragraph" style:parent-style-name="Default">
      <style:paragraph-properties style:text-autospace="none"/>
      <style:text-properties fo:color="#000000" loext:opacity="100%" style:font-name="Liberation Sans1" fo:font-size="11pt" fo:language="zxx" fo:country="none" fo:font-weight="normal" officeooo:rsid="0065fb7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5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fo:font-weight="normal" officeooo:rsid="0065fb74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6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fo:font-weight="normal" officeooo:rsid="00647f86" officeooo:paragraph-rsid="0130ea6f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177" style:family="paragraph" style:parent-style-name="Default">
      <style:paragraph-properties fo:margin-left="0.635cm" fo:margin-right="0cm" fo:text-indent="0cm" style:auto-text-indent="false"/>
      <style:text-properties fo:color="#000000" loext:opacity="100%" style:font-name="Liberation Sans1" fo:font-size="11pt" fo:language="zxx" fo:country="none" fo:font-weight="normal" officeooo:rsid="00697d96" officeooo:paragraph-rsid="0138c852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8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fo:font-weight="normal" officeooo:rsid="00697d96" officeooo:paragraph-rsid="0130ea6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79" style:family="paragraph" style:parent-style-name="Default">
      <style:paragraph-properties fo:margin-left="0.635cm" fo:margin-right="0cm" fo:text-align="center" style:justify-single-word="false" fo:text-indent="0cm" style:auto-text-indent="false"/>
      <style:text-properties fo:color="#000000" loext:opacity="100%" style:font-name="Liberation Sans1" fo:font-size="11pt" fo:language="zxx" fo:country="none" fo:font-weight="normal" officeooo:rsid="00697d96" officeooo:paragraph-rsid="0130ea6f" style:font-name-asian="Times New Roman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0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1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fo:font-weight="normal" officeooo:rsid="001bb720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2" style:family="paragraph" style:parent-style-name="Paragrafo_20_elenco">
      <style:paragraph-properties fo:margin-left="0cm" fo:margin-right="0cm" fo:text-indent="0cm" style:auto-text-indent="false">
        <style:tab-stops>
          <style:tab-stop style:position="13.254cm"/>
        </style:tab-stops>
      </style:paragraph-properties>
      <style:text-properties fo:color="#000000" loext:opacity="100%" style:font-name="Liberation Sans1" fo:font-size="11pt" fo:language="zxx" fo:country="none" fo:font-weight="normal" officeooo:paragraph-rsid="012bfe87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4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fo:font-weight="normal" officeooo:paragraph-rsid="0130ea6f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185" style:family="paragraph" style:parent-style-name="Default">
      <style:paragraph-properties style:text-autospace="none"/>
      <style:text-properties fo:color="#000000" loext:opacity="100%" style:font-name="Liberation Sans1" fo:font-size="11pt" fo:language="zxx" fo:country="none" officeooo:rsid="00169967" officeooo:paragraph-rsid="0130ea6f" style:font-name-asian="Times New Roman" style:font-size-asian="11pt" style:language-asian="zxx" style:country-asian="none" style:font-name-complex="Liberation Sans2" style:font-size-complex="11pt" style:language-complex="zxx" style:country-complex="none"/>
    </style:style>
    <style:style style:name="P186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officeooo:rsid="00169967" officeooo:paragraph-rsid="0130ea6f" style:font-name-asian="Times New Roman" style:font-size-asian="11pt" style:language-asian="zxx" style:country-asian="none" style:font-name-complex="Liberation Sans2" style:font-size-complex="11pt" style:language-complex="zxx" style:country-complex="none"/>
    </style:style>
    <style:style style:name="P187" style:family="paragraph" style:parent-style-name="Default">
      <style:paragraph-properties style:text-autospace="none"/>
      <style:text-properties fo:color="#000000" loext:opacity="100%" style:font-name="Liberation Sans1" fo:font-size="11pt" fo:language="zxx" fo:country="none" officeooo:rsid="00fdada2" officeooo:paragraph-rsid="0130ea6f" style:font-name-asian="Times New Roman" style:font-size-asian="11pt" style:language-asian="zxx" style:country-asian="none" style:font-name-complex="Liberation Sans2" style:font-size-complex="11pt" style:language-complex="zxx" style:country-complex="none"/>
    </style:style>
    <style:style style:name="P188" style:family="paragraph" style:parent-style-name="Standard">
      <style:paragraph-properties style:text-autospace="none"/>
      <style:text-properties fo:color="#000000" loext:opacity="100%" style:font-name="Liberation Sans1" fo:font-size="11pt" fo:language="zxx" fo:country="none" officeooo:rsid="00fdada2" officeooo:paragraph-rsid="0130ea6f" style:font-name-asian="Times New Roman" style:font-size-asian="11pt" style:language-asian="zxx" style:country-asian="none" style:font-name-complex="Liberation Sans2" style:font-size-complex="11pt" style:language-complex="zxx" style:country-complex="none"/>
    </style:style>
    <style:style style:name="P189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fo:font-weight="bold" officeooo:paragraph-rsid="0130ea6f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90" style:family="paragraph" style:parent-style-name="Default">
      <style:text-properties fo:color="#000000" loext:opacity="100%" style:font-name="Liberation Sans1" fo:font-size="11pt" fo:language="zxx" fo:country="none" fo:font-weight="bold" officeooo:paragraph-rsid="013428d3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91" style:family="paragraph" style:parent-style-name="Standard">
      <style:paragraph-properties>
        <style:tab-stops>
          <style:tab-stop style:position="13.254cm"/>
        </style:tab-stops>
      </style:paragraph-properties>
      <style:text-properties fo:color="#000000" loext:opacity="100%" style:font-name="Liberation Sans1" fo:font-size="11pt" fo:language="zxx" fo:country="none" fo:font-weight="bold" fo:background-color="#ffff00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92" style:family="paragraph" style:parent-style-name="Default">
      <style:text-properties fo:color="#000000" loext:opacity="100%" style:font-name="Liberation Sans1" fo:font-size="11pt" fo:language="zxx" fo:country="none" style:text-underline-style="solid" style:text-underline-width="auto" style:text-underline-color="font-color" fo:font-weight="bold" officeooo:paragraph-rsid="013428d3" style:font-name-asian="Arial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93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style:text-underline-style="solid" style:text-underline-width="auto" style:text-underline-color="font-color" fo:font-weight="bold" officeooo:paragraph-rsid="013428d3" style:font-name-asian="Arial" style:font-size-asian="11pt" style:language-asian="zxx" style:country-asian="none" style:font-weight-asian="bold" style:font-name-complex="Arial" style:font-size-complex="11pt" style:language-complex="zxx" style:country-complex="none"/>
    </style:style>
    <style:style style:name="P194" style:family="paragraph" style:parent-style-name="Default">
      <style:text-properties fo:color="#000000" loext:opacity="100%" style:font-name="Liberation Sans1" fo:font-size="11pt" fo:language="zxx" fo:country="none" fo:font-style="italic" fo:font-weight="bold" officeooo:paragraph-rsid="013428d3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95" style:family="paragraph" style:parent-style-name="Default">
      <style:paragraph-properties fo:text-align="center" style:justify-single-word="false"/>
      <style:text-properties fo:color="#000000" loext:opacity="100%" style:font-name="Liberation Sans1" fo:font-size="11pt" fo:language="zxx" fo:country="none" fo:font-style="italic" fo:font-weight="bold" officeooo:paragraph-rsid="013428d3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96" style:family="paragraph" style:parent-style-name="Standard">
      <style:paragraph-properties>
        <style:tab-stops>
          <style:tab-stop style:position="13.254cm"/>
        </style:tab-stops>
      </style:paragraph-properties>
      <style:text-properties fo:color="#000000" loext:opacity="100%" style:font-name="Liberation Sans1" fo:font-size="11pt" fo:language="zxx" fo:country="none" fo:font-style="italic" style:text-underline-style="solid" style:text-underline-width="auto" style:text-underline-color="font-color" fo:font-weight="bold" style:font-size-asian="11pt" style:language-asian="zxx" style:country-asian="none" style:font-style-asian="italic" style:font-weight-asian="bold" style:font-name-complex="Arial" style:font-size-complex="11pt" style:language-complex="zxx" style:country-complex="none"/>
    </style:style>
    <style:style style:name="P197" style:family="paragraph" style:parent-style-name="Standard">
      <style:text-properties fo:color="#000000" loext:opacity="100%" style:font-name="Liberation Sans1" fo:font-size="11pt" fo:language="zxx" fo:country="none" officeooo:rsid="011a551e" officeooo:paragraph-rsid="013428d3" style:font-size-asian="11pt" style:language-asian="zxx" style:country-asian="none" style:font-name-complex="Arial" style:font-size-complex="11pt" style:language-complex="zxx" style:country-complex="none"/>
    </style:style>
    <style:style style:name="P198" style:family="paragraph" style:parent-style-name="Default">
      <style:text-properties fo:color="#000000" loext:opacity="100%" style:font-name="Liberation Sans1" fo:font-size="10pt" fo:language="zxx" fo:country="none" style:font-size-asian="10pt" style:language-asian="zxx" style:country-asian="none" style:font-name-complex="Arial" style:font-size-complex="10pt" style:language-complex="zxx" style:country-complex="none"/>
    </style:style>
    <style:style style:name="P199" style:family="paragraph" style:parent-style-name="Default">
      <style:paragraph-properties fo:text-align="center" style:justify-single-word="false"/>
      <style:text-properties fo:color="#000000" loext:opacity="100%"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200" style:family="paragraph" style:parent-style-name="Standard">
      <style:paragraph-properties fo:text-align="center" style:justify-single-word="false"/>
      <style:text-properties fo:color="#000000" loext:opacity="100%" style:font-name="Liberation Sans1" fo:font-size="10pt" fo:language="zxx" fo:country="none" fo:font-weight="bold" style:font-size-asian="10pt" style:language-asian="zxx" style:country-asian="none" style:font-weight-asian="bold" style:font-name-complex="Arial" style:font-size-complex="10pt" style:language-complex="zxx" style:country-complex="none"/>
    </style:style>
    <style:style style:name="P201" style:family="paragraph" style:parent-style-name="Defaul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paragraph-rsid="01237148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2cda16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3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9962f" officeooo:paragraph-rsid="0122c2a1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4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9962f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5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2ebc42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6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1d1bb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7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25e5c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8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93add4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09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56710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0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5ed3c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1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6b37b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6b5ad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3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058137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4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058137" officeooo:paragraph-rsid="012bfe8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5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058137" officeooo:paragraph-rsid="012bfe87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16" style:family="paragraph" style:parent-style-name="Standard">
      <style:paragraph-properties fo:text-align="start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5145ce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17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5145ce" officeooo:paragraph-rsid="0130ea6f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18" style:family="paragraph" style:parent-style-name="Standard">
      <style:paragraph-properties fo:text-align="center" style:justify-single-word="false" fo:break-before="pag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5145ce" officeooo:paragraph-rsid="0130ea6f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19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290d60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20" style:family="paragraph" style:parent-style-name="Defaul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1" style:family="paragraph" style:parent-style-name="Defaul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b6d4e1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2" style:family="paragraph" style:parent-style-name="Defaul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b8668c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3" style:family="paragraph" style:parent-style-name="Standard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b8668c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4" style:family="paragraph" style:parent-style-name="Defaul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b90738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5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9962f" officeooo:paragraph-rsid="00c3284b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6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9962f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7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cbf8e8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8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cd0049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29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df42ff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30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19dc3c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31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1ca6e0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3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1d7d79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33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1db8f0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P234" style:family="paragraph" style:parent-style-name="Default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b92721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35" style:family="paragraph" style:parent-style-name="Default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c91eb5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36" style:family="paragraph" style:parent-style-name="Default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cb0b2a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37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6c1661" officeooo:paragraph-rsid="0130ea6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38" style:family="paragraph" style:parent-style-name="Standard">
      <style:paragraph-properties fo:text-align="start" style:justify-single-word="false" fo:orphans="2" fo:widows="2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31959b" officeooo:paragraph-rsid="0131959b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39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5145ce" officeooo:paragraph-rsid="00c3284b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0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5145ce" officeooo:paragraph-rsid="00c3284b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1" style:family="paragraph" style:parent-style-name="Standard">
      <style:paragraph-properties fo:text-align="center" style:justify-single-word="false">
        <style:tab-stops>
          <style:tab-stop style:position="13.254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291fb7" officeooo:paragraph-rsid="00c3284b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39962f" officeooo:paragraph-rsid="01237148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3" style:family="paragraph" style:parent-style-name="Standard">
      <style:paragraph-properties fo:text-align="start" style:justify-single-word="false">
        <style:tab-stops>
          <style:tab-stop style:position="13.254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1ea0b3" officeooo:paragraph-rsid="0130ea6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4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1ea0b3" officeooo:paragraph-rsid="0130ea6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 fo:hyphenate="false" fo:hyphenation-remain-char-count="2" fo:hyphenation-push-char-count="2" loext:hyphenation-no-caps="false"/>
    </style:style>
    <style:style style:name="P245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1ea0b3" officeooo:paragraph-rsid="0130ea6f" style:font-size-asian="11pt" style:language-asian="zxx" style:country-asian="none" style:font-style-asian="normal" style:font-weight-asian="normal" style:font-size-complex="11pt" style:language-complex="zxx" style:country-complex="none" style:font-weight-complex="normal" style:text-emphasize="none"/>
    </style:style>
    <style:style style:name="P246" style:family="paragraph" style:parent-style-name="Standard">
      <style:paragraph-properties fo:text-align="start" style:justify-single-word="false" fo:orphans="2" fo:widows="2" fo:hyphenation-ladder-count="no-limit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bold" officeooo:rsid="005145ce" officeooo:paragraph-rsid="0130ea6f" fo:background-color="transparent" style:font-size-asian="11pt" style:language-asian="zxx" style:country-asian="none" style:font-style-asian="normal" style:font-weight-asian="bold" style:font-name-complex="Arial" style:font-size-complex="11pt" style:language-complex="zxx" style:country-complex="none" style:font-weight-complex="bold" style:text-emphasize="none" fo:hyphenate="false" fo:hyphenation-remain-char-count="2" fo:hyphenation-push-char-count="2" loext:hyphenation-no-caps="false"/>
    </style:style>
    <style:style style:name="P247" style:family="paragraph" style:parent-style-name="Standard">
      <style:paragraph-properties fo:text-align="center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bold" officeooo:rsid="00290d60" officeooo:paragraph-rsid="00c3284b" style:font-size-asian="11pt" style:language-asian="zxx" style:country-asian="none" style:font-style-asian="normal" style:font-weight-asian="bold" style:font-name-complex="Arial" style:font-size-complex="11pt" style:language-complex="zxx" style:country-complex="none" style:font-weight-complex="bold" style:text-emphasize="none"/>
    </style:style>
    <style:style style:name="P248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bold" officeooo:rsid="005145ce" officeooo:paragraph-rsid="0132ffc3" style:font-size-asian="11pt" style:language-asian="zxx" style:country-asian="none" style:font-style-asian="normal" style:font-weight-asian="bold" style:font-name-complex="Arial" style:font-size-complex="11pt" style:language-complex="zxx" style:country-complex="none" style:font-weight-complex="bold" style:text-emphasize="none"/>
    </style:style>
    <style:style style:name="P249" style:family="paragraph" style:parent-style-name="Standard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50" style:family="paragraph" style:parent-style-name="Standard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51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rsid="00437ceb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52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rsid="00387a2a" officeooo:paragraph-rsid="01299e50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53" style:family="paragraph" style:parent-style-name="Standard">
      <style:paragraph-properties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solid" style:text-underline-width="auto" style:text-underline-color="font-color" fo:font-weight="normal" officeooo:rsid="012f6f02" officeooo:paragraph-rsid="012f6f02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weight-complex="normal" style:text-emphasize="none"/>
    </style:style>
    <style:style style:name="P254" style:family="paragraph" style:parent-style-name="Standard">
      <style:paragraph-properties>
        <style:tab-stops>
          <style:tab-stop style:position="2.593cm"/>
        </style:tab-stops>
      </style:paragraph-properties>
      <style:text-properties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language-complex="zxx" style:country-complex="none" style:text-emphasize="none"/>
    </style:style>
    <style:style style:name="P255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4da457"/>
    </style:style>
    <style:style style:name="P256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4da457"/>
    </style:style>
    <style:style style:name="P257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51445d"/>
    </style:style>
    <style:style style:name="P258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5399a3"/>
    </style:style>
    <style:style style:name="P259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4da457"/>
    </style:style>
    <style:style style:name="P260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51445d"/>
    </style:style>
    <style:style style:name="P261" style:family="paragraph" style:parent-style-name="Default" style:master-page-name="Convert_20_2">
      <style:paragraph-properties style:page-number="auto"/>
      <style:text-properties style:font-name="Liberation Sans1" fo:font-size="11pt" fo:language="zxx" fo:country="none" style:font-size-asian="11pt" style:language-asian="zxx" style:country-asian="none" style:font-name-complex="Arial" style:font-size-complex="11pt" style:language-complex="zxx" style:country-complex="none"/>
    </style:style>
    <style:style style:name="P262" style:family="paragraph" style:parent-style-name="Heading" style:master-page-name="Standard">
      <style:paragraph-properties fo:margin-top="0.635cm" fo:margin-bottom="0.282cm" style:contextual-spacing="false" style:page-number="auto"/>
      <style:text-properties style:font-name="Liberation Sans1" fo:font-size="14pt" fo:language="zxx" fo:country="none" style:font-size-asian="14pt" style:language-asian="zxx" style:country-asian="none" style:font-name-complex="Arial" style:font-size-complex="14pt" style:language-complex="zxx" style:country-complex="none"/>
    </style:style>
    <style:style style:name="P263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1" fo:font-size="11pt" fo:language="zxx" fo:country="none" fo:font-weight="normal" officeooo:rsid="006686cd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64" style:family="paragraph" style:parent-style-name="Table_20_Contents">
      <style:paragraph-properties fo:text-align="justify" style:justify-single-word="false" fo:orphans="2" fo:widows="2" style:text-autospace="none" style:snap-to-layout-grid="false" style:writing-mode="lr-tb">
        <style:tab-stops>
          <style:tab-stop style:position="1.752cm"/>
          <style:tab-stop style:position="16.753cm" style:type="right"/>
        </style:tab-stops>
      </style:paragraph-properties>
      <style:text-properties style:use-window-font-color="true" loext:opacity="0%" style:font-name="Liberation Sans1" fo:font-size="11pt" fo:language="zxx" fo:country="none" fo:font-weight="normal" officeooo:rsid="00169967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65" style:family="paragraph" style:parent-style-name="Standard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bold" officeooo:rsid="005145ce" officeooo:paragraph-rsid="0132ffc3" style:font-size-asian="11pt" style:language-asian="zxx" style:country-asian="none" style:font-style-asian="normal" style:font-weight-asian="bold" style:font-name-complex="Arial" style:font-size-complex="11pt" style:language-complex="zxx" style:country-complex="none" style:font-weight-complex="bold" style:text-emphasize="none"/>
    </style:style>
    <style:style style:name="P266" style:family="paragraph" style:parent-style-name="Standard" style:list-style-name="L1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058137" officeooo:paragraph-rsid="00c3284b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67" style:family="paragraph" style:parent-style-name="Standard" style:list-style-name="L1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51dd82" officeooo:paragraph-rsid="0151dd82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68" style:family="paragraph" style:parent-style-name="Standard" style:list-style-name="L1">
      <style:paragraph-properties fo:text-align="justify" style:justify-single-word="false">
        <style:tab-stops>
          <style:tab-stop style:position="3.752cm"/>
        </style:tab-stops>
      </style:paragraph-properties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154ba09" officeooo:paragraph-rsid="0154ba09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P269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officeooo:rsid="01405298" officeooo:paragraph-rsid="0151445d" style:font-name-asian="Liberation Sans1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weight-complex="bold" style:text-emphasize="none"/>
    </style:style>
    <style:style style:name="P270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officeooo:rsid="01405298" officeooo:paragraph-rsid="0154ba09" style:font-name-asian="Liberation Sans1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weight-complex="bold" style:text-emphasize="none"/>
    </style:style>
    <style:style style:name="P271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officeooo:rsid="01405298" officeooo:paragraph-rsid="0155bbbc" style:font-name-asian="Liberation Sans1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weight-complex="bold" style:text-emphasize="none"/>
    </style:style>
    <style:style style:name="P272" style:family="paragraph" style:parent-style-name="Standard" style:list-style-name="WW8Num3">
      <style:paragraph-properties style:text-autospace="none"/>
      <style:text-properties fo:color="#000000" loext:opacity="100%" style:font-name="Liberation Sans1" fo:font-size="11pt" fo:language="zxx" fo:country="none" fo:font-weight="normal" officeooo:rsid="00169967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73" style:family="paragraph" style:parent-style-name="Standard" style:list-style-name="WW8Num3">
      <style:paragraph-properties style:text-autospace="none"/>
      <style:text-properties style:use-window-font-color="true" loext:opacity="0%" style:font-name="Liberation Sans1" fo:font-size="11pt" fo:language="zxx" fo:country="none" fo:font-weight="normal" officeooo:rsid="006686cd" officeooo:paragraph-rsid="012bfe87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74" style:family="paragraph" style:parent-style-name="Standard" style:list-style-name="WW8Num3">
      <style:paragraph-properties style:text-autospace="none"/>
      <style:text-properties style:use-window-font-color="true" loext:opacity="0%" style:font-name="Liberation Sans1" fo:font-size="11pt" fo:language="zxx" fo:country="none" fo:font-weight="normal" officeooo:rsid="0151dd82" officeooo:paragraph-rsid="0151dd82" style:font-name-asian="Times New Roman" style:font-size-asian="11pt" style:language-asian="zxx" style:country-asian="none" style:font-weight-asian="normal" style:font-name-complex="Liberation Sans2" style:font-size-complex="11pt" style:language-complex="zxx" style:country-complex="none" style:font-weight-complex="normal"/>
    </style:style>
    <style:style style:name="P275" style:family="paragraph" style:parent-style-name="Standard" style:list-style-name="WW8Num2">
      <style:paragraph-properties fo:line-height="150%" fo:text-align="center" style:justify-single-word="false" fo:break-before="page"/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276" style:family="paragraph" style:parent-style-name="Standard" style:list-style-name="WW8Num2">
      <style:paragraph-properties fo:line-height="150%" fo:text-align="center" style:justify-single-word="false"/>
      <style:text-properties style:font-name="Liberation Sans1" fo:font-size="11pt" fo:language="zxx" fo:country="none" officeooo:paragraph-rsid="013428d3" style:font-size-asian="11pt" style:language-asian="zxx" style:country-asian="none" style:font-size-complex="11pt" style:language-complex="zxx" style:country-complex="none"/>
    </style:style>
    <style:style style:name="P277" style:family="paragraph" style:parent-style-name="Standard" style:list-style-name="WW8Num2">
      <style:paragraph-properties fo:text-align="center" style:justify-single-word="false"/>
      <style:text-properties style:font-name="Liberation Sans1" fo:font-size="11pt" fo:language="zxx" fo:country="none" fo:font-weight="normal" officeooo:paragraph-rsid="013428d3" fo:background-color="transparent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P278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51445d" style:font-size-asian="10pt" style:font-size-complex="10pt"/>
    </style:style>
    <style:style style:name="P279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541aed" style:font-size-asian="10pt" style:font-size-complex="10pt"/>
    </style:style>
    <style:style style:name="P280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54ba09" style:font-size-asian="10pt" style:font-size-complex="10pt"/>
    </style:style>
    <style:style style:name="P281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55bbbc" style:font-size-asian="10pt" style:font-size-complex="10pt"/>
    </style:style>
    <style:style style:name="P282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10pt" officeooo:paragraph-rsid="014da457" style:font-size-asian="10pt" style:font-size-complex="10pt"/>
    </style:style>
    <style:style style:name="P283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41aed" style:font-name-asian="Liberation Sans1" style:font-size-asian="3pt" style:font-weight-asian="bold" style:font-name-complex="Liberation Sans1" style:font-size-complex="3pt" style:font-weight-complex="bold"/>
    </style:style>
    <style:style style:name="P284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4ba09" style:font-name-asian="Liberation Sans1" style:font-size-asian="3pt" style:font-weight-asian="bold" style:font-name-complex="Liberation Sans1" style:font-size-complex="3pt" style:font-weight-complex="bold"/>
    </style:style>
    <style:style style:name="P285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5bbbc" style:font-name-asian="Liberation Sans1" style:font-size-asian="3pt" style:font-weight-asian="bold" style:font-name-complex="Liberation Sans1" style:font-size-complex="3pt" style:font-weight-complex="bold"/>
    </style:style>
    <style:style style:name="P286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41aed" style:font-name-asian="Liberation Sans1" style:font-size-asian="3pt" style:font-weight-asian="bold" style:font-name-complex="Liberation Sans1" style:font-size-complex="3pt" style:font-weight-complex="bold"/>
    </style:style>
    <style:style style:name="P287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4ba09" style:font-name-asian="Liberation Sans1" style:font-size-asian="3pt" style:font-weight-asian="bold" style:font-name-complex="Liberation Sans1" style:font-size-complex="3pt" style:font-weight-complex="bold"/>
    </style:style>
    <style:style style:name="P288" style:family="paragraph" style:parent-style-name="Standard">
      <loext:graphic-properties draw:fill="none"/>
      <style:paragraph-properties fo:margin-left="0cm" fo:margin-right="0cm" fo:margin-top="0.019cm" fo:margin-bottom="0cm" style:contextual-spacing="false" fo:text-align="center" style:justify-single-word="false" fo:text-indent="0cm" style:auto-text-indent="false" fo:background-color="transparent">
        <style:tab-stops/>
      </style:paragraph-properties>
      <style:text-properties style:font-name="Liberation Sans1" fo:font-size="3pt" fo:font-weight="bold" officeooo:paragraph-rsid="0155bbbc" style:font-name-asian="Liberation Sans1" style:font-size-asian="3pt" style:font-weight-asian="bold" style:font-name-complex="Liberation Sans1" style:font-size-complex="3pt" style:font-weight-complex="bold"/>
    </style:style>
    <style:style style:name="P289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541aed"/>
    </style:style>
    <style:style style:name="P290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541aed"/>
    </style:style>
    <style:style style:name="P291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541aed"/>
    </style:style>
    <style:style style:name="P292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541aed"/>
    </style:style>
    <style:style style:name="P293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54ba09"/>
    </style:style>
    <style:style style:name="P294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54ba09"/>
    </style:style>
    <style:style style:name="P295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54ba09"/>
    </style:style>
    <style:style style:name="P296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54ba09"/>
    </style:style>
    <style:style style:name="P297" style:family="paragraph" style:parent-style-name="Table_20_Paragraph">
      <style:paragraph-properties fo:margin-left="0.182cm" fo:margin-right="0.176cm" fo:text-align="center" style:justify-single-word="false" fo:text-indent="0.002cm" style:auto-text-indent="false">
        <style:tab-stops/>
      </style:paragraph-properties>
      <style:text-properties officeooo:paragraph-rsid="0155bbbc"/>
    </style:style>
    <style:style style:name="P298" style:family="paragraph" style:parent-style-name="Table_20_Paragraph">
      <style:paragraph-properties fo:margin-left="0.859cm" fo:margin-right="0.564cm" fo:text-align="center" style:justify-single-word="false" fo:text-indent="-0.286cm" style:auto-text-indent="false">
        <style:tab-stops/>
      </style:paragraph-properties>
      <style:text-properties officeooo:paragraph-rsid="0155bbbc"/>
    </style:style>
    <style:style style:name="P299" style:family="paragraph" style:parent-style-name="Table_20_Paragraph">
      <style:paragraph-properties fo:margin-left="0.217cm" fo:margin-right="0.203cm" fo:margin-top="0.199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155bbbc"/>
    </style:style>
    <style:style style:name="P300" style:family="paragraph" style:parent-style-name="Table_20_Paragraph">
      <style:paragraph-properties fo:margin-left="0cm" fo:margin-right="0.224cm" fo:text-align="center" style:justify-single-word="false" fo:text-indent="0cm" style:auto-text-indent="false">
        <style:tab-stops/>
      </style:paragraph-properties>
      <style:text-properties officeooo:paragraph-rsid="0155bbbc"/>
    </style:style>
    <style:style style:name="P301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1" fo:font-size="10pt" fo:language="zxx" fo:country="none" fo:font-weight="normal" officeooo:paragraph-rsid="01541aed" style:font-name-asian="Liberation Sans1" style:font-size-asian="10pt" style:language-asian="zxx" style:country-asian="none" style:font-weight-asian="normal" style:font-name-complex="Liberation Sans1" style:font-size-complex="10pt" style:language-complex="zxx" style:country-complex="none" style:font-weight-complex="normal"/>
    </style:style>
    <style:style style:name="P302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1" fo:font-size="10pt" fo:language="zxx" fo:country="none" fo:font-weight="normal" officeooo:paragraph-rsid="0154ba09" style:font-name-asian="Liberation Sans1" style:font-size-asian="10pt" style:language-asian="zxx" style:country-asian="none" style:font-weight-asian="normal" style:font-name-complex="Liberation Sans1" style:font-size-complex="10pt" style:language-complex="zxx" style:country-complex="none" style:font-weight-complex="normal"/>
    </style:style>
    <style:style style:name="P303" style:family="paragraph" style:parent-style-name="Table_20_Paragraph">
      <style:paragraph-properties fo:margin-top="0.019cm" fo:margin-bottom="0cm" style:contextual-spacing="false" fo:text-align="center" style:justify-single-word="false"/>
      <style:text-properties style:font-name="Liberation Sans1" fo:font-size="10pt" fo:language="zxx" fo:country="none" fo:font-weight="normal" officeooo:paragraph-rsid="0155bbbc" style:font-name-asian="Liberation Sans1" style:font-size-asian="10pt" style:language-asian="zxx" style:country-asian="none" style:font-weight-asian="normal" style:font-name-complex="Liberation Sans1" style:font-size-complex="10pt" style:language-complex="zxx" style:country-complex="none" style:font-weight-complex="normal"/>
    </style:style>
    <style:style style:name="P304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541aed"/>
    </style:style>
    <style:style style:name="P305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541aed"/>
    </style:style>
    <style:style style:name="P306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54ba09"/>
    </style:style>
    <style:style style:name="P307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54ba09"/>
    </style:style>
    <style:style style:name="P308" style:family="paragraph" style:parent-style-name="Table_20_Paragraph">
      <style:paragraph-properties fo:margin-left="0.125cm" fo:margin-right="0.153cm" fo:text-indent="0cm" style:auto-text-indent="false">
        <style:tab-stops/>
      </style:paragraph-properties>
      <style:text-properties officeooo:paragraph-rsid="0155bbbc"/>
    </style:style>
    <style:style style:name="P309" style:family="paragraph" style:parent-style-name="Table_20_Paragraph">
      <style:paragraph-properties fo:margin-left="0.125cm" fo:margin-right="0.118cm" fo:text-indent="0cm" style:auto-text-indent="false">
        <style:tab-stops/>
      </style:paragraph-properties>
      <style:text-properties officeooo:paragraph-rsid="0155bbbc"/>
    </style:style>
    <style:style style:name="P310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541aed"/>
    </style:style>
    <style:style style:name="P311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54ba09"/>
    </style:style>
    <style:style style:name="P312" style:family="paragraph" style:parent-style-name="Table_20_Paragraph">
      <style:paragraph-properties fo:margin-left="0.125cm" fo:margin-right="0.254cm" fo:text-align="start" style:justify-single-word="false" fo:text-indent="0cm" style:auto-text-indent="false">
        <style:tab-stops/>
      </style:paragraph-properties>
      <style:text-properties officeooo:paragraph-rsid="0155bb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bc0" style:font-weight-asian="bold" style:font-weight-complex="bold"/>
    </style:style>
    <style:style style:name="T3" style:family="text">
      <style:text-properties fo:font-weight="bold" officeooo:rsid="0117314d" style:font-weight-asian="bold" style:font-weight-complex="bold"/>
    </style:style>
    <style:style style:name="T4" style:family="text">
      <style:text-properties fo:font-weight="bold" officeooo:rsid="011a4a33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fo:font-weight="bold" style:font-name-asian="Wingdings" style:font-weight-asian="bold" style:font-name-complex="Wingdings" style:font-weight-complex="bold"/>
    </style:style>
    <style:style style:name="T8" style:family="text">
      <style:text-properties fo:font-weight="bold" officeooo:rsid="0010423d" style:font-name-asian="Wingdings" style:font-weight-asian="bold" style:font-name-complex="Wingdings" style:font-weight-complex="bold"/>
    </style:style>
    <style:style style:name="T9" style:family="text">
      <style:text-properties fo:font-weight="bold" officeooo:rsid="0010423d" style:font-name-asian="OpenSymbol1" style:font-weight-asian="bold" style:font-name-complex="OpenSymbol1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1f7c63" style:font-style-asian="italic" style:font-style-complex="italic"/>
    </style:style>
    <style:style style:name="T13" style:family="text">
      <style:text-properties fo:font-style="italic" officeooo:rsid="011fabf9" style:font-style-asian="italic" style:font-style-complex="italic"/>
    </style:style>
    <style:style style:name="T14" style:family="text">
      <style:text-properties fo:font-style="italic" style:font-style-asian="italic" style:font-name-complex="Arial" style:font-style-complex="italic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b90738" style:font-name-asian="Times New Roman" style:font-style-asian="normal" style:font-weight-asian="normal" style:font-name-complex="Times New Roman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e228bf" style:font-name-asian="Times New Roman" style:font-style-asian="normal" style:font-weight-asian="normal" style:font-name-complex="Times New Roman" style:text-emphasize="none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12140ae" style:font-name-asian="Times New Roman" style:font-style-asian="normal" style:font-weight-asian="normal" style:font-name-complex="Times New Roman" style:text-emphasize="none"/>
    </style:style>
    <style:style style:name="T18" style:family="text">
      <style:text-properties fo:color="#000000" loext:opacity="100%" officeooo:rsid="001bb720"/>
    </style:style>
    <style:style style:name="T19" style:family="text">
      <style:text-properties fo:color="#000000" loext:opacity="100%" fo:font-style="italic" style:text-underline-style="solid" style:text-underline-width="auto" style:text-underline-color="font-color" fo:font-weight="normal" style:font-style-asian="italic" style:font-weight-asian="normal" style:font-weight-complex="normal"/>
    </style:style>
    <style:style style:name="T20" style:family="text">
      <style:text-properties fo:color="#000000" loext:opacity="100%" fo:font-style="italic" style:text-underline-style="solid" style:text-underline-width="auto" style:text-underline-color="font-color" fo:font-weight="normal" officeooo:rsid="00c3284b" style:font-style-asian="italic" style:font-weight-asian="normal" style:font-weight-complex="normal"/>
    </style:style>
    <style:style style:name="T21" style:family="text">
      <style:text-properties fo:color="#000000" loext:opacity="100%" fo:font-style="italic" style:text-underline-style="solid" style:text-underline-width="auto" style:text-underline-color="font-color" fo:font-weight="normal" officeooo:rsid="011e8448" style:font-style-asian="italic" style:font-weight-asian="normal" style:font-weight-complex="normal"/>
    </style:style>
    <style:style style:name="T22" style:family="text">
      <style:text-properties fo:color="#000000" loext:opacity="100%" officeooo:rsid="0064f75e" style:font-name-asian="Times New Roman"/>
    </style:style>
    <style:style style:name="T23" style:family="text">
      <style:text-properties fo:color="#000000" loext:opacity="100%" officeooo:rsid="00697d96" style:font-name-asian="Times New Roman"/>
    </style:style>
    <style:style style:name="T24" style:family="text">
      <style:text-properties fo:color="#000000" loext:opacity="100%" officeooo:rsid="001bb720" style:font-name-asian="MS Mincho"/>
    </style:style>
    <style:style style:name="T25" style:family="text">
      <style:text-properties fo:color="#000000" loext:opacity="100%" style:font-name-complex="Arial"/>
    </style:style>
    <style:style style:name="T26" style:family="text">
      <style:text-properties fo:color="#000000" loext:opacity="100%" officeooo:rsid="0111e073" style:font-name-complex="Arial"/>
    </style:style>
    <style:style style:name="T27" style:family="text">
      <style:text-properties fo:color="#000000" loext:opacity="100%" officeooo:rsid="011a551e" style:font-name-complex="Arial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name-complex="Ari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02ebc42" style:font-style-asian="normal" style:font-weight-asian="normal" style:font-name-complex="Ari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02278d8" style:font-style-asian="normal" style:font-weight-asian="normal" style:font-name-complex="Ari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02ff2f3" style:font-style-asian="normal" style:font-weight-asian="normal" style:font-name-complex="Ari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031d1bb" style:font-style-asian="normal" style:font-weight-asian="normal" style:font-name-complex="Ari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0d8e15d" style:font-style-asian="normal" style:font-weight-asian="normal" style:font-name-complex="Arial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fo:font-weight="normal" officeooo:rsid="00df42ff" style:font-style-asian="normal" style:font-weight-asian="normal" style:font-name-complex="Ari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officeooo:rsid="0120b6d5" style:font-style-asian="normal" style:font-weight-asian="normal" style:font-name-complex="Ari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officeooo:rsid="008f4c1c" style:font-style-asian="normal" style:font-weight-asian="normal" style:font-name-complex="Ari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f1fe86" style:font-style-asian="normal" style:font-weight-asian="normal" style:font-name-complex="Ari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officeooo:rsid="00df42ff" style:font-style-asian="normal" style:font-weight-asian="normal" style:font-name-complex="Arial" style:font-style-complex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120b6d5" style:font-style-asian="normal" style:font-weight-asian="normal" style:font-name-complex="Arial" style:font-style-complex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1ea0b3" style:font-style-asian="normal" style:font-weight-asian="normal" style:font-name-complex="Arial" style:font-weight-complex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103d6ad" style:font-style-asian="normal" style:font-weight-asian="normal" style:font-name-complex="Arial" style:font-weight-complex="normal" style:text-emphasize="none"/>
    </style:style>
    <style:style style:name="T42" style:family="text">
      <style:text-properties style:text-outline="false" style:text-line-through-style="none" style:text-line-through-type="none" fo:font-style="normal" fo:text-shadow="none" style:text-underline-style="none" fo:font-weight="normal" officeooo:rsid="00058137" style:font-style-asian="normal" style:font-weight-asian="normal" style:font-name-complex="Arial" style:font-weight-complex="normal" style:text-emphasize="none"/>
    </style:style>
    <style:style style:name="T4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font-style="normal" fo:text-shadow="none" style:text-underline-style="none" fo:font-weight="normal" officeooo:rsid="00b8668c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fo:font-style="normal" fo:text-shadow="none" style:text-underline-style="none" fo:font-weight="normal" officeooo:rsid="0092b55e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fo:font-style="normal" fo:text-shadow="none" style:text-underline-style="none" fo:font-weight="normal" officeooo:rsid="00b6d4e1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fo:font-style="normal" fo:text-shadow="none" style:text-underline-style="none" fo:font-weight="normal" officeooo:rsid="003131e1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fo:font-style="normal" fo:text-shadow="none" style:text-underline-style="none" fo:font-weight="normal" officeooo:rsid="00b90738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fo:font-style="normal" fo:text-shadow="none" style:text-underline-style="none" fo:font-weight="normal" officeooo:rsid="00e228bf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fo:font-style="normal" fo:text-shadow="none" style:text-underline-style="none" fo:font-weight="normal" officeooo:rsid="012140ae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fo:font-style="normal" fo:text-shadow="none" style:text-underline-style="none" fo:font-weight="normal" officeooo:rsid="00e1b32b" style:font-style-asian="normal" style:font-weight-asian="normal" style:font-style-complex="normal" style:text-emphasize="none"/>
    </style:style>
    <style:style style:name="T52" style:family="text">
      <style:text-properties style:text-outline="false" style:text-line-through-style="none" style:text-line-through-type="none" fo:font-style="normal" fo:text-shadow="none" style:text-underline-style="none" fo:font-weight="normal" officeooo:rsid="00e3f419" style:font-style-asian="normal" style:font-weight-asian="normal" style:font-style-complex="normal" style:text-emphasize="none"/>
    </style:style>
    <style:style style:name="T53" style:family="text">
      <style:text-properties style:text-outline="false" style:text-line-through-style="none" style:text-line-through-type="none" fo:font-style="normal" fo:text-shadow="none" style:text-underline-style="none" fo:font-weight="normal" officeooo:rsid="0112eb3d" style:font-style-asian="normal" style:font-weight-asian="normal" style:font-style-complex="normal" style:text-emphasize="none"/>
    </style:style>
    <style:style style:name="T54" style:family="text">
      <style:text-properties style:text-outline="false" style:text-line-through-style="none" style:text-line-through-type="none" fo:font-style="normal" fo:text-shadow="none" style:text-underline-style="none" fo:font-weight="normal" officeooo:rsid="012140ae" style:font-style-asian="normal" style:font-weight-asian="normal" style:font-style-complex="normal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0058137" style:font-style-asian="normal" style:font-weight-asian="normal" style:font-weight-complex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132ffc3" style:font-style-asian="normal" style:font-weight-asian="normal" style:font-weight-complex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0afec2b" style:font-name-asian="Times New Roman" style:font-style-asian="normal" style:font-weight-asian="normal" style:font-name-complex="Times New Roman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officeooo:rsid="00387a2a" style:font-style-asian="normal" style:font-name-complex="Ari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officeooo:rsid="008bd360" style:font-style-asian="normal" style:font-name-complex="Ari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officeooo:rsid="0101d708" style:font-style-asian="normal" style:font-name-complex="Ari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officeooo:rsid="006c1661" style:font-style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bold" officeooo:rsid="00290d60" style:font-style-asian="normal" style:font-weight-asian="bold" style:font-name-complex="Arial" style:font-weight-complex="bold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bold" officeooo:rsid="011a4a33" style:font-style-asian="normal" style:font-weight-asian="bold" style:font-name-complex="Arial" style:font-weight-complex="bold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bold" officeooo:rsid="005145ce" style:font-style-asian="normal" style:font-weight-asian="bold" style:font-name-complex="Arial" style:font-weight-complex="bold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bold" officeooo:rsid="0132ffc3" style:font-style-asian="normal" style:font-weight-asian="bold" style:font-name-complex="Arial" style:font-weight-complex="bold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font-name-complex="Arial" style:font-weight-complex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fo:font-weight="normal" officeooo:rsid="005145ce" style:font-style-asian="normal" style:font-weight-asian="normal" style:font-name-complex="Arial" style:font-weight-complex="normal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fo:font-weight="normal" officeooo:rsid="00058137" style:font-style-asian="normal" style:font-weight-asian="normal" style:font-name-complex="Arial" style:font-weight-complex="normal" style:text-emphasize="none"/>
    </style:style>
    <style:style style:name="T71" style:family="text">
      <style:text-properties style:text-outline="false" style:text-line-through-style="none" style:text-line-through-type="none" fo:font-style="normal" fo:text-shadow="none" fo:font-weight="normal" officeooo:rsid="01541aed" style:font-style-asian="normal" style:font-weight-asian="normal" style:font-name-complex="Arial" style:font-weight-complex="normal" style:text-emphasize="none"/>
    </style:style>
    <style:style style:name="T7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style:font-style-asian="normal" style:text-emphasize="none"/>
    </style:style>
    <style:style style:name="T73" style:family="text">
      <style:text-properties style:text-outline="false" style:text-line-through-style="none" style:text-line-through-type="none" fo:font-style="normal" fo:text-shadow="none" fo:font-weight="bold" officeooo:rsid="01541aed" style:font-style-asian="normal" style:font-weight-asian="bold" style:font-name-complex="Arial" style:font-weight-complex="bold" style:text-emphasize="none"/>
    </style:style>
    <style:style style:name="T74" style:family="text">
      <style:text-properties style:text-outline="false" style:text-line-through-style="none" style:text-line-through-type="none" fo:font-style="italic" fo:text-shadow="none" style:text-underline-style="none" fo:font-weight="normal" officeooo:rsid="00325071" style:font-style-asian="italic" style:font-weight-asian="normal" style:font-style-complex="italic" style:text-emphasize="none"/>
    </style:style>
    <style:style style:name="T75" style:family="text">
      <style:text-properties style:text-outline="false" style:text-line-through-style="none" style:text-line-through-type="none" fo:font-style="italic" fo:text-shadow="none" style:text-underline-style="none" fo:font-weight="normal" officeooo:rsid="00e1b32b" style:font-style-asian="italic" style:font-weight-asian="normal" style:font-style-complex="italic" style:text-emphasize="none"/>
    </style:style>
    <style:style style:name="T76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name-complex="Arial" style:font-style-complex="italic" style:text-emphasize="none"/>
    </style:style>
    <style:style style:name="T77" style:family="tex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d8e15d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text-emphasize="none"/>
    </style:style>
    <style:style style:name="T78" style:family="tex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2ebc42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79" style:family="tex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8f719d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80" style:family="text">
      <style:text-properties style:text-outline="false" style:text-line-through-style="none" style:text-line-through-type="none" style:font-name="Liberation Sans1" fo:font-size="11pt" fo:language="zxx" fo:country="none" fo:font-style="normal" fo:text-shadow="none" style:text-underline-style="none" fo:font-weight="normal" officeooo:rsid="00913979" style:font-size-asian="11pt" style:language-asian="zxx" style:country-asian="none" style:font-style-asian="normal" style:font-weight-asian="normal" style:font-name-complex="Arial" style:font-size-complex="11pt" style:language-complex="zxx" style:country-complex="none" style:text-emphasize="none"/>
    </style:style>
    <style:style style:name="T81" style:family="text">
      <style:text-properties style:text-outline="false" style:text-line-through-style="none" style:text-line-through-type="none" style:font-name="Liberation Sans1" fo:font-size="11pt" fo:language="zxx" fo:country="none" fo:font-style="italic" fo:text-shadow="none" style:text-underline-style="none" fo:font-weight="normal" officeooo:rsid="002ebc42" style:font-size-asian="11pt" style:language-asian="zxx" style:country-asian="none" style:font-style-asian="italic" style:font-weight-asian="normal" style:font-name-complex="Arial" style:font-size-complex="11pt" style:language-complex="zxx" style:country-complex="none" style:font-style-complex="italic" style:text-emphasize="none"/>
    </style:style>
    <style:style style:name="T82" style:family="text">
      <style:text-properties style:text-outline="false" style:text-line-through-style="none" style:text-line-through-type="none" style:font-name="Liberation Sans1" fo:font-size="11pt" fo:letter-spacing="-0.002cm" fo:language="zxx" fo:country="none" fo:font-style="normal" fo:text-shadow="none" style:text-underline-style="none" fo:font-weight="bold" officeooo:rsid="000b6762" style:text-underline-mode="continuous" style:text-overline-mode="continuous" style:text-line-through-mode="continuous" style:font-name-asian="Liberation Sans1" style:font-size-asian="11pt" style:language-asian="zxx" style:country-asian="none" style:font-style-asian="normal" style:font-weight-asian="bold" style:font-name-complex="Liberation Sans1" style:font-size-complex="11pt" style:language-complex="zxx" style:country-complex="none" style:font-weight-complex="bold" style:text-emphasize="none"/>
    </style:style>
    <style:style style:name="T83" style:family="text">
      <style:text-properties style:text-outline="false" style:text-line-through-style="none" style:text-line-through-type="none" style:font-name="Liberation Sans1" fo:font-size="10pt" fo:letter-spacing="-0.002cm" fo:language="zxx" fo:country="none" fo:font-style="normal" fo:text-shadow="none" style:text-underline-style="none" fo:font-weight="normal" officeooo:rsid="01405298" style:text-underline-mode="continuous" style:text-overline-mode="continuous" style:text-line-through-mode="continuous" style:font-name-asian="Liberation Sans1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weight-complex="bold" style:text-emphasize="none"/>
    </style:style>
    <style:style style:name="T84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5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officeooo:rsid="00e0f2a6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6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officeooo:rsid="0120b6d5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7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none" fo:font-weight="normal" officeooo:rsid="00b45377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8" style:family="text">
      <style:text-properties style:text-outline="false" style:text-line-through-style="none" style:text-line-through-type="none" fo:font-size="11pt" fo:language="zxx" fo:country="none" fo:font-style="normal" fo:text-shadow="none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text-emphasize="none"/>
    </style:style>
    <style:style style:name="T89" style:family="text">
      <style:text-properties style:text-outline="false" style:text-line-through-style="none" style:text-line-through-type="none" style:text-position="sub 67%" fo:font-style="normal" fo:text-shadow="none" style:text-underline-style="none" fo:font-weight="normal" officeooo:rsid="008f4c1c" style:font-style-asian="normal" style:font-weight-asian="normal" style:font-name-complex="Arial" style:text-emphasize="none"/>
    </style:style>
    <style:style style:name="T9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officeooo:rsid="0021bf53" style:font-name-asian="Times New Roman" style:font-style-asian="normal" style:font-weight-asian="normal" style:font-name-complex="Arial" style:font-weight-complex="normal" style:text-emphasize="none"/>
    </style:style>
    <style:style style:name="T9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6e10b2" style:font-name-asian="Times New Roman" style:font-style-asian="normal" style:font-name-complex="Liberation Sans2" style:text-emphasize="none"/>
    </style:style>
    <style:style style:name="T9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6c1661" style:font-name-asian="Times New Roman" style:font-style-asian="normal" style:font-name-complex="Liberation Sans2" style:text-emphasize="none"/>
    </style:style>
    <style:style style:name="T9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69967" style:font-name-asian="Times New Roman" style:font-style-asian="normal" style:font-name-complex="Liberation Sans2" style:text-emphasize="none"/>
    </style:style>
    <style:style style:name="T94" style:family="text">
      <style:text-properties style:use-window-font-color="true" loext:opacity="0%" style:font-name-asian="Times New Roman" style:font-name-complex="Liberation Sans2"/>
    </style:style>
    <style:style style:name="T95" style:family="text">
      <style:text-properties style:use-window-font-color="true" loext:opacity="0%" officeooo:rsid="006686cd" style:font-name-asian="Times New Roman" style:font-name-complex="Liberation Sans2"/>
    </style:style>
    <style:style style:name="T96" style:family="text">
      <style:text-properties style:use-window-font-color="true" loext:opacity="0%" officeooo:rsid="00169967" style:font-name-asian="Times New Roman" style:font-name-complex="Liberation Sans2"/>
    </style:style>
    <style:style style:name="T97" style:family="text">
      <style:text-properties style:use-window-font-color="true" loext:opacity="0%" style:font-name-asian="Times New Roman" style:font-name-complex="Times New Roman" style:font-weight-complex="normal"/>
    </style:style>
    <style:style style:name="T98" style:family="text">
      <style:text-properties style:use-window-font-color="true" loext:opacity="0%" officeooo:rsid="011d7d79" style:font-name-asian="Times New Roman" style:font-name-complex="Times New Roman" style:font-weight-complex="normal"/>
    </style:style>
    <style:style style:name="T99" style:family="text">
      <style:text-properties style:use-window-font-color="true" loext:opacity="0%" style:font-name-asian="MS Mincho" style:font-name-complex="Liberation Sans2"/>
    </style:style>
    <style:style style:name="T100" style:family="text">
      <style:text-properties style:use-window-font-color="true" loext:opacity="0%" officeooo:rsid="0130ea6f" style:font-name-asian="MS Mincho" style:font-name-complex="Liberation Sans2"/>
    </style:style>
    <style:style style:name="T101" style:family="text">
      <style:text-properties style:use-window-font-color="true" loext:opacity="0%" officeooo:rsid="00697d96" style:font-name-asian="MS Mincho" style:font-name-complex="Liberation Sans2"/>
    </style:style>
    <style:style style:name="T102" style:family="text">
      <style:text-properties style:use-window-font-color="true" loext:opacity="0%" style:font-name="Liberation Sans" style:font-name-asian="Times New Roman" style:font-name-complex="Liberation Sans2"/>
    </style:style>
    <style:style style:name="T103" style:family="text">
      <style:text-properties style:font-name-complex="Arial"/>
    </style:style>
    <style:style style:name="T104" style:family="text">
      <style:text-properties style:font-name-complex="Arial" style:font-weight-complex="bold"/>
    </style:style>
    <style:style style:name="T105" style:family="text">
      <style:text-properties officeooo:rsid="00c15163" style:font-name-complex="Arial"/>
    </style:style>
    <style:style style:name="T106" style:family="text">
      <style:text-properties officeooo:rsid="00165fe5"/>
    </style:style>
    <style:style style:name="T107" style:family="text">
      <style:text-properties officeooo:rsid="0020b1d7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1ea0b3"/>
    </style:style>
    <style:style style:name="T110" style:family="text">
      <style:text-properties style:text-underline-style="solid" style:text-underline-width="auto" style:text-underline-color="font-color" officeooo:rsid="00e77958"/>
    </style:style>
    <style:style style:name="T111" style:family="text">
      <style:text-properties style:text-underline-style="solid" style:text-underline-width="auto" style:text-underline-color="font-color" officeooo:rsid="01237148"/>
    </style:style>
    <style:style style:name="T112" style:family="text">
      <style:text-properties style:text-underline-style="solid" style:text-underline-width="auto" style:text-underline-color="font-color" officeooo:rsid="00058137"/>
    </style:style>
    <style:style style:name="T113" style:family="text">
      <style:text-properties officeooo:rsid="0051edce"/>
    </style:style>
    <style:style style:name="T114" style:family="text">
      <style:text-properties officeooo:rsid="006c1661"/>
    </style:style>
    <style:style style:name="T115" style:family="text">
      <style:text-properties officeooo:rsid="00bf2703"/>
    </style:style>
    <style:style style:name="T116" style:family="text">
      <style:text-properties officeooo:rsid="00c15163"/>
    </style:style>
    <style:style style:name="T117" style:family="text">
      <style:text-properties officeooo:rsid="003632eb"/>
    </style:style>
    <style:style style:name="T118" style:family="text">
      <style:text-properties officeooo:rsid="00364920"/>
    </style:style>
    <style:style style:name="T119" style:family="text">
      <style:text-properties officeooo:rsid="00c5419d"/>
    </style:style>
    <style:style style:name="T120" style:family="text">
      <style:text-properties officeooo:rsid="00d127f6"/>
    </style:style>
    <style:style style:name="T121" style:family="text">
      <style:text-properties style:font-name="Liberation Sans1" fo:font-size="10pt" fo:letter-spacing="-0.002cm" fo:language="zxx" fo:country="none" style:text-underline-style="none" officeooo:rsid="01812101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style:font-name="Liberation Sans1" fo:font-size="10pt" fo:letter-spacing="-0.002cm" fo:language="zxx" fo:country="none" style:text-underline-style="none" officeooo:rsid="014da457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style:font-name="Liberation Sans1" fo:font-size="10pt" fo:letter-spacing="-0.002cm" fo:language="zxx" fo:country="none" style:text-underline-style="none" officeooo:rsid="0151dd82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style:font-name="Liberation Sans1" fo:font-size="10pt" fo:letter-spacing="-0.002cm" fo:language="zxx" fo:country="none" style:text-underline-style="none" officeooo:rsid="0154ba09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style:font-name="Liberation Sans1" fo:font-size="10pt" fo:letter-spacing="-0.00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6" style:family="text">
      <style:text-properties style:font-name="Liberation Sans1" fo:font-size="10pt" fo:letter-spacing="-0.00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5%"/>
    </style:style>
    <style:style style:name="T127" style:family="text">
      <style:text-properties style:font-name="Liberation Sans1" fo:font-size="10pt" fo:letter-spacing="-0.002cm" fo:language="zxx" fo:country="none" fo:font-weight="normal" officeooo:rsid="0183765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8" style:family="text">
      <style:text-properties style:font-name="Liberation Sans1" fo:font-size="10pt" fo:letter-spacing="-0.002cm" fo:language="zxx" fo:country="none" officeooo:rsid="015167a2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style:font-name="Liberation Sans1" fo:font-size="10pt" fo:letter-spacing="-0.002cm" fo:language="zxx" fo:country="none" officeooo:rsid="01812101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style:font-name="Liberation Sans1" fo:font-size="10pt" fo:letter-spacing="-0.002cm" fo:language="zxx" fo:country="none" officeooo:rsid="01529d72" style:font-size-asian="10pt" style:language-asian="zxx" style:country-asian="none" style:font-size-complex="10pt" style:language-complex="zxx" style:country-complex="none"/>
    </style:style>
    <style:style style:name="T131" style:family="text">
      <style:text-properties style:font-name="Liberation Sans1" fo:font-size="10pt" fo:letter-spacing="-0.002cm" fo:language="zxx" fo:country="none" officeooo:rsid="0151dd82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style:font-name="Liberation Sans1" fo:font-size="10pt" fo:letter-spacing="-0.002cm" fo:language="zxx" fo:country="none" officeooo:rsid="01541aed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style:font-name="Liberation Sans1" fo:font-size="10pt" fo:letter-spacing="-0.002cm" fo:language="zxx" fo:country="none" officeooo:rsid="0154ba09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style:font-name="Liberation Sans1" fo:font-size="10pt" fo:letter-spacing="-0.002cm" fo:language="zxx" fo:country="none" fo:font-style="italic" officeooo:rsid="0151dd8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5" style:family="text">
      <style:text-properties style:font-name="Liberation Sans1" fo:font-size="10pt" fo:letter-spacing="-0.018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6" style:family="text">
      <style:text-properties style:font-name="Liberation Sans1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7" style:family="text">
      <style:text-properties style:font-name="Liberation Sans1" fo:font-size="10pt" fo:language="zxx" fo:country="none" officeooo:rsid="012363a4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style:font-name="Liberation Sans1" fo:font-size="10pt" fo:language="zxx" fo:country="none" officeooo:rsid="015399a3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style:font-name="Liberation Sans1" fo:font-size="10pt" fo:language="zxx" fo:country="none" officeooo:rsid="01541aed" style:font-size-asian="10pt" style:language-asian="zxx" style:country-asian="none" style:font-size-complex="10pt" style:language-complex="zxx" style:country-complex="none"/>
    </style:style>
    <style:style style:name="T140" style:family="text">
      <style:text-properties style:font-name="Liberation Sans1" fo:font-size="10pt" fo:letter-spacing="0.048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141" style:family="text">
      <style:text-properties style:font-name="Liberation Sans1" fo:font-size="10pt" fo:letter-spacing="0.04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2" style:family="text">
      <style:text-properties style:font-name="Liberation Sans1" fo:font-size="10pt" fo:letter-spacing="0.04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143" style:family="text">
      <style:text-properties style:font-name="Liberation Sans1" fo:font-size="10pt" fo:letter-spacing="-0.011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4" style:family="text">
      <style:text-properties style:font-name="Liberation Sans1" fo:font-size="10pt" fo:letter-spacing="0.046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145" style:family="text">
      <style:text-properties style:font-name="Liberation Sans1" fo:font-size="10pt" fo:letter-spacing="-0.005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6" style:family="text">
      <style:text-properties style:font-name="Liberation Sans1" fo:font-size="10pt" fo:letter-spacing="-0.019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7" style:family="text">
      <style:text-properties style:font-name="Liberation Sans1" fo:font-size="10pt" fo:letter-spacing="0.042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148" style:family="text">
      <style:text-properties style:font-name="Liberation Sans1" fo:font-size="10pt" fo:letter-spacing="0.037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 style:text-scale="99%"/>
    </style:style>
    <style:style style:name="T149" style:family="text">
      <style:text-properties style:font-name="Liberation Sans1" fo:font-size="10pt" fo:letter-spacing="-0.016cm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0" style:family="text">
      <style:text-properties style:font-name="Liberation Sans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51" style:family="text">
      <style:text-properties style:font-name="Liberation Sans1" fo:font-size="11pt" fo:letter-spacing="-0.002cm" fo:language="zxx" fo:country="none" style:text-underline-style="none" fo:font-weight="normal" officeooo:rsid="0155405c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52" style:family="text">
      <style:text-properties style:font-name="Liberation Sans1"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53" style:family="text">
      <style:text-properties style:font-name="Liberation Sans1"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4" style:family="text">
      <style:text-properties style:font-name="Liberation Sans1" fo:font-size="11pt" fo:letter-spacing="-0.002cm" fo:language="zxx" fo:country="none" style:text-underline-style="solid" style:text-underline-width="auto" style:text-underline-color="font-color" fo:font-weight="bold" officeooo:rsid="017b555d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55" style:family="text">
      <style:text-properties style:font-name="Liberation Sans1" fo:language="zxx" fo:country="none" style:language-asian="zxx" style:country-asian="none" style:font-name-complex="Arial" style:language-complex="zxx" style:country-complex="none"/>
    </style:style>
    <style:style style:name="T156" style:family="text">
      <style:text-properties officeooo:rsid="00d5d034"/>
    </style:style>
    <style:style style:name="T157" style:family="text">
      <style:text-properties officeooo:rsid="00d8e15d"/>
    </style:style>
    <style:style style:name="T158" style:family="text">
      <style:text-properties officeooo:rsid="00da5614"/>
    </style:style>
    <style:style style:name="T159" style:family="text">
      <style:text-properties officeooo:rsid="00dc272d"/>
    </style:style>
    <style:style style:name="T160" style:family="text">
      <style:text-properties officeooo:rsid="00df42ff"/>
    </style:style>
    <style:style style:name="T161" style:family="text">
      <style:text-properties officeooo:rsid="00e0f2a6"/>
    </style:style>
    <style:style style:name="T162" style:family="text">
      <style:text-properties officeooo:rsid="00e1b32b"/>
    </style:style>
    <style:style style:name="T163" style:family="text">
      <style:text-properties officeooo:rsid="00e228bf"/>
    </style:style>
    <style:style style:name="T164" style:family="text">
      <style:text-properties officeooo:rsid="00e2c06d"/>
    </style:style>
    <style:style style:name="T165" style:family="text">
      <style:text-properties officeooo:rsid="00e77958"/>
    </style:style>
    <style:style style:name="T166" style:family="text">
      <style:text-properties officeooo:rsid="0103d6ad"/>
    </style:style>
    <style:style style:name="T167" style:family="text">
      <style:text-properties officeooo:rsid="0115dfa9"/>
    </style:style>
    <style:style style:name="T168" style:family="text">
      <style:text-properties officeooo:rsid="0117314d"/>
    </style:style>
    <style:style style:name="T169" style:family="text">
      <style:text-properties officeooo:rsid="011a4a33"/>
    </style:style>
    <style:style style:name="T170" style:family="text">
      <style:text-properties officeooo:rsid="011a551e"/>
    </style:style>
    <style:style style:name="T171" style:family="text">
      <style:text-properties officeooo:rsid="011b1c57"/>
    </style:style>
    <style:style style:name="T172" style:family="text">
      <style:text-properties officeooo:rsid="01223104"/>
    </style:style>
    <style:style style:name="T173" style:family="text">
      <style:text-properties officeooo:rsid="0117f7ab"/>
    </style:style>
    <style:style style:name="T174" style:family="text">
      <style:text-properties officeooo:rsid="011ac1a5"/>
    </style:style>
    <style:style style:name="T175" style:family="text">
      <style:text-properties officeooo:rsid="012ab449"/>
    </style:style>
    <style:style style:name="T176" style:family="text">
      <style:text-properties officeooo:rsid="012c4aa4"/>
    </style:style>
    <style:style style:name="T177" style:family="text">
      <style:text-properties fo:font-size="12pt" fo:font-weight="normal" fo:background-color="#ffff00" loext:char-shading-value="0" style:font-size-asian="12pt" style:font-weight-asian="normal" style:font-name-complex="Arial" style:font-size-complex="12pt" style:font-weight-complex="normal"/>
    </style:style>
    <style:style style:name="T178" style:family="text">
      <style:text-properties fo:font-size="12pt" fo:font-weight="normal" fo:background-color="transparent" loext:char-shading-value="0" style:font-size-asian="12pt" style:font-weight-asian="normal" style:font-name-complex="Arial" style:font-size-complex="12pt" style:font-weight-complex="normal"/>
    </style:style>
    <style:style style:name="T179" style:family="text">
      <style:text-properties officeooo:rsid="000fae5e"/>
    </style:style>
    <style:style style:name="T180" style:family="text">
      <style:text-properties officeooo:rsid="012bfe87"/>
    </style:style>
    <style:style style:name="T181" style:family="text">
      <style:text-properties officeooo:rsid="0130ea6f"/>
    </style:style>
    <style:style style:name="T182" style:family="text">
      <style:text-properties officeooo:rsid="0139e0ba"/>
    </style:style>
    <style:style style:name="T183" style:family="text">
      <style:text-properties style:font-name-asian="Arial" style:font-name-complex="Arial"/>
    </style:style>
    <style:style style:name="T184" style:family="text">
      <style:text-properties officeooo:rsid="014529dd" style:font-name-asian="Arial" style:font-name-complex="Arial"/>
    </style:style>
    <style:style style:name="T185" style:family="text">
      <style:text-properties fo:font-size="11pt" fo:letter-spacing="-0.002cm" fo:language="zxx" fo:country="none" style:text-underline-style="none" fo:font-weight="normal" officeooo:rsid="0155405c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86" style:family="text">
      <style:text-properties fo:font-size="11pt" fo:letter-spacing="-0.002cm" fo:language="zxx" fo:country="none" style:text-underline-style="none" fo:font-weight="normal" officeooo:rsid="000b6762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87" style:family="text">
      <style:text-properties fo:font-size="11pt" fo:letter-spacing="-0.002cm" fo:language="zxx" fo:country="none" style:text-underline-style="none" fo:font-weight="normal" officeooo:rsid="012363a4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88" style:family="text">
      <style:text-properties fo:font-size="11pt" fo:letter-spacing="-0.002cm" fo:language="zxx" fo:country="none" style:text-underline-style="none" fo:font-weight="normal" officeooo:rsid="0154ba09" style:text-underline-mode="continuous" style:text-overline-mode="continuous" style:text-line-through-mode="continuous" style:font-name-asian="Liberation Sans1" style:font-size-asian="11pt" style:language-asian="zxx" style:country-asian="none" style:font-weight-asian="normal" style:font-name-complex="Liberation Sans1" style:font-size-complex="11pt" style:language-complex="zxx" style:country-complex="none" style:font-weight-complex="normal"/>
    </style:style>
    <style:style style:name="T189" style:family="text">
      <style:text-properties fo:font-size="11pt" fo:letter-spacing="-0.002cm" fo:language="zxx" fo:country="none" style:text-underline-style="none" fo:font-weight="bold" officeooo:rsid="0154ba09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0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7b555d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1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1445d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2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1dd82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3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41aed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4" style:family="text">
      <style:text-properties fo:font-size="11pt" fo:letter-spacing="-0.002cm" fo:language="zxx" fo:country="none" style:text-underline-style="solid" style:text-underline-width="auto" style:text-underline-color="font-color" fo:font-weight="bold" officeooo:rsid="0154ba09" style:text-underline-mode="continuous" style:text-overline-mode="continuous" style:text-line-through-mode="continuous" style:font-name-asian="Liberation Sans1" style:font-size-asian="11pt" style:language-asian="zxx" style:country-asian="none" style:font-weight-asian="bold" style:font-name-complex="Liberation Sans1" style:font-size-complex="11pt" style:language-complex="zxx" style:country-complex="none" style:font-weight-complex="bold"/>
    </style:style>
    <style:style style:name="T195" style:family="text">
      <style:text-properties style:font-name-asian="Calibri" style:font-name-complex="Arial"/>
    </style:style>
    <style:style style:name="T196" style:family="text">
      <style:text-properties fo:font-size="10pt" style:font-name-asian="Arial" style:font-size-asian="10pt" style:font-name-complex="Arial" style:font-size-complex="10pt"/>
    </style:style>
    <style:style style:name="T197" style:family="text">
      <style:text-properties fo:font-size="10pt" style:font-size-asian="10pt" style:font-name-complex="Arial" style:font-size-complex="10pt"/>
    </style:style>
    <style:style style:name="T198" style:family="text">
      <style:text-properties fo:font-size="10pt" style:font-name-asian="Wingdings" style:font-size-asian="10pt" style:font-name-complex="Wingdings" style:font-size-complex="10pt"/>
    </style:style>
    <style:style style:name="T199" style:family="text">
      <style:text-properties fo:font-size="10pt" officeooo:rsid="0010423d" style:font-name-asian="OpenSymbol1" style:font-size-asian="10pt" style:font-name-complex="OpenSymbol1" style:font-size-complex="10pt"/>
    </style:style>
    <style:style style:name="T200" style:family="text">
      <style:text-properties officeooo:rsid="0148cf7c"/>
    </style:style>
    <style:style style:name="T201" style:family="text">
      <style:text-properties fo:background-color="transparent" loext:char-shading-value="0"/>
    </style:style>
    <style:style style:name="T202" style:family="text">
      <style:text-properties officeooo:rsid="00d44967"/>
    </style:style>
    <style:style style:name="T203" style:family="text">
      <style:text-properties officeooo:rsid="00d44b71"/>
    </style:style>
    <style:style style:name="T204" style:family="text">
      <style:text-properties officeooo:rsid="00c37b0a"/>
    </style:style>
    <style:style style:name="T205" style:family="text">
      <style:text-properties officeooo:rsid="00d49162"/>
    </style:style>
    <style:style style:name="T206" style:family="text">
      <style:text-properties officeooo:rsid="012d9771"/>
    </style:style>
    <style:style style:name="T207" style:family="text">
      <style:text-properties officeooo:rsid="00f4473c"/>
    </style:style>
    <style:style style:name="T208" style:family="text">
      <style:text-properties officeooo:rsid="01160891"/>
    </style:style>
    <style:style style:name="T209" style:family="text">
      <style:text-properties officeooo:rsid="011f7c63"/>
    </style:style>
    <style:style style:name="T210" style:family="text">
      <style:text-properties officeooo:rsid="00cb8517"/>
    </style:style>
    <style:style style:name="T211" style:family="text">
      <style:text-properties officeooo:rsid="00d746b4"/>
    </style:style>
    <style:style style:name="T212" style:family="text">
      <style:text-properties officeooo:rsid="00f95e30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fo:font-style="normal" officeooo:rsid="00c5419d" style:font-style-asian="normal" style:font-style-complex="normal"/>
    </style:style>
    <style:style style:name="T215" style:family="text">
      <style:text-properties officeooo:rsid="014b08c8"/>
    </style:style>
    <style:style style:name="T216" style:family="text">
      <style:text-properties officeooo:rsid="014c41dc"/>
    </style:style>
    <style:style style:name="T217" style:family="text">
      <style:text-properties officeooo:rsid="00058137"/>
    </style:style>
    <style:style style:name="T218" style:family="text">
      <style:text-properties officeooo:rsid="015a876f"/>
    </style:style>
    <style:style style:name="T219" style:family="text">
      <style:text-properties officeooo:rsid="0135781a"/>
    </style:style>
    <style:style style:name="T220" style:family="text">
      <style:text-properties officeooo:rsid="01415eb4"/>
    </style:style>
    <style:style style:name="T221" style:family="text">
      <style:text-properties officeooo:rsid="014f12d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2">PROGRAMMAZIONE PERCORSO FORMATIVO DISCIPLINARE </text:p>
      <text:p text:style-name="P140">Anno scolastico 202<text:span text:style-name="T182">5</text:span>/202<text:span text:style-name="T182">6</text:span></text:p>
      <text:p text:style-name="P1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/>
            <text:p text:style-name="P17">DISCIPLINA: <text:span text:style-name="T2">Produzioni Animali</text:span></text:p>
            <text:p text:style-name="P17"/>
          </table:table-cell>
          <table:table-cell table:style-name="Table1.A1" office:value-type="string">
            <text:p text:style-name="P16"/>
            <text:p text:style-name="P18">Class<text:span text:style-name="T116">e</text:span> <text:s/><text:span text:style-name="T167">4^A</text:span></text:p>
          </table:table-cell>
          <table:table-cell table:style-name="Table1.C1" office:value-type="string">
            <text:p text:style-name="P19"/>
            <text:p text:style-name="P20">Ore annuali: <text:span text:style-name="T172">99</text:span></text:p>
          </table:table-cell>
        </table:table-row>
      </table:table>
      <text:p text:style-name="P127"/>
      <text:p text:style-name="P136">Libro di testo:</text:p>
      <text:p text:style-name="P1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8">TITOLO</text:p>
          </table:table-cell>
          <table:table-cell table:style-name="Table2.A1" office:value-type="string">
            <text:p text:style-name="P128">AUTOR<text:span text:style-name="T113">E</text:span></text:p>
          </table:table-cell>
          <table:table-cell table:style-name="Table2.A1" office:value-type="string">
            <text:p text:style-name="P128">VOLUME</text:p>
          </table:table-cell>
          <table:table-cell table:style-name="Table2.A1" office:value-type="string">
            <text:p text:style-name="P128">EDITORE</text:p>
            <text:p text:style-name="P129"/>
          </table:table-cell>
          <table:table-cell table:style-name="Table2.A1" office:value-type="string">
            <text:p text:style-name="P128">CLASSI in cui è in adozione</text:p>
          </table:table-cell>
          <table:table-cell table:style-name="Table2.F1" office:value-type="string">
            <text:p text:style-name="P128">CODICE ISBN</text:p>
            <text:p text:style-name="P128"/>
          </table:table-cell>
        </table:table-row>
        <table:table-row table:style-name="Table2.1">
          <table:table-cell table:style-name="Table2.A1" office:value-type="string">
            <text:p text:style-name="P137">DISPENSE E <text:span text:style-name="T11">SLIDES</text:span></text:p>
            <text:p text:style-name="P138">DI PRODUZIONI ANIMALI</text:p>
          </table:table-cell>
          <table:table-cell table:style-name="Table2.A1" office:value-type="string">
            <text:p text:style-name="P94">Piero RIVOIRA</text:p>
          </table:table-cell>
          <table:table-cell table:style-name="Table2.A1" office:value-type="string">
            <text:p text:style-name="P95">-</text:p>
          </table:table-cell>
          <table:table-cell table:style-name="Table2.A1" office:value-type="string">
            <text:p text:style-name="P130">Pubblicato in formato digitale su</text:p>
            <text:p text:style-name="P114">classroom</text:p>
          </table:table-cell>
          <table:table-cell table:style-name="Table2.A1" office:value-type="string">
            <text:p text:style-name="P102"><text:span text:style-name="T219">3^A-</text:span><text:span text:style-name="T220">B-C</text:span></text:p>
            <text:p text:style-name="P102"><text:span text:style-name="T171">4</text:span>^<text:span text:style-name="T221">A-</text:span>B-C</text:p>
            <text:p text:style-name="P101">5^<text:span text:style-name="T218">B-</text:span>C</text:p>
          </table:table-cell>
          <table:table-cell table:style-name="Table2.F1" office:value-type="string">
            <text:p text:style-name="P96"/>
          </table:table-cell>
        </table:table-row>
      </table:table>
      <text:p text:style-name="P127"/>
      <text:p text:style-name="P104"/>
      <text:p text:style-name="P104"/>
      <text:p text:style-name="P104"/>
      <text:p text:style-name="P120"><text:span text:style-name="T177">1. </text:span><text:span text:style-name="T178">QUADRO DEGLI OBIETTIVI DI COMPETENZA DI CITTADINANZA</text:span><text:lin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9">Competenze di cittadinanza</text:p>
            <text:p text:style-name="Standard"><text:span text:style-name="T155">allegate al regolamento emanato con </text:span><text:a xlink:type="simple" xlink:href="http://dirisp.interfree.it/norme/decreto%20139%2022-8-07.htm#i" text:style-name="Internet_20_link" text:visited-style-name="Visited_20_Internet_20_Link"><text:span text:style-name="Internet_20_link"><text:span text:style-name="T155">decreto del Ministro della pubblica istruzione n. 139 del 22 agosto 2007</text:span></text:span></text:a></text:p>
          </table:table-cell>
        </table:table-row>
        <table:table-row table:style-name="Table4.1">
          <table:table-cell table:style-name="Table4.A1" office:value-type="string">
            <text:p text:style-name="P121"><text:span text:style-name="T6">|</text:span><text:span text:style-name="T9">☑</text:span><text:span text:style-name="T6">| </text:span><text:span text:style-name="T5">Imparare ad imparare</text:span><text:span text:style-name="T103">:</text:span></text:p>
            <text:p text:style-name="P127">organizzare il proprio apprendimento, individuando, scegliendo ed utilizzando varie fonti e varie modalità di informazione e di formazione (formale, non formale ed informale), anche in funzione dei tempi disponibili, delle proprie strategie e del proprio metodo di studio e di lavoro.</text:p>
          </table:table-cell>
        </table:table-row>
        <table:table-row table:style-name="Table4.1">
          <table:table-cell table:style-name="Table4.A1" office:value-type="string">
            <text:p text:style-name="P122"><text:span text:style-name="T6">|</text:span><text:span text:style-name="T9">☑</text:span><text:span text:style-name="T6">| </text:span><text:span text:style-name="T5">Progettare</text:span><text:span text:style-name="T103">:</text:span></text:p>
            <text:p text:style-name="P131">elaborare e realizzare progetti riguardanti lo sviluppo delle proprie attività di studio e di lavoro, utilizzando le conoscenze apprese per stabilire obiettivi significativi e realistici e le relative priorità, valutando i vincoli e le possibilità esistenti, definendo  strategie di azione e verificando i risultati raggiunti.</text:p>
          </table:table-cell>
        </table:table-row>
        <table:table-row table:style-name="Table4.1">
          <table:table-cell table:style-name="Table4.A1" office:value-type="string">
            <text:p text:style-name="P123"><text:span text:style-name="T6">|</text:span><text:span text:style-name="T9">☑</text:span><text:span text:style-name="T6">| </text:span><text:span text:style-name="T5">Comunicare:</text:span></text:p>
            <text:p text:style-name="P124"><text:span text:style-name="T103">- </text:span><text:span text:style-name="T14">comprendere</text:span><text:span text:style-name="T103"> messaggi di genere diverso (quotidiano, letterario, tecnico, scientifico) e di complessità diversa, trasmessi utilizzando linguaggi diversi (verbale, matematico, scientifico, simbolico, ecc.) mediante diversi supporti (cartacei, informatici e multimediali)</text:span></text:p>
            <text:p text:style-name="P124"><text:span text:style-name="T103">- </text:span><text:span text:style-name="T14">rappresentare</text:span><text:span text:style-name="T103"> eventi, fenomeni, principi, concetti, norme, procedure, atteggiamenti, stati d’animo, emozioni, ecc. utilizzando linguaggi diversi (verbale, matematico, scientifico, simbolico, ecc.) e diverse conoscenze disciplinari, mediante diversi supporti (cartacei, informatici e multimediali)</text:span></text:p>
          </table:table-cell>
        </table:table-row>
        <table:table-row table:style-name="Table4.1">
          <table:table-cell table:style-name="Table4.A1" office:value-type="string">
            <text:p text:style-name="P125"><text:span text:style-name="T6">|</text:span><text:span text:style-name="T9">☑</text:span><text:span text:style-name="T6">| </text:span><text:span text:style-name="T5">Collaborare e partecipare:</text:span></text:p>
            <text:p text:style-name="P132">interagire in gruppo, comprendendo i diversi punti di vista, valorizzando le proprie e le altrui capacità, gestendo la conflittualità, contribuendo all’apprendimento comune ed alla realizzazione delle attività collettive, nel riconoscimento dei diritti fondamentali degli altri.</text:p>
          </table:table-cell>
        </table:table-row>
        <table:table-row table:style-name="Table4.1">
          <table:table-cell table:style-name="Table4.A1" office:value-type="string">
            <text:p text:style-name="P125"><text:span text:style-name="T6">|</text:span><text:span text:style-name="T9">☑</text:span><text:span text:style-name="T6">| </text:span><text:span text:style-name="T5">Agire in modo autonomo e responsabile:</text:span></text:p>
            <text:p text:style-name="P132">sapersi inserire in modo attivo e consapevole nella vita sociale e far valere al suo interno i propri diritti e bisogni riconoscendo al contempo quelli altrui, le opportunità comuni, i limiti, le regole, le responsabilità.</text:p>
          </table:table-cell>
        </table:table-row>
        <table:table-row table:style-name="Table4.1">
          <table:table-cell table:style-name="Table4.A1" office:value-type="string">
            <text:p text:style-name="P125"><text:span text:style-name="T6">|</text:span><text:span text:style-name="T9">☑</text:span><text:span text:style-name="T6">| </text:span><text:span text:style-name="T5">Risolvere problemi:</text:span></text:p>
            <text:p text:style-name="P127">affrontare situazioni problematiche costruendo e verificando ipotesi, individuando le fonti e le risorse adeguate, raccogliendo e valutando i dati, proponendo soluzioni utilizzando, secondo il tipo di problema, contenuti e metodi delle diverse discipline.</text:p>
          </table:table-cell>
        </table:table-row>
        <table:table-row table:style-name="Table4.1">
          <table:table-cell table:style-name="Table4.A1" office:value-type="string">
            <text:p text:style-name="P126"><text:span text:style-name="T6">|</text:span><text:span text:style-name="T9">☑</text:span><text:span text:style-name="T6">| </text:span><text:span text:style-name="T5">Individuare collegamenti e relazioni:</text:span></text:p>
            <text:p text:style-name="P132">individuare e rappresentare, elaborando argomentazioni coerenti, collegamenti e relazioni tra fenomeni, eventi e concetti diversi, anche appartenenti a diversi ambiti disciplinari, e lontani nello spazio e nel tempo, cogliendone la natura sistemica, individuando analogie e differenze, coerenze ed incoerenze, cause ed effetti e la loro natura probabilistica.</text:p>
          </table:table-cell>
        </table:table-row>
        <table:table-row table:style-name="Table4.1">
          <table:table-cell table:style-name="Table4.A1" office:value-type="string">
            <text:p text:style-name="P123"><text:span text:style-name="T6">|</text:span><text:span text:style-name="T9">☑</text:span><text:span text:style-name="T6">| </text:span><text:span text:style-name="T104">A</text:span><text:span text:style-name="T5">cquisire ed interpretare l’informazione:</text:span></text:p>
            <text:p text:style-name="P133">acquisire ed interpretare criticamente l'informazione ricevuta nei diversi ambiti ed attraverso diversi strumenti comunicativi, valutandone l’attendibilità e l’utilità, distinguendo fatti e opinioni.</text:p>
          </table:table-cell>
        </table:table-row>
      </table:table>
      <text:p text:style-name="P104"/>
      <text:p text:style-name="P104"/>
      <text:p text:style-name="P15"><text:soft-page-break/>2. <text:span text:style-name="T201">QUADRO DEGLI OBIETTIVI DI COMPETENZA</text:span></text:p>
      <text:p text:style-name="P105"/>
      <text:p text:style-name="P254">Comprendere, a grandi linee, come si sia evoluto il rapporto fra l’uomo, gli animali e l’ambiente dalla preistoria ad oggi.</text:p>
      <text:p text:style-name="P111"/>
      <text:p text:style-name="P134"><text:span text:style-name="T198"></text:span><text:span text:style-name="T196"> </text:span><text:span text:style-name="T197">ASSE CULTURALE DEI LINGUAGGI<text:tab/><text:tab/></text:span></text:p>
      <text:p text:style-name="P134"><text:span text:style-name="T198"></text:span><text:span text:style-name="T196"> </text:span><text:span text:style-name="T197">ASSE CULTURALE MATEMATICO</text:span></text:p>
      <text:p text:style-name="P135"><text:span text:style-name="T199">☑</text:span><text:span text:style-name="T196"> </text:span><text:span text:style-name="T197">ASSE CULTURALE SCIENTIFICO TECNOLOGICO<text:tab/></text:span></text:p>
      <text:p text:style-name="P134"><text:span text:style-name="T198"></text:span><text:span text:style-name="T196"> </text:span><text:span text:style-name="T197">ASSE CULTURALE STORICO-SOCIALE</text:span></text:p>
      <text:p text:style-name="P134"><text:span text:style-name="T198"></text:span><text:span text:style-name="T196"> </text:span><text:span text:style-name="T197">ASSE CULTURALE ALTRI <text:s/>LINGUAGGI</text:span></text:p>
      <text:p text:style-name="P106"/>
      <text:p text:style-name="P107"/>
      <text:p text:style-name="P107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75">COMPETENZE DISCIPLINARI</text:p>
          </table:table-cell>
          <table:table-cell table:style-name="Tabella8.B1" office:value-type="string">
            <text:p text:style-name="P83"/>
            <text:p text:style-name="P28">1. <text:span text:style-name="T99">Saper leggere il paesaggio come risultato delle interazioni fra l'uomo, gli animali e l'ambiente, considerando la sua evoluzione storica, ed acquisire, così, gli strumenti culturali necessari ad affrontare il tema della gestione dell'ambiente</text:span></text:p>
            <text:p text:style-name="P28"/>
            <text:p text:style-name="P28">2. <text:span text:style-name="T22">Riconoscere la razza di appartenenza e l’attitudine produttiva</text:span><text:span text:style-name="T24"> di un animale</text:span></text:p>
            <text:p text:style-name="P170"/>
            <text:p text:style-name="P29"><text:span text:style-name="T24">3. </text:span><text:span text:style-name="T23">Elaborare un piano di miglioramento genetico di una razza</text:span></text:p>
            <text:p text:style-name="P177"/>
            <text:p text:style-name="P28"><text:span text:style-name="T23">4. </text:span><text:span text:style-name="T100">U</text:span><text:span text:style-name="T101">tilizzare le reti e gli strumenti informatici nelle attività di studio, ricerca e approfondimento disciplinare</text:span></text:p>
            <text:p text:style-name="P170"/>
          </table:table-cell>
        </table:table-row>
      </table:table>
      <text:p text:style-name="P163"/>
      <text:p text:style-name="P165"/>
      <text:p text:style-name="P164"/>
      <text:section text:style-name="Sect1" text:name="Section1">
        <text:p text:style-name="P261"><text:span text:style-name="T19">ARTICOLAZIONE DELLE COMPETENZE IN ABILIT</text:span><text:span text:style-name="T20">À</text:span><text:span text:style-name="T19"> E CONOSCENZE (TRATTE DALLE LINEE GUIDA) AL TERMINE DELLA CLASSE </text:span><text:span text:style-name="T21">4</text:span><text:span text:style-name="T20">^</text:span><text:span text:style-name="T21">A</text:span></text:p>
        <text:p text:style-name="P67"/>
        <text:p text:style-name="P196"/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table:number-columns-spanned="2" office:value-type="string">
              <text:p text:style-name="P189"/>
              <text:p text:style-name="P180">COMPETENZA N<text:span text:style-name="T106">° 1</text:span></text:p>
              <text:p text:style-name="P189"/>
              <text:p text:style-name="P161">Saper leggere il paesaggio come risultato delle interazioni fra l'uomo, gli animali e l'ambiente, considerando la sua evoluzione storica, ed acquisire, così, gli strumenti culturali necessari ad affrontare il tema della gestione dell'ambiente che sarà trattato in quinta (anche in altre materie)</text:p>
              <text:p text:style-name="P161"/>
            </table:table-cell>
            <table:covered-table-cell/>
          </table:table-row>
          <table:table-row table:style-name="Tabella3.2">
            <table:table-cell table:style-name="Tabella3.A2" office:value-type="string">
              <text:p text:style-name="P180"/>
              <text:p text:style-name="P180">CONOSCENZE</text:p>
              <text:p text:style-name="P180"/>
            </table:table-cell>
            <table:table-cell table:style-name="Tabella3.A1" office:value-type="string">
              <text:p text:style-name="P180"/>
              <text:p text:style-name="P180">ABILITÀ</text:p>
            </table:table-cell>
          </table:table-row>
          <table:table-row table:style-name="Tabella3.3">
            <table:table-cell table:style-name="Tabella3.A3" office:value-type="string">
              <text:p text:style-name="P186"/>
              <text:p text:style-name="P186">Evoluzione del paesaggio europeo dal Paleolitico ad oggi</text:p>
              <text:p text:style-name="P186"/>
              <text:p text:style-name="P188">Cambiamenti climatici</text:p>
              <text:p text:style-name="P186"/>
              <text:p text:style-name="P176"/>
              <text:p text:style-name="P176"/>
              <text:p text:style-name="P176"/>
              <text:p text:style-name="P176">Origine ed evoluzione del cane e delle altre specie animali domestiche</text:p>
              <text:p text:style-name="P175"/>
              <text:p text:style-name="P175">Concetto di «razza»</text:p>
              <text:p text:style-name="P172"/>
            </table:table-cell>
            <table:table-cell table:style-name="Tabella3.B3" office:value-type="string">
              <text:p text:style-name="P185"/>
              <text:p text:style-name="P185">Interpretare gli elementi del paesaggio rurale attuale in una prospettiva storica</text:p>
              <text:p text:style-name="P185"/>
              <text:p text:style-name="P187">Individuare gli effetti dei cambiamenti climatici sulle attività umane, con particolare riferimento all'impatto sull'agricoltura e sulla zootecnia</text:p>
              <text:p text:style-name="P171"/>
              <text:p text:style-name="P174"/>
              <text:p text:style-name="P174">Applicare il concetto di «razza» alle varie specie animali (per es., comprendere perché tale concetto non sia applicabile alla specie umana)</text:p>
              <text:p text:style-name="P27"/>
            </table:table-cell>
          </table:table-row>
        </table:table>
        <text:p text:style-name="P68"/>
        <text:p text:style-name="P66"/>
        <text:p text:style-name="P70"/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table:number-columns-spanned="2" office:value-type="string">
              <text:p text:style-name="P180"/>
              <text:p text:style-name="P180">COMPETENZA N<text:span text:style-name="T106">° 2</text:span></text:p>
              <text:p text:style-name="P30"><text:span text:style-name="T22">Riconoscere la razza di appartenenza e l’attitudine produttiva</text:span><text:span text:style-name="T18"> di un animale</text:span></text:p>
              <text:p text:style-name="P181"/>
            </table:table-cell>
            <table:covered-table-cell/>
          </table:table-row>
          <table:table-row>
            <table:table-cell table:style-name="Tabella4.A2" office:value-type="string">
              <text:p text:style-name="P180"/>
              <text:p text:style-name="P180">CONOSCENZE</text:p>
              <text:p text:style-name="P180"/>
            </table:table-cell>
            <table:table-cell table:style-name="Tabella4.B2" office:value-type="string">
              <text:p text:style-name="P180"/>
              <text:p text:style-name="P180">ABILITÀ</text:p>
            </table:table-cell>
          </table:table-row>
          <table:table-row>
            <table:table-cell table:style-name="Tabella4.A2" office:value-type="string">
              <text:p text:style-name="P184"/>
              <text:p text:style-name="P156">Morfologia corporea e topografia delle singole regioni zoognostiche</text:p>
              <text:p text:style-name="P184"/>
              <text:p text:style-name="P184"/>
            </table:table-cell>
            <table:table-cell table:style-name="Tabella4.B2" office:value-type="string">
              <text:p text:style-name="P162"/>
              <text:p text:style-name="P154">Stabilire una relazione fra l'anatomia (forma e struttura) di una determinata parte del corpo e la sua funzione</text:p>
              <text:p text:style-name="P154"/>
              <text:p text:style-name="P155"><text:span text:style-name="T114">Valutare un animale</text:span> stabilile<text:span text:style-name="T114">ndo</text:span> una relazione fra morfologia corporea ed attitudine produttiva</text:p>
              <text:p text:style-name="P155"/>
            </table:table-cell>
          </table:table-row>
        </table:table>
        <text:p text:style-name="P68"/>
        <text:p text:style-name="P217"/>
        <text:p text:style-name="P218"/>
        <text:p text:style-name="P243"/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table:number-columns-spanned="2" office:value-type="string">
              <text:p text:style-name="P180"/>
              <text:p text:style-name="P180">COMPETENZA N<text:span text:style-name="T106">° 3</text:span></text:p>
              <text:p text:style-name="P178">Elaborare un piano di miglioramento genetico di una razza</text:p>
              <text:p text:style-name="P178"/>
            </table:table-cell>
            <table:covered-table-cell/>
          </table:table-row>
          <table:table-row>
            <table:table-cell table:style-name="Tabella5.A2" office:value-type="string">
              <text:p text:style-name="P180">CONOSCENZE</text:p>
            </table:table-cell>
            <table:table-cell table:style-name="Tabella5.B2" office:value-type="string">
              <text:p text:style-name="P180">ABILITÀ</text:p>
            </table:table-cell>
          </table:table-row>
          <table:table-row>
            <table:table-cell table:style-name="Tabella5.A2" office:value-type="string">
              <text:p text:style-name="P183"/>
              <text:p text:style-name="P160">a) Fondamenti della genetica (vedi Biotecnologie)</text:p>
              <text:p text:style-name="P160"/>
              <text:p text:style-name="P159">b) Valore genetico e suo miglioramento</text:p>
            </table:table-cell>
            <table:table-cell table:style-name="Tabella5.B2" office:value-type="string">
              <text:p text:style-name="P162"/>
              <text:p text:style-name="P22"><text:span text:style-name="T91">Applicare</text:span><text:span text:style-name="T92"> i meccanismi di trasmissione dei caratteri ereditari </text:span><text:span text:style-name="T62">per elaborare un piano di miglioramento genetico di una razza</text:span></text:p>
              <text:p text:style-name="P237"/>
              <text:p text:style-name="P23"><text:span text:style-name="T93">Interpretare la variabilit</text:span><text:span text:style-name="T62">à fenotipica come risultato dell'interazione fra il genotipo e l'ambiente</text:span></text:p>
            </table:table-cell>
          </table:table-row>
        </table:table>
        <text:p text:style-name="P245"/>
        <text:p text:style-name="P245"/>
        <text:p text:style-name="P2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table:number-columns-spanned="2" office:value-type="string">
              <text:p text:style-name="P180"/>
              <text:p text:style-name="P180">COMPETENZA N<text:span text:style-name="T106">° </text:span><text:span text:style-name="T181">4</text:span></text:p>
              <text:p text:style-name="P179"><text:span text:style-name="T100">U</text:span><text:span text:style-name="T99">tilizzare le reti e gli strumenti informatici nelle attività di studio, ricerca e approfondimento disciplinare</text:span></text:p>
              <text:p text:style-name="P178"/>
            </table:table-cell>
            <table:covered-table-cell/>
          </table:table-row>
          <table:table-row>
            <table:table-cell table:style-name="Tabella6.A2" office:value-type="string">
              <text:p text:style-name="P180">CONOSCENZE</text:p>
            </table:table-cell>
            <table:table-cell table:style-name="Tabella6.B2" office:value-type="string">
              <text:p text:style-name="P180">ABILITÀ</text:p>
            </table:table-cell>
          </table:table-row>
          <table:table-row>
            <table:table-cell table:style-name="Tabella6.A2" office:value-type="string">
              <text:p text:style-name="P183"/>
              <text:p text:style-name="P160">a) Fondamenti della genetica (vedi Biotecnologie)</text:p>
              <text:p text:style-name="P160"/>
              <text:p text:style-name="P159">b) Valore genetico e suo miglioramento</text:p>
            </table:table-cell>
            <table:table-cell table:style-name="Tabella6.B2" office:value-type="string">
              <text:p text:style-name="P162"/>
              <text:p text:style-name="P21"><text:span text:style-name="T62">E</text:span><text:span text:style-name="T61">seguire uno studio di associazione genetica con </text:span><text:span text:style-name="T67">R</text:span><text:span text:style-name="T61"> (</text:span><text:a xlink:type="simple" xlink:href="https://www.r-project.org/" text:style-name="Internet_20_link" text:visited-style-name="Visited_20_Internet_20_Link"><text:span text:style-name="T72">https://www.r-project.org/</text:span></text:a><text:span text:style-name="T61">)</text:span></text:p>
              <text:p text:style-name="P238"/>
            </table:table-cell>
          </table:table-row>
        </table:table>
        <text:p text:style-name="P245"/>
        <text:p text:style-name="P246"/>
        <text:p text:style-name="P80"/>
        <text:p text:style-name="P67"/>
        <text:p text:style-name="P76">INDICE DEI MODULI</text:p>
        <text:p text:style-name="P57"><text:span text:style-name="T183"><text:s/></text:span><text:span text:style-name="T103"><text:tab/><text:tab/><text:tab/><text:tab/><text:tab/><text:tab/></text:span></text:p>
        <text:p text:style-name="P71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P86">N° MODULI</text:p>
            </table:table-cell>
            <table:table-cell table:style-name="Tabella1.B1" office:value-type="string">
              <text:p text:style-name="P86">ARGOMENTO</text:p>
            </table:table-cell>
          </table:table-row>
          <table:table-row table:style-name="Tabella1.1">
            <table:table-cell table:style-name="Tabella1.A2" office:value-type="string">
              <text:p text:style-name="P86"/>
              <text:p text:style-name="P86">1.</text:p>
              <text:p text:style-name="P86"/>
            </table:table-cell>
            <table:table-cell table:style-name="Tabella1.B2" office:value-type="string">
              <text:p text:style-name="P249"/>
              <text:p text:style-name="P169">L'uomo, gli animali e l'ambiente</text:p>
              <text:p text:style-name="P81"/>
            </table:table-cell>
          </table:table-row>
          <table:table-row table:style-name="Tabella1.1">
            <table:table-cell table:style-name="Tabella1.A3" office:value-type="string">
              <text:p text:style-name="P86"/>
              <text:p text:style-name="P87"><text:span text:style-name="T175">2</text:span>.</text:p>
              <text:p text:style-name="P86"/>
            </table:table-cell>
            <table:table-cell table:style-name="Tabella1.B3" office:value-type="string">
              <text:p text:style-name="P250"/>
              <text:p text:style-name="P78"><text:span text:style-name="T69">M</text:span><text:span text:style-name="T68">orfofisiologia applicata</text:span></text:p>
            </table:table-cell>
          </table:table-row>
          <table:table-row table:style-name="Tabella1.1">
            <table:table-cell table:style-name="Tabella1.A4" office:value-type="string">
              <text:p text:style-name="P86"/>
              <text:p text:style-name="P86"><text:span text:style-name="T176">3</text:span>.</text:p>
            </table:table-cell>
            <table:table-cell table:style-name="Tabella1.B4" office:value-type="string">
              <text:p text:style-name="P251"/>
              <text:p text:style-name="P216"><text:span text:style-name="T109">Valutazione morfologica, </text:span><text:span text:style-name="T111">produzione della carne</text:span><text:span text:style-name="T109"> e miglioramento genetico</text:span></text:p>
              <text:p text:style-name="P252"/>
            </table:table-cell>
          </table:table-row>
          <table:table-row table:style-name="Tabella1.1">
            <table:table-cell table:style-name="Tabella1.A5" office:value-type="string">
              <text:p text:style-name="P86"/>
              <text:p text:style-name="P88">4.</text:p>
              <text:p text:style-name="P86"/>
            </table:table-cell>
            <table:table-cell table:style-name="Tabella1.B5" office:value-type="string">
              <text:p text:style-name="P251"/>
              <text:p text:style-name="P253">Esercitazioni pratiche in laboratorio</text:p>
            </table:table-cell>
          </table:table-row>
        </table:table>
        <text:p text:style-name="P89"/>
        <text:p text:style-name="P89"/>
        <text:p text:style-name="P90"/>
        <text:p text:style-name="P85"/>
        <text:p text:style-name="P85"/>
        <text:p text:style-name="P49"><text:span text:style-name="T1">MODULO </text:span><text:span text:style-name="T3">1</text:span><text:span text:style-name="T165">: </text:span><text:span text:style-name="T110">L'uomo, gli animali e l'ambiente</text:span></text:p>
        <text:p text:style-name="P91">(competenza N° <text:span text:style-name="T168">1</text:span>)</text:p>
        <text:p text:style-name="P52"/>
        <text:p text:style-name="P150"/>
        <text:p text:style-name="P38"><text:span text:style-name="T202">Ud 1 : i</text:span>l Paleolitico inferiore</text:p>
        <text:p text:style-name="P38"><text:span text:style-name="T202">Ud 2 :</text:span> <text:span text:style-name="T202">c</text:span>ondizioni ecologiche nell'ultima era glaciale</text:p>
        <text:p text:style-name="P38"><text:span text:style-name="T202">Ud 3 :</text:span> <text:span text:style-name="T202">s</text:span>ocietà Paleolitiche: assenza di malattie infettive</text:p>
        <text:p text:style-name="P39"><text:span text:style-name="T202">Ud 4 :</text:span> <text:span text:style-name="T202">c</text:span>olonizzazione del continente americano attraverso la Beringia</text:p>
        <text:p text:style-name="P40"><text:span text:style-name="T202">Ud 5 : i</text:span>l <text:span text:style-name="T11">Permafrost</text:span> </text:p>
        <text:p text:style-name="P40"><text:span text:style-name="T203">Ud 6 : r</text:span>elazioni tra ghiacciai ed attività antropiche</text:p>
        <text:p text:style-name="P41"><text:span text:style-name="T203">Ud 7 : i</text:span>l ciclo dell'acqua</text:p>
        <text:p text:style-name="P41"><text:span text:style-name="T203">Ud 8 : i</text:span>l clima nell'Olocene</text:p>
        <text:p text:style-name="P42"><text:span text:style-name="T203">Ud 9 : f</text:span>ine del <text:span text:style-name="T11">Würm</text:span>: cambiamenti vegetazionali <text:span text:style-name="T204">e faunistici</text:span></text:p>
        <text:p text:style-name="P42"><text:span text:style-name="T203">Ud 10 : d</text:span>iffusione e domesticazione del cinghiale</text:p>
        <text:p text:style-name="P43"><text:span text:style-name="T205">Ud 11 : e</text:span>stinzione dei Megaerbivori pleistocenici e principali specie di Erbivori della fauna olocenica europea; <text:span text:style-name="T206">la renna: un esperimento di domesticazione ancora in corso</text:span></text:p>
        <text:p text:style-name="P44"><text:span text:style-name="T205">Ud 12 : i</text:span>l Mesolitico</text:p>
        <text:p text:style-name="P44"><text:span text:style-name="T205">Ud 13 : i</text:span>l Neolitico: origine e diffusione dell'agricoltura e gracilizzazione</text:p>
        <text:p text:style-name="P45"><text:span text:style-name="T205">Ud 14 : l</text:span>a funzione plastica delle proteine</text:p>
        <text:p text:style-name="P148"><text:span text:style-name="T205">Ud 15 : l</text:span>'Optimum Termico Olocenico: <text:span text:style-name="T36">la CO</text:span><text:span text:style-name="T89">2</text:span><text:span text:style-name="T36"> è un inquinante? I meccanismi omeostatici del Pianeta Terra; </text:span><text:span text:style-name="T37">previsioni sull'aumento della temperatura media e delle precipitazioni nel periodo 2081-2100 </text:span><text:span text:style-name="T57">(E. C. 2)</text:span><text:span text:style-name="T57"><text:note text:id="ftn1" text:note-class="footnote"><text:note-citation>1</text:note-citation><text:note-body><text:p text:style-name="P149">2. lo SVILUPPO SOSTENIBILE, educazione ambientale, conoscenza/tutela del patrimonio e del territorio - E. C. 2 <text:span text:style-name="T207">(Educazione Civica obiettivo N° 2, come da verbale della riunione di Dipartimento dell’Area Tecnologica di indirizzo del 3 novembre 2021)</text:span></text:p></text:note-body></text:note></text:span></text:p>
        <text:p text:style-name="P148"><text:span text:style-name="T205">Ud 16 : l</text:span>'Età del Rame: Ötzi <text:span text:style-name="T57">(E. C. 2)</text:span></text:p>
        <text:p text:style-name="P46"><text:span text:style-name="T205">Ud 17 : l</text:span>'inizio della domesticazione degli animali</text:p>
        <text:p text:style-name="P151">Ud 18 : l'Età del Ferro: la casa-stalla degli antichi Germani (E. C. 2)</text:p>
        <text:p text:style-name="P151">Ud 19 : agricoltura e zootecnia dal Medioevo all'Età Moderna (E. C. 2)</text:p>
        <text:p text:style-name="P151">Ud 20 : il Periodo Caldo Medievale e la Piccola Era Glaciale (E. C. 2)</text:p>
        <text:p text:style-name="P152">Ud 21 : <text:span text:style-name="T216">i Vichinghi in Groenlandia</text:span></text:p>
        <text:p text:style-name="P168"><text:span text:style-name="T216">Ud 22 : </text:span>spigolosità ed attitudine lattifera nelle vacche <text:span text:style-name="T216">da latte</text:span></text:p>
        <text:p text:style-name="P152">Ud 23 : osservazione e commento dei dipinti "<text:span text:style-name="T11">I Pattinatori</text:span>", "<text:span text:style-name="T11">Il Ritorno dei Cacciatori</text:span>" e "<text:span text:style-name="T11">La Mietitura</text:span>" di Pieter Brügel, <text:span text:style-name="T208">le </text:span>"<text:span text:style-name="T11">Très riches heures du Duc de Berry: Novembre</text:span>", "<text:span text:style-name="T11">Le due madri</text:span>" <text:span text:style-name="T215">e </text:span>"<text:span text:style-name="T11">L</text:span><text:span text:style-name="T13">a vita</text:span>" di Giovanni Segantini (E. C. 2),<text:span text:style-name="T209"> "</text:span><text:span text:style-name="T12">Pioggia nella foresta di querce</text:span><text:span text:style-name="T209">" di Ivan Ivanovič Šiškin, </text:span><text:span text:style-name="T119">"Vacca fiamminga" (1664), Aia in Normandia di Claude Monet (1863)</text:span></text:p>
        <text:p text:style-name="P48"><text:span text:style-name="T156">Ud 24 : i</text:span> cani che si usano nella pastorizia; <text:span text:style-name="T156">d</text:span>iversità delle razze canine e loro identità locale</text:p>
        <text:p text:style-name="P167">Ud 25 : transumanza e alpeggio</text:p>
        <text:p text:style-name="P50"><text:span text:style-name="T156">Ud 26 : c</text:span>omposizione del latte, <text:span text:style-name="T210">esigenze ed attitudini produttive degli animali</text:span> e scelta della specie da allevare</text:p>
        <text:p text:style-name="P47"><text:span text:style-name="T156">Ud 27 : l</text:span>a domesticazione del <text:span text:style-name="T120">L</text:span>upo</text:p>
        <text:p text:style-name="P47"><text:span text:style-name="T156">Ud 28 : </text:span>Darwin e gli animali domestici</text:p>
        <text:p text:style-name="P47"><text:span text:style-name="T211">Ud 29 : c</text:span>ronologia della domesticazione delle varie specie animali</text:p>
        <text:p text:style-name="P47"><text:span text:style-name="T211">Ud 30 : d</text:span>ifferenze fenotipiche fra lupo e lupo cecoslovacco</text:p>
        <text:p text:style-name="P37"><text:span text:style-name="T211">Ud 31 : l</text:span>a domesticazione dell'Uro <text:span text:style-name="T212">e l'origine del bovino</text:span></text:p>
        <text:p text:style-name="P51">Ud 32 : il <text:span text:style-name="T11">Breeding back</text:span><text:span text:style-name="T213"> e il </text:span><text:span text:style-name="T214">progetto Tauros</text:span></text:p>
        <text:p text:style-name="P37">Ud 33 : i popoli delle renne</text:p>
        <text:p text:style-name="P37">Ud 34 : evoluzione e domesticazione</text:p>
        <text:p text:style-name="P37"/>
        <text:p text:style-name="P53"/>
        <text:p text:style-name="P53"/>
        <text:p text:style-name="P54"/>
        <text:p text:style-name="P247"/>
        <text:p text:style-name="P55"><text:span text:style-name="T63">MODULO </text:span><text:span text:style-name="T64">2</text:span><text:span text:style-name="T40">: </text:span><text:span text:style-name="T90">Morfofisiologia applicata</text:span></text:p>
        <text:p text:style-name="P24"><text:span text:style-name="T58">(competenz</text:span><text:span text:style-name="T59">a</text:span><text:span text:style-name="T58"> N° </text:span><text:span text:style-name="T60">2</text:span><text:span text:style-name="T58">)</text:span></text:p>
        <text:p text:style-name="P219"/>
        <text:p text:style-name="P202"><text:span text:style-name="T157">Ud 1 : c</text:span>aratteri zoognostici della testa nelle principali specie animali domestiche e nelle varie razze</text:p>
        <text:p text:style-name="P203"><text:span text:style-name="T157">Ud 2 : i</text:span>l processo della macellazione, le tare di macellazione, la resa al macello e in tagli disossati, <text:span text:style-name="T173">le parti di un animale macellato</text:span></text:p>
        <text:p text:style-name="P145"><text:span text:style-name="T77">Ud 3 : </text:span><text:span text:style-name="T81">Unbundling the cow</text:span><text:span text:style-name="T78"> </text:span><text:span text:style-name="T79">(</text:span><text:a xlink:type="simple" xlink:href="https://www.rethinkx.com/food-and-agriculture#food-and-agriculture-download" text:style-name="Internet_20_link" text:visited-style-name="Visited_20_Internet_20_Link"><text:span text:style-name="T150">https://www.rethinkx.com/food-and-agriculture#food-and-agriculture-download</text:span></text:a><text:span text:style-name="T80">)</text:span></text:p>
        <text:p text:style-name="P56"><text:span text:style-name="T33">Ud 4 : q</text:span><text:span text:style-name="T29">ualit</text:span><text:span text:style-name="T43">à della lana e diametro della fibra </text:span><text:span text:style-name="T45">nelle varie specie animali</text:span></text:p>
        <text:p text:style-name="P205"><text:span text:style-name="T157">Ud 5 : d</text:span>escrizione delle principali regioni zoognostiche della testa</text:p>
        <text:p text:style-name="P205"><text:span text:style-name="T157">Ud 6 : o</text:span>ssa della testa e stordimento meccanico</text:p>
        <text:p text:style-name="P56"><text:span text:style-name="T33">Ud 7 : a</text:span><text:span text:style-name="T30">natomia della testa:</text:span><text:span text:style-name="T31"> neurocranio e splancnocranio</text:span></text:p>
        <text:p text:style-name="P206"><text:span text:style-name="T157">Ud 8 : v</text:span>ie respiratorie, tratti del tubo digerente, epiglottide e velo palatino</text:p>
        <text:p text:style-name="P204"><text:span text:style-name="T157">Ud 9 : m</text:span>orfofisiologia dell'apparato respiratorio</text:p>
        <text:p text:style-name="P204"><text:span text:style-name="T157">Ud 10 : b</text:span>ovine da latte, cavalli da corsa <text:span text:style-name="T119">e levrieri</text:span></text:p>
        <text:p text:style-name="P56"><text:span text:style-name="T33">Ud 11 : s</text:span><text:span text:style-name="T32">truttura </text:span><text:span text:style-name="T30">istologica</text:span><text:span text:style-name="T32"> dei tessuti di rivestimento: cute e mucose</text:span></text:p>
        <text:p text:style-name="P207"><text:span text:style-name="T157">Ud 12 : s</text:span>truttura di un osso lungo, midollo osseo ematopoietico e cellule del sangue</text:p>
        <text:p text:style-name="P207"><text:span text:style-name="T157">Ud 13 : m</text:span>ucosa nasale e mucosa olfattiva</text:p>
        <text:p text:style-name="P207"><text:span text:style-name="T158">Ud 14 : c</text:span>aratteri zoognostici del collo nelle principali specie animali domestiche e nelle varie razze</text:p>
        <text:p text:style-name="P208"><text:span text:style-name="T158">Ud 15 : i</text:span> cavalli da tiro pesante</text:p>
        <text:p text:style-name="P209"><text:span text:style-name="T158">Ud 16 : d</text:span>escrizione delle principali regioni zoognostiche del collo</text:p>
        <text:p text:style-name="P209"><text:span text:style-name="T158">Ud 17 : a</text:span>natomia del collo: base scheletrica, corda dorsale e dischi intervertebrali, midollo spinale e muscoli</text:p>
        <text:p text:style-name="P210"><text:span text:style-name="T159">Ud 18 : c</text:span>aratteri zoognostici e base scheletrica del torace</text:p>
        <text:p text:style-name="P204"><text:span text:style-name="T159">Ud 19 : a</text:span>natomia del cuore e schema della circolazione generale</text:p>
        <text:p text:style-name="P211"><text:span text:style-name="T159">Ud 20 : d</text:span>escrizione delle regioni zoognostiche del torace</text:p>
        <text:p text:style-name="P212"><text:span text:style-name="T159">Ud 21 : a</text:span>ddome: base anatomica e descrizione delle singole regioni zoognostiche</text:p>
        <text:p text:style-name="P204"><text:span text:style-name="T159">Ud 22 : a</text:span>natomia delle cavità toracica e addominale</text:p>
        <text:p text:style-name="P212"><text:span text:style-name="T159">Ud 23 : d</text:span>efinizione, numero, topografia e forma dei complessi mammari nelle principali specie animali domestiche</text:p>
        <text:p text:style-name="P212"><text:span text:style-name="T159">Ud 24 : m</text:span>ezzi di sospensione e struttura del complesso mammario</text:p>
        <text:p text:style-name="P212"><text:span text:style-name="T159">Ud 25 : a</text:span>natomia del sistema cavitario</text:p>
        <text:p text:style-name="P212"><text:span text:style-name="T159">Ud 26 : b</text:span>ase anatomica e caratteri zoognostici della groppa</text:p>
        <text:p text:style-name="P225"/>
        <text:p text:style-name="P240"/>
        <text:p text:style-name="P239"><text:span text:style-name="T1">MODULO </text:span><text:span text:style-name="T4">3</text:span><text:span text:style-name="T166">: </text:span><text:span text:style-name="T109">Valutazione morfologica, </text:span><text:span text:style-name="T111">produzione della carne</text:span><text:span text:style-name="T109"> e miglioramento genetico</text:span></text:p>
        <text:p text:style-name="P241">(competenza N° <text:span text:style-name="T169">3</text:span>)</text:p>
        <text:p text:style-name="P225"/>
        <text:p text:style-name="P227"><text:span text:style-name="T160">Ud 1 : i</text:span> caratteri biometrici</text:p>
        <text:p text:style-name="P227"><text:span text:style-name="T160">Ud 2 : f</text:span>orma del tronco ed attitudine produttiva</text:p>
        <text:p text:style-name="P226"><text:span text:style-name="T160">Ud 3 : i</text:span> caratteri che determinano l'attitudine alla produzione di carne in un bovino e la loro valutazione: finezza scheletrica, muscolosità, velocità di accrescimento</text:p>
        <text:p text:style-name="P228"><text:span text:style-name="T160">Ud 4 : c</text:span>urve di crescita</text:p>
        <text:p text:style-name="P226"><text:span text:style-name="T160">Ud 5 : l</text:span>a qualità della carne</text:p>
        <text:p text:style-name="P226"><text:span text:style-name="T160">Ud 6 : s</text:span>pessore dei tagli, grasso sottocutaneo e di marezzatura in alcune razze bovine</text:p>
        <text:p text:style-name="P229">Ud 7 : la produzione nazionale, i mercati e i costi del suino da macelleria e del suino pesante</text:p>
        <text:p text:style-name="P230">Ud 8 : <text:span text:style-name="T174">bovini da carne: fabbisogni nutritivi, indice di conversione alimentare, precocità e maturazione commerciale</text:span></text:p>
        <text:p text:style-name="P231">Ud 9 : onde di crescita dei tessuti</text:p>
        <text:p text:style-name="P232">Ud 10 : principali categorie di bovini e di suini da macello</text:p>
        <text:p text:style-name="P233">Ud 11 : <text:span text:style-name="T98">principali caratteristiche relative alla produzione della carne bovina dei tipi genetici più utilizzati nei centri d'ingrasso italiani</text:span></text:p>
        <text:p text:style-name="P233"><text:span text:style-name="T98">U</text:span><text:span text:style-name="T97">d 12 : principali caratteristiche razziali e materne dei tipi genetici più diffusi negli allevamenti di bovini da carne in italia</text:span></text:p>
        <text:p text:style-name="P166">Ud 13 : principali tipi di incrocio</text:p>
        <text:p text:style-name="P166">Ud 14 : produzione di carne bovina con il metodo biologico</text:p>
        <text:p text:style-name="P201"><text:span text:style-name="T160">Ud 15 : s</text:span>chema della selezione dei riproduttori nella razza bovina piemontese: <text:span text:style-name="T160">il centro genetico e il centro tori</text:span></text:p>
        <text:p text:style-name="P33"><text:span text:style-name="T34">Ud </text:span><text:span text:style-name="T35">16</text:span><text:span text:style-name="T34"> : l</text:span><text:span text:style-name="T28">a valutazione dei torelli presso il centro genetico ("</text:span><text:span text:style-name="T76">Performance Test</text:span><text:span text:style-name="T28">" - modello 7)</text:span></text:p>
        <text:p text:style-name="P33"><text:soft-page-break/><text:span text:style-name="T38">Ud 1</text:span><text:span text:style-name="T39">7</text:span><text:span text:style-name="T38"> : </text:span><text:span text:style-name="T76">Progeny Test</text:span><text:span text:style-name="T28">: facilit</text:span><text:span text:style-name="T43">à di nascita e correttezza morfologica dei figli; facilità di parto delle figlie</text:span></text:p>
        <text:p text:style-name="P220"><text:span text:style-name="T161">Ud 18 : a</text:span>ssociazioni di razza, libri genealogici e registri anagrafici</text:p>
        <text:p text:style-name="P220"><text:span text:style-name="T161">Ud 19 : e</text:span>lementi_Zoognostica_Piemontese.pdf</text:p>
        <text:p text:style-name="P153"><text:span text:style-name="T150">(</text:span><text:a xlink:type="simple" xlink:href="http://www.anaborapi.it/index.php?view=article&amp;catid=11%3Avalutazioni-morfologiche&amp;id=200%3Azoognostica&amp;format=pdf&amp;option=com_content&amp;Itemid=13" text:style-name="Internet_20_link" text:visited-style-name="Visited_20_Internet_20_Link"><text:span text:style-name="T150">http://www.anaborapi.it/index.php?view=article&amp;catid=11%3Avalutazioni-morfologiche&amp;id=200%3Azoognostica&amp;format=pdf&amp;option=com_content&amp;Itemid=13</text:span></text:a><text:span text:style-name="T150">)</text:span></text:p>
        <text:p text:style-name="P220"><text:span text:style-name="T161">Ud 20 : </text:span>Norme_Tecniche_ANABORAPI.pdf: lo standard di razza</text:p>
        <text:p text:style-name="P13"><text:span text:style-name="T84">(</text:span><text:a xlink:type="simple" xlink:href="http://www.anaborapi.it/index.php?option=com_content&amp;view=article&amp;id=75:norme-tecniche&amp;catid=12:norme-regolamenti&amp;Itemid=14" text:style-name="Internet_20_link" text:visited-style-name="Visited_20_Internet_20_Link"><text:span text:style-name="T88">http://www.anaborapi.it/index.php?option=com_content&amp;view=article&amp;id=75:norme-tecniche&amp;catid=12:norme-regolamenti&amp;Itemid=14</text:span></text:a><text:span text:style-name="T84">)</text:span></text:p>
        <text:p text:style-name="P14"><text:span text:style-name="T85">Ud </text:span><text:span text:style-name="T86">21</text:span><text:span text:style-name="T85"> : c</text:span><text:span text:style-name="T84">onformità alla razza (</text:span><text:a xlink:type="simple" xlink:href="http://www.anaborapi.it/index.php?option=com_content&amp;view=article&amp;id=70:conformita&amp;catid=11:valutazioni-morfologiche&amp;Itemid=13" text:style-name="Internet_20_link" text:visited-style-name="Visited_20_Internet_20_Link"><text:span text:style-name="T88">http://www.anaborapi.it/index.php?option=com_content&amp;view=article&amp;id=70:conformita&amp;catid=11:valutazioni-morfologiche&amp;Itemid=13</text:span></text:a><text:span text:style-name="T87">)</text:span></text:p>
        <text:p text:style-name="P226"><text:span text:style-name="T162">Ud 22 : t</text:span>ecniche di allevamento: anticorpi, colostro e svezzamento</text:p>
        <text:p text:style-name="P226"><text:span text:style-name="T162">Ud 23 : c</text:span>onseguenze negative della selezione dei tori di razza piemontese (o di altre razze da carne) finalizzata esclusivamente al miglioramento della conformazione da carne</text:p>
        <text:p text:style-name="P147"><text:span text:style-name="T51">Ud </text:span><text:span text:style-name="T54">24</text:span><text:span text:style-name="T51"> : Visione del film “</text:span><text:span text:style-name="T75">Race</text:span><text:span text:style-name="T51">”</text:span><text:span text:style-name="T52"> </text:span><text:span text:style-name="T53">(</text:span><text:span text:style-name="T52">E. C. 2</text:span><text:span text:style-name="T53">)</text:span><text:span text:style-name="T74"><text:note text:id="ftn2" text:note-class="footnote"><text:note-citation>2</text:note-citation><text:note-body><text:p text:style-name="P146">Obiettivi: <text:span text:style-name="T117">presa di coscienza di quanto sia assurdo e pericoloso applicare i concetti e le tecniche del miglioramento genetico alla specie umana (eugenetica).</text:span> </text:p></text:note-body></text:note></text:span><text:span text:style-name="T43"> </text:span></text:p>
        <text:p text:style-name="P33"><text:span text:style-name="T16">Ud </text:span><text:span text:style-name="T17">25</text:span><text:span text:style-name="T16"> : m</text:span><text:span text:style-name="T15">iglioramento genetico </text:span><text:span text:style-name="T46">nelle bovine da latte: </text:span><text:span text:style-name="T49">principi generali</text:span></text:p>
        <text:p text:style-name="P221"><text:span text:style-name="T163">Ud 26 : p</text:span>rocesso di abilitazione dei tori all’Inseminazione Strumentale</text:p>
        <text:p text:style-name="P223"><text:span text:style-name="T163">Ud 27 : r</text:span>apporti fra geni: dominanza, epistasi, effetto additivo</text:p>
        <text:p text:style-name="P222"><text:span text:style-name="T163">Ud 28 : d</text:span>istribuzione di frequenza degli stati di un carattere quantitativo</text:p>
        <text:p text:style-name="P34"><text:span text:style-name="T49">Ud 2</text:span><text:span text:style-name="T50">9</text:span><text:span text:style-name="T49"> : v</text:span><text:span text:style-name="T44">alore riproduttivo </text:span><text:span text:style-name="T47">e </text:span><text:span text:style-name="T48">calcolo degli indici genetici</text:span></text:p>
        <text:p text:style-name="P222"><text:span text:style-name="T163">Ud 30 : </text:span><text:span text:style-name="T11">Performance test</text:span> delle figlie dei tori in prova di progenie: controlli funzionali della produzione di latte</text:p>
        <text:p text:style-name="P224"><text:span text:style-name="T163">Ud 31 : s</text:span>elezione per i caratteri funzionali nella razza bovina Frisona Italiana</text:p>
        <text:p text:style-name="P242"><text:span text:style-name="T163">Ud 32 : o</text:span>biettivi del miglioramento genetico nelle razze bovine da latte</text:p>
        <text:p text:style-name="P234"><text:span text:style-name="T164">Ud 33 : v</text:span>ariabilità ed ereditabilità dei caratteri</text:p>
        <text:p text:style-name="P235"><text:span text:style-name="T164">Ud 34 : g</text:span>li standard di razza</text:p>
        <text:p text:style-name="P236"><text:span text:style-name="T164">Ud 35 : r</text:span>elazione fra selezione e variabilità genetica e fenotipica</text:p>
        <text:p text:style-name="P236"><text:span text:style-name="T164">Ud 36 : g</text:span>li effetti della consanguineità</text:p>
        <text:p text:style-name="P248"/>
        <text:p text:style-name="P248"/>
        <text:p text:style-name="P248"/>
        <text:p text:style-name="P79"><text:span text:style-name="T65">MODULO </text:span><text:span text:style-name="T66">4</text:span><text:span text:style-name="T41">: </text:span><text:span text:style-name="T70">Esercitazioni pratiche in laboratorio </text:span><text:span text:style-name="T71">con </text:span><text:span text:style-name="T73">R</text:span><text:span text:style-name="T42"> </text:span><text:span text:style-name="T55">(competenza N° </text:span><text:span text:style-name="T56">4</text:span><text:span text:style-name="T55">)</text:span></text:p>
        <text:p text:style-name="P77"/>
        <text:p text:style-name="P77"/>
        <text:p text:style-name="P118"><text:span text:style-name="Absatz-Standardschriftart"><text:span text:style-name="T151"/></text:span></text:p>
        <text:p text:style-name="P118"><text:span text:style-name="Absatz-Standardschriftart"><text:span text:style-name="T185">ESERCITAZIONE</text:span></text:span><text:span text:style-name="Absatz-Standardschriftart"><text:span text:style-name="T186"> N° </text:span></text:span><text:span text:style-name="Absatz-Standardschriftart"><text:span text:style-name="T187">1</text:span></text:span><text:span text:style-name="Absatz-Standardschriftart"><text:span text:style-name="T186">: </text:span></text:span><text:span text:style-name="Absatz-Standardschriftart"><text:span text:style-name="T190">PESO CORPOREO E METABOLISMO BASALE</text:span></text:span></text:p>
        <text:p text:style-name="P118"><text:span text:style-name="Absatz-Standardschriftart"><text:span text:style-name="T154"/></text:span></text:p>
        <text:p text:style-name="P141"><text:span text:style-name="Absatz-Standardschriftart"><text:span text:style-name="T153"/></text:span></text:p>
        <text:p text:style-name="P141"><text:span text:style-name="Absatz-Standardschriftart"><text:span text:style-name="T153"/></text:span></text:p>
        <table:table table:name="Tabella7" table:style-name="Tabella7">
          <table:table-column table:style-name="Tabella7.A"/>
          <table:table-column table:style-name="Tabella7.B"/>
          <table:table-column table:style-name="Tabella7.C"/>
          <table:table-column table:style-name="Tabella7.D"/>
          <table:table-row>
            <table:table-cell table:style-name="Tabella7.A1" office:value-type="string">
              <text:p text:style-name="P2"><text:span text:style-name="Absatz-Standardschriftart"><text:span text:style-name="T125">PREREQUISITI</text:span></text:span><text:span text:style-name="Absatz-Standardschriftart"><text:span text:style-name="T135"> </text:span></text:span><text:span text:style-name="Absatz-Standardschriftart"><text:span text:style-name="T136">/</text:span></text:span><text:span text:style-name="Absatz-Standardschriftart"><text:span text:style-name="T140"> </text:span></text:span><text:span text:style-name="Absatz-Standardschriftart"><text:span text:style-name="T125">CONNESSIONI</text:span></text:span><text:span text:style-name="Absatz-Standardschriftart"><text:span text:style-name="T135"> </text:span></text:span><text:span text:style-name="Absatz-Standardschriftart"><text:span text:style-name="T125">CON</text:span></text:span><text:span text:style-name="Absatz-Standardschriftart"><text:span text:style-name="T141"> </text:span></text:span><text:span text:style-name="Absatz-Standardschriftart"><text:span text:style-name="T125">MODULI</text:span></text:span><text:span text:style-name="Absatz-Standardschriftart"><text:span text:style-name="T143"> </text:span></text:span><text:span text:style-name="Absatz-Standardschriftart"><text:span text:style-name="T136">E/O</text:span></text:span><text:span text:style-name="Absatz-Standardschriftart"><text:span text:style-name="T143"> </text:span></text:span><text:span text:style-name="Absatz-Standardschriftart"><text:span text:style-name="T125">UNITÀ</text:span></text:span><text:span text:style-name="Absatz-Standardschriftart"><text:span text:style-name="T144"> </text:span></text:span><text:span text:style-name="Absatz-Standardschriftart"><text:span text:style-name="T145">DIDATTICHE</text:span></text:span><text:span text:style-name="Absatz-Standardschriftart"><text:span text:style-name="T146"> </text:span></text:span><text:span text:style-name="Absatz-Standardschriftart"><text:span text:style-name="T125">PRECEDENTI</text:span></text:span></text:p>
            </table:table-cell>
            <table:table-cell table:style-name="Tabella7.A1" office:value-type="string">
              <text:p text:style-name="P116"/>
              <text:p text:style-name="P3"><text:span text:style-name="Absatz-Standardschriftart"><text:span text:style-name="T125">OBIETTIVI</text:span></text:span><text:span text:style-name="Absatz-Standardschriftart"><text:span text:style-name="T147"> </text:span></text:span><text:span text:style-name="Absatz-Standardschriftart"><text:span text:style-name="T125">MINIMI</text:span></text:span></text:p>
            </table:table-cell>
            <table:table-cell table:style-name="Tabella7.A1" office:value-type="string">
              <text:p text:style-name="P4"><text:span text:style-name="Absatz-Standardschriftart"><text:span text:style-name="T126">MODALITÀ</text:span></text:span><text:span text:style-name="Absatz-Standardschriftart"><text:span text:style-name="T147"> </text:span></text:span><text:span text:style-name="Absatz-Standardschriftart"><text:span text:style-name="T125">DI</text:span></text:span><text:span text:style-name="Absatz-Standardschriftart"><text:span text:style-name="T148"> </text:span></text:span><text:span text:style-name="Absatz-Standardschriftart"><text:span text:style-name="T125">VERIFICA </text:span></text:span><text:span text:style-name="Absatz-Standardschriftart"><text:span text:style-name="T127">E DI RECUPERO</text:span></text:span></text:p>
            </table:table-cell>
            <table:table-cell table:style-name="Tabella7.D1" office:value-type="string">
              <text:p text:style-name="P5"><text:span text:style-name="Absatz-Standardschriftart"><text:span text:style-name="T125">ABILITÀ</text:span></text:span><text:span text:style-name="Absatz-Standardschriftart"><text:span text:style-name="T149"> </text:span></text:span><text:span text:style-name="Absatz-Standardschriftart"><text:span text:style-name="T136">E</text:span></text:span><text:span text:style-name="Absatz-Standardschriftart"><text:span text:style-name="T135"> </text:span></text:span><text:span text:style-name="Absatz-Standardschriftart"><text:span text:style-name="T125">COMPETENZE</text:span></text:span><text:span text:style-name="Absatz-Standardschriftart"><text:span text:style-name="T142"> </text:span></text:span><text:span text:style-name="Absatz-Standardschriftart"><text:span text:style-name="T125">FINALI</text:span></text:span></text:p>
            </table:table-cell>
          </table:table-row>
          <table:table-row>
            <table:table-cell table:style-name="Tabella7.A2" office:value-type="string">
              <text:p text:style-name="P255"><text:span text:style-name="Absatz-Standardschriftart"><text:span text:style-name="T137">Nessuno</text:span></text:span></text:p>
            </table:table-cell>
            <table:table-cell table:style-name="Tabella7.B2" office:value-type="string">
              <text:p text:style-name="P256"><text:span text:style-name="Absatz-Standardschriftart"><text:span text:style-name="T128">Comprendere </text:span></text:span><text:span text:style-name="Absatz-Standardschriftart"><text:span text:style-name="T129">l</text:span></text:span><text:span text:style-name="Absatz-Standardschriftart"><text:span text:style-name="T130">a</text:span></text:span><text:span text:style-name="Absatz-Standardschriftart"><text:span text:style-name="T129"> relazione esistente fra il peso corporeo ed il metabolismo basale</text:span></text:span></text:p>
            </table:table-cell>
            <table:table-cell table:style-name="Tabella7.C2" office:value-type="string">
              <text:p text:style-name="P259"><text:span text:style-name="Absatz-Standardschriftart"><text:span text:style-name="T128">Relazione </text:span></text:span><text:span text:style-name="Absatz-Standardschriftart"><text:span text:style-name="T129">scritta</text:span></text:span></text:p>
            </table:table-cell>
            <table:table-cell table:style-name="Tabella7.D2" office:value-type="string">
              <text:p text:style-name="P256"><text:span text:style-name="Absatz-Standardschriftart"><text:span text:style-name="T121">Scaricare, preparare, analizzare i dati relativi alle </text:span></text:span><text:span text:style-name="Absatz-Standardschriftart"><text:span text:style-name="T122">due variabili,</text:span></text:span><text:span text:style-name="Absatz-Standardschriftart"><text:span text:style-name="T121"> costruire ed interpretare i grafici</text:span></text:span></text:p>
            </table:table-cell>
          </table:table-row>
        </table:table>
        <text:p text:style-name="P143"><text:span text:style-name="Absatz-Standardschriftart"><text:span text:style-name="T82"/></text:span></text:p>
        <text:p text:style-name="P118"><text:span text:style-name="Absatz-Standardschriftart"><text:span text:style-name="T152"/></text:span></text:p>
        <text:p text:style-name="P282"><text:span text:style-name="Absatz-Standardschriftart"><text:span text:style-name="T185"/></text:span></text:p>
        <text:p text:style-name="P281"><text:span text:style-name="Absatz-Standardschriftart"><text:span text:style-name="T185">ESERCITAZIONE</text:span></text:span><text:span text:style-name="Absatz-Standardschriftart"><text:span text:style-name="T186"> N° </text:span></text:span><text:span text:style-name="Absatz-Standardschriftart"><text:span text:style-name="T187">2</text:span></text:span><text:span text:style-name="Absatz-Standardschriftart"><text:span text:style-name="T186">: </text:span></text:span><text:span text:style-name="Absatz-Standardschriftart"><text:span text:style-name="T191">EARLY HOLOCENE SAHARA </text:span></text:span><text:span text:style-name="Absatz-Standardschriftart"><text:span text:style-name="T192">GREE</text:span></text:span><text:span text:style-name="Absatz-Standardschriftart"><text:span text:style-name="T193">N</text:span></text:span><text:span text:style-name="Absatz-Standardschriftart"><text:span text:style-name="T192">ING</text:span></text:span></text:p>
        <text:p text:style-name="P281"><text:span text:style-name="Absatz-Standardschriftart"><text:span text:style-name="T154"/></text:span></text:p>
        <text:p text:style-name="P285"><text:span text:style-name="Absatz-Standardschriftart"><text:span text:style-name="T153"/></text:span></text:p>
        <text:p text:style-name="P285"><text:span text:style-name="Absatz-Standardschriftart"><text:span text:style-name="T153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297"><text:span text:style-name="Absatz-Standardschriftart"><text:span text:style-name="T125">PREREQUISITI</text:span></text:span><text:span text:style-name="Absatz-Standardschriftart"><text:span text:style-name="T135"> </text:span></text:span><text:span text:style-name="Absatz-Standardschriftart"><text:span text:style-name="T136">/</text:span></text:span><text:span text:style-name="Absatz-Standardschriftart"><text:span text:style-name="T140"> </text:span></text:span><text:span text:style-name="Absatz-Standardschriftart"><text:span text:style-name="T125">CONNESSIONI</text:span></text:span><text:span text:style-name="Absatz-Standardschriftart"><text:span text:style-name="T135"> </text:span></text:span><text:span text:style-name="Absatz-Standardschriftart"><text:span text:style-name="T125">CON</text:span></text:span><text:span text:style-name="Absatz-Standardschriftart"><text:span text:style-name="T141"> </text:span></text:span><text:span text:style-name="Absatz-Standardschriftart"><text:span text:style-name="T125">MODULI</text:span></text:span><text:span text:style-name="Absatz-Standardschriftart"><text:span text:style-name="T143"> </text:span></text:span><text:span text:style-name="Absatz-Standardschriftart"><text:span text:style-name="T136">E/O</text:span></text:span><text:span text:style-name="Absatz-Standardschriftart"><text:span text:style-name="T143"> </text:span></text:span><text:span text:style-name="Absatz-Standardschriftart"><text:span text:style-name="T125">UNITÀ</text:span></text:span><text:span text:style-name="Absatz-Standardschriftart"><text:span text:style-name="T144"> </text:span></text:span><text:span text:style-name="Absatz-Standardschriftart"><text:span text:style-name="T145">DIDATTICHE</text:span></text:span><text:span text:style-name="Absatz-Standardschriftart"><text:span text:style-name="T146"> </text:span></text:span><text:span text:style-name="Absatz-Standardschriftart"><text:span text:style-name="T125">PRECEDENTI</text:span></text:span></text:p>
            </table:table-cell>
            <table:table-cell table:style-name="Table5.A1" office:value-type="string">
              <text:p text:style-name="P303"/>
              <text:p text:style-name="P298"><text:span text:style-name="Absatz-Standardschriftart"><text:span text:style-name="T125">OBIETTIVI</text:span></text:span><text:span text:style-name="Absatz-Standardschriftart"><text:span text:style-name="T147"> </text:span></text:span><text:span text:style-name="Absatz-Standardschriftart"><text:span text:style-name="T125">MINIMI</text:span></text:span></text:p>
            </table:table-cell>
            <table:table-cell table:style-name="Table5.A1" office:value-type="string">
              <text:p text:style-name="P299"><text:span text:style-name="Absatz-Standardschriftart"><text:span text:style-name="T126">MODALITÀ</text:span></text:span><text:span text:style-name="Absatz-Standardschriftart"><text:span text:style-name="T147"> </text:span></text:span><text:span text:style-name="Absatz-Standardschriftart"><text:span text:style-name="T125">DI</text:span></text:span><text:span text:style-name="Absatz-Standardschriftart"><text:span text:style-name="T148"> </text:span></text:span><text:span text:style-name="Absatz-Standardschriftart"><text:span text:style-name="T125">VERIFICA </text:span></text:span><text:span text:style-name="Absatz-Standardschriftart"><text:span text:style-name="T127">E DI RECUPERO</text:span></text:span></text:p>
            </table:table-cell>
            <table:table-cell table:style-name="Table5.D1" office:value-type="string">
              <text:p text:style-name="P300"><text:span text:style-name="Absatz-Standardschriftart"><text:span text:style-name="T125">ABILITÀ</text:span></text:span><text:span text:style-name="Absatz-Standardschriftart"><text:span text:style-name="T149"> </text:span></text:span><text:span text:style-name="Absatz-Standardschriftart"><text:span text:style-name="T136">E</text:span></text:span><text:span text:style-name="Absatz-Standardschriftart"><text:span text:style-name="T135"> </text:span></text:span><text:span text:style-name="Absatz-Standardschriftart"><text:span text:style-name="T125">COMPETENZE</text:span></text:span><text:span text:style-name="Absatz-Standardschriftart"><text:span text:style-name="T142"> </text:span></text:span><text:span text:style-name="Absatz-Standardschriftart"><text:span text:style-name="T125">FINALI</text:span></text:span></text:p>
            </table:table-cell>
          </table:table-row>
          <table:table-row>
            <table:table-cell table:style-name="Table5.A2" office:value-type="string">
              <text:p text:style-name="P308"><text:span text:style-name="Absatz-Standardschriftart"><text:span text:style-name="T139">Nessuno</text:span></text:span></text:p>
            </table:table-cell>
            <table:table-cell table:style-name="Table5.B2" office:value-type="string">
              <text:p text:style-name="P309"><text:span text:style-name="Absatz-Standardschriftart"><text:span text:style-name="T128">Comprendere </text:span></text:span><text:span text:style-name="Absatz-Standardschriftart"><text:span text:style-name="T132">la complessa relazione esistente fra temperatura media e piovosità</text:span></text:span></text:p>
            </table:table-cell>
            <table:table-cell table:style-name="Table5.C2" office:value-type="string">
              <text:p text:style-name="P312"><text:span text:style-name="Absatz-Standardschriftart"><text:span text:style-name="T128">Relazione </text:span></text:span><text:span text:style-name="Absatz-Standardschriftart"><text:span text:style-name="T129">scritta</text:span></text:span></text:p>
            </table:table-cell>
            <table:table-cell table:style-name="Table5.D2" office:value-type="string">
              <text:p text:style-name="P309"><text:span text:style-name="Absatz-Standardschriftart"><text:span text:style-name="T121">Scaricare, preparare, analizzare i dati relativi alle </text:span></text:span><text:span text:style-name="Absatz-Standardschriftart"><text:span text:style-name="T122">due variabili,</text:span></text:span><text:span text:style-name="Absatz-Standardschriftart"><text:span text:style-name="T121"> costruire ed interpretare i grafici</text:span></text:span></text:p>
            </table:table-cell>
          </table:table-row>
        </table:table>
        <text:p text:style-name="P288"><text:span text:style-name="Absatz-Standardschriftart"><text:span text:style-name="T82"/></text:span></text:p>
        <text:p text:style-name="P271"><text:span text:style-name="Absatz-Standardschriftart"><text:span text:style-name="T83"/></text:span></text:p>
        <text:p text:style-name="P282"><text:span text:style-name="Absatz-Standardschriftart"><text:span text:style-name="T185"/></text:span></text:p>
        <text:p text:style-name="P119"><text:span text:style-name="Absatz-Standardschriftart"><text:span text:style-name="T185">ESERCITAZIONE</text:span></text:span><text:span text:style-name="Absatz-Standardschriftart"><text:span text:style-name="T186"> N° </text:span></text:span><text:span text:style-name="Absatz-Standardschriftart"><text:span text:style-name="T187">3</text:span></text:span><text:span text:style-name="Absatz-Standardschriftart"><text:span text:style-name="T186">: </text:span></text:span><text:span text:style-name="Absatz-Standardschriftart"><text:span text:style-name="T191">STUDI DI ASSOCIAZIONE </text:span></text:span><text:span text:style-name="Absatz-Standardschriftart"><text:span text:style-name="T192">GENETICA</text:span></text:span></text:p>
        <text:p text:style-name="P119"><text:span text:style-name="Absatz-Standardschriftart"><text:span text:style-name="T154"/></text:span></text:p>
        <text:p text:style-name="P142"><text:span text:style-name="Absatz-Standardschriftart"><text:span text:style-name="T153"/></text:span></text:p>
        <text:p text:style-name="P142"><text:span text:style-name="Absatz-Standardschriftart"><text:span text:style-name="T153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>
            <table:table-cell table:style-name="Table3.A1" office:value-type="string">
              <text:p text:style-name="P6"><text:span text:style-name="Absatz-Standardschriftart"><text:span text:style-name="T125">PREREQUISITI</text:span></text:span><text:span text:style-name="Absatz-Standardschriftart"><text:span text:style-name="T135"> </text:span></text:span><text:span text:style-name="Absatz-Standardschriftart"><text:span text:style-name="T136">/</text:span></text:span><text:span text:style-name="Absatz-Standardschriftart"><text:span text:style-name="T140"> </text:span></text:span><text:span text:style-name="Absatz-Standardschriftart"><text:span text:style-name="T125">CONNESSIONI</text:span></text:span><text:span text:style-name="Absatz-Standardschriftart"><text:span text:style-name="T135"> </text:span></text:span><text:span text:style-name="Absatz-Standardschriftart"><text:span text:style-name="T125">CON</text:span></text:span><text:span text:style-name="Absatz-Standardschriftart"><text:span text:style-name="T141"> </text:span></text:span><text:span text:style-name="Absatz-Standardschriftart"><text:span text:style-name="T125">MODULI</text:span></text:span><text:span text:style-name="Absatz-Standardschriftart"><text:span text:style-name="T143"> </text:span></text:span><text:span text:style-name="Absatz-Standardschriftart"><text:span text:style-name="T136">E/O</text:span></text:span><text:span text:style-name="Absatz-Standardschriftart"><text:span text:style-name="T143"> </text:span></text:span><text:span text:style-name="Absatz-Standardschriftart"><text:span text:style-name="T125">UNITÀ</text:span></text:span><text:span text:style-name="Absatz-Standardschriftart"><text:span text:style-name="T144"> </text:span></text:span><text:span text:style-name="Absatz-Standardschriftart"><text:span text:style-name="T145">DIDATTICHE</text:span></text:span><text:span text:style-name="Absatz-Standardschriftart"><text:span text:style-name="T146"> </text:span></text:span><text:span text:style-name="Absatz-Standardschriftart"><text:span text:style-name="T125">PRECEDENTI</text:span></text:span></text:p>
            </table:table-cell>
            <table:table-cell table:style-name="Table3.A1" office:value-type="string">
              <text:p text:style-name="P117"/>
              <text:p text:style-name="P7"><text:span text:style-name="Absatz-Standardschriftart"><text:span text:style-name="T125">OBIETTIVI</text:span></text:span><text:span text:style-name="Absatz-Standardschriftart"><text:span text:style-name="T147"> </text:span></text:span><text:span text:style-name="Absatz-Standardschriftart"><text:span text:style-name="T125">MINIMI</text:span></text:span></text:p>
            </table:table-cell>
            <table:table-cell table:style-name="Table3.A1" office:value-type="string">
              <text:p text:style-name="P8"><text:span text:style-name="Absatz-Standardschriftart"><text:span text:style-name="T126">MODALITÀ</text:span></text:span><text:span text:style-name="Absatz-Standardschriftart"><text:span text:style-name="T147"> </text:span></text:span><text:span text:style-name="Absatz-Standardschriftart"><text:span text:style-name="T125">DI</text:span></text:span><text:span text:style-name="Absatz-Standardschriftart"><text:span text:style-name="T148"> </text:span></text:span><text:span text:style-name="Absatz-Standardschriftart"><text:span text:style-name="T125">VERIFICA </text:span></text:span><text:span text:style-name="Absatz-Standardschriftart"><text:span text:style-name="T127">E DI RECUPERO</text:span></text:span></text:p>
            </table:table-cell>
            <table:table-cell table:style-name="Table3.D1" office:value-type="string">
              <text:p text:style-name="P9"><text:span text:style-name="Absatz-Standardschriftart"><text:span text:style-name="T125">ABILITÀ</text:span></text:span><text:span text:style-name="Absatz-Standardschriftart"><text:span text:style-name="T149"> </text:span></text:span><text:span text:style-name="Absatz-Standardschriftart"><text:span text:style-name="T136">E</text:span></text:span><text:span text:style-name="Absatz-Standardschriftart"><text:span text:style-name="T135"> </text:span></text:span><text:span text:style-name="Absatz-Standardschriftart"><text:span text:style-name="T125">COMPETENZE</text:span></text:span><text:span text:style-name="Absatz-Standardschriftart"><text:span text:style-name="T142"> </text:span></text:span><text:span text:style-name="Absatz-Standardschriftart"><text:span text:style-name="T125">FINALI</text:span></text:span></text:p>
            </table:table-cell>
          </table:table-row>
          <table:table-row>
            <table:table-cell table:style-name="Table3.A2" office:value-type="string">
              <text:p text:style-name="P258"><text:span text:style-name="Absatz-Standardschriftart"><text:span text:style-name="T138">Meccanismi di trasmissione dei caratteri ereditari</text:span></text:span></text:p>
            </table:table-cell>
            <table:table-cell table:style-name="Table3.B2" office:value-type="string">
              <text:p text:style-name="P257"><text:span text:style-name="Absatz-Standardschriftart"><text:span text:style-name="T128">Comprendere </text:span></text:span><text:span text:style-name="Absatz-Standardschriftart"><text:span text:style-name="T131">il concetto di associazione genetica fra un marcatore ed un </text:span></text:span><text:span text:style-name="Absatz-Standardschriftart"><text:span text:style-name="T134">locus</text:span></text:span><text:span text:style-name="Absatz-Standardschriftart"><text:span text:style-name="T131"> che controlla un carattere di interesse economico</text:span></text:span></text:p>
            </table:table-cell>
            <table:table-cell table:style-name="Table3.C2" office:value-type="string">
              <text:p text:style-name="P260"><text:span text:style-name="Absatz-Standardschriftart"><text:span text:style-name="T128">Relazione </text:span></text:span><text:span text:style-name="Absatz-Standardschriftart"><text:span text:style-name="T129">scritta</text:span></text:span></text:p>
            </table:table-cell>
            <table:table-cell table:style-name="Table3.D2" office:value-type="string">
              <text:p text:style-name="P257"><text:span text:style-name="Absatz-Standardschriftart"><text:span text:style-name="T121">S</text:span></text:span><text:span text:style-name="Absatz-Standardschriftart"><text:span text:style-name="T123">imulare uno studio di associazione genetica</text:span></text:span></text:p>
            </table:table-cell>
          </table:table-row>
        </table:table>
        <text:p text:style-name="P144"><text:span text:style-name="Absatz-Standardschriftart"><text:span text:style-name="T82"/></text:span></text:p>
        <text:p text:style-name="P119"><text:span text:style-name="Absatz-Standardschriftart"><text:span text:style-name="T152"/></text:span></text:p>
        <text:p text:style-name="P269"><text:span text:style-name="Absatz-Standardschriftart"><text:span text:style-name="T83"/></text:span></text:p>
        <text:p text:style-name="P280"><text:span text:style-name="Absatz-Standardschriftart"><text:span text:style-name="T185">ESERCITAZIONE</text:span></text:span><text:span text:style-name="Absatz-Standardschriftart"><text:span text:style-name="T186"> N° </text:span></text:span><text:span text:style-name="Absatz-Standardschriftart"><text:span text:style-name="T187">4</text:span></text:span><text:span text:style-name="Absatz-Standardschriftart"><text:span text:style-name="T186">: </text:span></text:span><text:span text:style-name="Absatz-Standardschriftart"><text:span text:style-name="T194">MANIPULATING SEQUENCE DATA</text:span></text:span></text:p>
        <text:p text:style-name="P280"><text:span text:style-name="Absatz-Standardschriftart"><text:span text:style-name="T154"/></text:span></text:p>
        <text:p text:style-name="P284"><text:span text:style-name="Absatz-Standardschriftart"><text:span text:style-name="T153"/></text:span></text:p>
        <text:p text:style-name="P284"><text:span text:style-name="Absatz-Standardschriftart"><text:span text:style-name="T153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>
            <table:table-cell table:style-name="Table6.A1" office:value-type="string">
              <text:p text:style-name="P293"><text:span text:style-name="Absatz-Standardschriftart"><text:span text:style-name="T125">PREREQUISITI</text:span></text:span><text:span text:style-name="Absatz-Standardschriftart"><text:span text:style-name="T135"> </text:span></text:span><text:span text:style-name="Absatz-Standardschriftart"><text:span text:style-name="T136">/</text:span></text:span><text:span text:style-name="Absatz-Standardschriftart"><text:span text:style-name="T140"> </text:span></text:span><text:span text:style-name="Absatz-Standardschriftart"><text:span text:style-name="T125">CONNESSIONI</text:span></text:span><text:span text:style-name="Absatz-Standardschriftart"><text:span text:style-name="T135"> </text:span></text:span><text:span text:style-name="Absatz-Standardschriftart"><text:span text:style-name="T125">CON</text:span></text:span><text:span text:style-name="Absatz-Standardschriftart"><text:span text:style-name="T141"> </text:span></text:span><text:span text:style-name="Absatz-Standardschriftart"><text:span text:style-name="T125">MODULI</text:span></text:span><text:span text:style-name="Absatz-Standardschriftart"><text:span text:style-name="T143"> </text:span></text:span><text:span text:style-name="Absatz-Standardschriftart"><text:span text:style-name="T136">E/O</text:span></text:span><text:span text:style-name="Absatz-Standardschriftart"><text:span text:style-name="T143"> </text:span></text:span><text:span text:style-name="Absatz-Standardschriftart"><text:span text:style-name="T125">UNITÀ</text:span></text:span><text:span text:style-name="Absatz-Standardschriftart"><text:span text:style-name="T144"> </text:span></text:span><text:span text:style-name="Absatz-Standardschriftart"><text:span text:style-name="T145">DIDATTICHE</text:span></text:span><text:span text:style-name="Absatz-Standardschriftart"><text:span text:style-name="T146"> </text:span></text:span><text:span text:style-name="Absatz-Standardschriftart"><text:span text:style-name="T125">PRECEDENTI</text:span></text:span></text:p>
            </table:table-cell>
            <table:table-cell table:style-name="Table6.A1" office:value-type="string">
              <text:p text:style-name="P302"/>
              <text:p text:style-name="P294"><text:span text:style-name="Absatz-Standardschriftart"><text:span text:style-name="T125">OBIETTIVI</text:span></text:span><text:span text:style-name="Absatz-Standardschriftart"><text:span text:style-name="T147"> </text:span></text:span><text:span text:style-name="Absatz-Standardschriftart"><text:span text:style-name="T125">MINIMI</text:span></text:span></text:p>
            </table:table-cell>
            <table:table-cell table:style-name="Table6.A1" office:value-type="string">
              <text:p text:style-name="P295"><text:span text:style-name="Absatz-Standardschriftart"><text:span text:style-name="T126">MODALITÀ</text:span></text:span><text:span text:style-name="Absatz-Standardschriftart"><text:span text:style-name="T147"> </text:span></text:span><text:span text:style-name="Absatz-Standardschriftart"><text:span text:style-name="T125">DI</text:span></text:span><text:span text:style-name="Absatz-Standardschriftart"><text:span text:style-name="T148"> </text:span></text:span><text:span text:style-name="Absatz-Standardschriftart"><text:span text:style-name="T125">VERIFICA </text:span></text:span><text:span text:style-name="Absatz-Standardschriftart"><text:span text:style-name="T127">E DI RECUPERO</text:span></text:span></text:p>
            </table:table-cell>
            <table:table-cell table:style-name="Table6.D1" office:value-type="string">
              <text:p text:style-name="P296"><text:span text:style-name="Absatz-Standardschriftart"><text:span text:style-name="T125">ABILITÀ</text:span></text:span><text:span text:style-name="Absatz-Standardschriftart"><text:span text:style-name="T149"> </text:span></text:span><text:span text:style-name="Absatz-Standardschriftart"><text:span text:style-name="T136">E</text:span></text:span><text:span text:style-name="Absatz-Standardschriftart"><text:span text:style-name="T135"> </text:span></text:span><text:span text:style-name="Absatz-Standardschriftart"><text:span text:style-name="T125">COMPETENZE</text:span></text:span><text:span text:style-name="Absatz-Standardschriftart"><text:span text:style-name="T142"> </text:span></text:span><text:span text:style-name="Absatz-Standardschriftart"><text:span text:style-name="T125">FINALI</text:span></text:span></text:p>
            </table:table-cell>
          </table:table-row>
          <table:table-row>
            <table:table-cell table:style-name="Table6.A2" office:value-type="string">
              <text:p text:style-name="P306"><text:span text:style-name="Absatz-Standardschriftart"><text:span text:style-name="T139">Nessuno</text:span></text:span></text:p>
            </table:table-cell>
            <table:table-cell table:style-name="Table6.B2" office:value-type="string">
              <text:p text:style-name="P307"><text:span text:style-name="Absatz-Standardschriftart"><text:span text:style-name="T128">Comprendere </text:span></text:span><text:span text:style-name="Absatz-Standardschriftart"><text:span text:style-name="T133">come l'mRNA venga tradotto in sequenze amminoacidiche</text:span></text:span></text:p>
            </table:table-cell>
            <table:table-cell table:style-name="Table6.C2" office:value-type="string">
              <text:p text:style-name="P311"><text:span text:style-name="Absatz-Standardschriftart"><text:span text:style-name="T128">Relazione </text:span></text:span><text:span text:style-name="Absatz-Standardschriftart"><text:span text:style-name="T129">scritta</text:span></text:span></text:p>
            </table:table-cell>
            <table:table-cell table:style-name="Table6.D2" office:value-type="string">
              <text:p text:style-name="P307"><text:span text:style-name="Absatz-Standardschriftart"><text:span text:style-name="T124">Usare alcuni strumenti bioinformatici per manipolare le sequenze di DNA</text:span></text:span></text:p>
            </table:table-cell>
          </table:table-row>
        </table:table>
        <text:p text:style-name="P287"><text:span text:style-name="Absatz-Standardschriftart"><text:span text:style-name="T82"/></text:span></text:p>
        <text:p text:style-name="P270"><text:span text:style-name="Absatz-Standardschriftart"><text:span text:style-name="T83"/></text:span></text:p>
        <text:p text:style-name="P60"><text:span text:style-name="T112">Valutazione</text:span><text:span text:style-name="T217">:</text:span></text:p>
        <text:list xml:id="list1782497061" text:style-name="L1">
          <text:list-item>
            <text:p text:style-name="P266">interrogazion<text:span text:style-name="T118">i</text:span> orali (programmate solo per gli alunni con DSA)</text:p>
          </text:list-item>
          <text:list-item>
            <text:p text:style-name="P267">prove pratiche</text:p>
          </text:list-item>
          <text:list-item>
            <text:p text:style-name="P268">relazioni scritte</text:p>
          </text:list-item>
        </text:list>
        <text:p text:style-name="P213"/>
        <text:p text:style-name="P214"/>
        <text:p text:style-name="P214"/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table:number-columns-spanned="2" office:value-type="string">
              <text:p text:style-name="P31">OBIETTIVI MINIMI DI APPRENDIMENTO DA RAGGIUNGERE AL TERMINE </text:p>
              <text:p text:style-name="P31">DELL’A.S. 202<text:span text:style-name="T179">5</text:span>-2<text:span text:style-name="T180">6</text:span></text:p>
            </table:table-cell>
            <table:covered-table-cell/>
          </table:table-row>
          <table:table-row>
            <table:table-cell table:style-name="Tabella2.A2" office:value-type="string">
              <text:p text:style-name="P31"/>
              <text:p text:style-name="P31">CONOSCENZE DI BASE</text:p>
            </table:table-cell>
            <table:table-cell table:style-name="Tabella2.B2" office:value-type="string">
              <text:p text:style-name="P31"/>
              <text:p text:style-name="P31">ABILIT<text:span text:style-name="T107">À</text:span> NECESSARIE</text:p>
              <text:p text:style-name="P31"/>
            </table:table-cell>
          </table:table-row>
          <table:table-row>
            <table:table-cell table:style-name="Tabella2.A2" office:value-type="string">
              <text:list xml:id="list2926656632" text:style-name="WW8Num3">
                <text:list-header>
                  <text:p text:style-name="P272"/>
                </text:list-header>
                <text:list-item>
                  <text:p text:style-name="P273">Razze principali delle varie specie domestiche</text:p>
                  <text:p text:style-name="P273"/>
                </text:list-item>
                <text:list-item>
                  <text:p text:style-name="P273">Principali regioni corporee</text:p>
                </text:list-item>
              </text:list>
              <text:p text:style-name="P158"/>
              <text:p text:style-name="P158"/>
              <text:list xml:id="list111321889349497" text:continue-numbering="true" text:style-name="WW8Num3">
                <text:list-item>
                  <text:p text:style-name="P274">Meccanismi di trasmissione dei caratteri ereditari</text:p>
                </text:list-item>
              </text:list>
              <text:p text:style-name="P182"/>
            </table:table-cell>
            <table:table-cell table:style-name="Tabella2.B2" office:value-type="string">
              <text:p text:style-name="P173"/>
              <text:p text:style-name="P157">riconoscere le razze</text:p>
              <text:p text:style-name="P157"/>
              <text:p text:style-name="P157"/>
              <text:p text:style-name="P25"><text:span text:style-name="T95">riconoscere</text:span><text:span text:style-name="T96"> la relazione </text:span><text:span text:style-name="T95">esistente</text:span><text:span text:style-name="T96"> fra morfologia corporea ed attitudine produttiva</text:span></text:p>
              <text:p text:style-name="P264"/>
              <text:p text:style-name="P26"><text:span text:style-name="T96">a</text:span><text:span text:style-name="T94">pplicare il concetto di </text:span><text:span text:style-name="T102">«</text:span><text:span text:style-name="T94">associazione genetica</text:span><text:span text:style-name="T102">»</text:span></text:p>
            </table:table-cell>
          </table:table-row>
        </table:table>
        <text:p text:style-name="P215"/>
        <text:p text:style-name="P72"/>
        <text:p text:style-name="P67"/>
        <text:p text:style-name="P84"/>
        <text:p text:style-name="P32">3.<text:span text:style-name="T201"> INDICATORI DI VALUTAZIONE: MODELLO DI CERTIFICAZIONE OM 9/2010</text:span></text:p>
        <text:p text:style-name="P191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108"><text:line-break/>LIVELLO</text:p>
            </table:table-cell>
            <table:table-cell table:style-name="Table10.B1" office:value-type="string">
              <text:p text:style-name="P108"><text:line-break/>DESCRITTORI (livelli di padronanza) </text:p>
            </table:table-cell>
            <table:table-cell table:style-name="Table10.C1" office:value-type="string">
              <text:p text:style-name="P109"/>
              <text:p text:style-name="P108">VOTO</text:p>
            </table:table-cell>
          </table:table-row>
          <table:table-row table:style-name="Table10.2">
            <table:table-cell table:style-name="Table10.A1" office:value-type="string">
              <text:p text:style-name="P108">0 (non raggiunto)</text:p>
            </table:table-cell>
            <table:table-cell table:style-name="Table10.B2" office:value-type="string">
              <text:p text:style-name="P97">Non è autonomo nello svolgere il compito, nella scelta degli strumenti e/o delle informazioni e procede, con fatica, solo se supportato</text:p>
              <text:p text:style-name="P97">L’allievo ha un atteggiamento discontinuo nella ricerca delle informazioni e si muove con scarsi elementi di metodo</text:p>
              <text:p text:style-name="P115">Nel gruppo di lavoro coopera solo in compiti limitati, che porta a termine solo se sollecitato</text:p>
              <text:p text:style-name="P97">La valutazione del lavoro avviene in modo lacunoso</text:p>
              <text:p text:style-name="P115">L’allievo ha difficoltà a comunicare e ad ascoltare i pari, è disponibile saltuariamente a socializzare le esperienze</text:p>
              <text:p text:style-name="P115"/>
            </table:table-cell>
            <table:table-cell table:style-name="Table10.C2" office:value-type="string">
              <text:p text:style-name="P100">1 - 5</text:p>
            </table:table-cell>
          </table:table-row>
          <table:table-row table:style-name="Table10.3">
            <table:table-cell table:style-name="Table10.A1" office:value-type="string">
              <text:p text:style-name="P108">1 (base)</text:p>
              <text:p text:style-name="P112">Svolgere compiti semplici, sotto la diretta supervisione, in un contesto strutturato</text:p>
              <text:p text:style-name="P198"/>
              <text:p text:style-name="P200"/>
            </table:table-cell>
            <table:table-cell table:style-name="Table10.B3" office:value-type="string">
              <text:p text:style-name="P98">Coglie <text:s/>in modo semplice <text:s/>gli elementi significativi per poter confrontare i fenomeni accaduti in aree diverse.</text:p>
              <text:p text:style-name="P98">L’allievo ricerca le informazioni di base, raccogliendole e organizzandole in maniera appena adeguata</text:p>
              <text:p text:style-name="P98">Comprende e rappresenta <text:s/>contenuti storici non complessi con un linguaggio elementare</text:p>
            </table:table-cell>
            <table:table-cell table:style-name="Table10.C3" office:value-type="string">
              <text:p text:style-name="P100">6</text:p>
            </table:table-cell>
          </table:table-row>
          <table:table-row table:style-name="Table10.4">
            <table:table-cell table:style-name="Table10.A1" office:value-type="string">
              <text:p text:style-name="P108">2 (intermedio)</text:p>
              <text:p text:style-name="P113">Svolgere compiti e risolvere problemi ricorrenti usando strumenti e regole semplici, sotto la supervisione con un certo grado di autonomia</text:p>
            </table:table-cell>
            <table:table-cell table:style-name="Table10.B4" office:value-type="string">
              <text:p text:style-name="P110"/>
              <text:p text:style-name="P115">Ha una buona motivazione all’ esplorazione e all’approfondimento dell’argomento proposto.</text:p>
              <text:p text:style-name="P103"><text:span text:style-name="T183"><text:s/></text:span><text:span text:style-name="T195">Ricerca informazioni / dati ed elementi che caratterizzano il problema</text:span></text:p>
              <text:p text:style-name="P115">Trasferisce saperi e saper fare in situazioni nuove, adattandoli e rielaborandoli nel nuovo contesto, individuando i collegamenti opportuni</text:p>
              <text:p text:style-name="P97">Ricerca, raccoglie e organizza le informazioni con discreta attenzione al metodo. <text:s/></text:p>
              <text:p text:style-name="P97">Sa ritrovare e riutilizzare le informazioni al momento opportuno, dà un suo contributo di base all’ interpretazione <text:s/>data</text:p>
              <text:p text:style-name="P99"/>
            </table:table-cell>
            <table:table-cell table:style-name="Table10.C4" office:value-type="string">
              <text:p text:style-name="P100">7 - 8</text:p>
            </table:table-cell>
          </table:table-row>
          <table:table-row table:style-name="Table10.4">
            <table:table-cell table:style-name="Table10.A1" office:value-type="string">
              <text:p text:style-name="P199">3 (avanzato)</text:p>
              <text:p text:style-name="P112">Svolgere compiti e risolvere problemi scegliendo e applicando metodi di base, strumenti, materiali ed informazioni Assumere la responsabilità di portare a termine compiti nell'ambito del lavoro o dello studio. Adeguare il proprio comportamento alle circostanze nella soluzione dei problemi</text:p>
              <text:p text:style-name="P200"/>
            </table:table-cell>
            <table:table-cell table:style-name="Table10.B5" office:value-type="string">
              <text:p text:style-name="P97">Utilizza le conoscenze apprese per stabilire obiettivi realistici </text:p>
              <text:p text:style-name="P97">Critica opportunamente l’informazione ricevuta valutandone l’attendibilità </text:p>
              <text:p text:style-name="P97">Sa rapportare in modo costruttivo le informazioni apprese al mondo d’oggi.</text:p>
              <text:p text:style-name="P97">È in grado di distinguere fonti storiche da relazioni storiografiche</text:p>
              <text:p text:style-name="P103"><text:span text:style-name="T183"><text:s/></text:span><text:span text:style-name="T103">L’allievo dimostra di procedere con una costante attenzione valutativa del proprio lavoro </text:span></text:p>
              <text:p text:style-name="P97">Ricerca, raccoglie e organizza le informazioni con attenzione al metodo. Le sa ritrovare e riutilizzare al momento opportuno e interpretare secondo una chiave di lettura appropriata.</text:p>
              <text:p text:style-name="P97"/>
              <text:p text:style-name="P97"/>
            </table:table-cell>
            <table:table-cell table:style-name="Table10.C5" office:value-type="string">
              <text:p text:style-name="P100">9 - 10</text:p>
            </table:table-cell>
          </table:table-row>
        </table:table>
        <text:p text:style-name="P67"/>
        <text:p text:style-name="P67"/>
        <text:list xml:id="list3006491186" text:style-name="WW8Num2">
          <text:list-item>
            <text:p text:style-name="P275">METODOLOGIE E STRATEGIE DIDATTICHE</text:p>
          </text:list-item>
        </text:list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61"><text:span text:style-name="T8"><text:s text:c="4"/></text:span><text:span text:style-name="T7"><text:s/></text:span><text:span text:style-name="T103">Lezione frontale</text:span></text:p>
            </table:table-cell>
            <table:table-cell table:style-name="Table13.B1" office:value-type="string">
              <text:p text:style-name="P61"><text:span text:style-name="T9">☑</text:span><text:span text:style-name="T7"> </text:span><text:span text:style-name="T103">Lezione partecipata</text:span><text:span text:style-name="T6"> <text:s text:c="22"/></text:span><text:span text:style-name="T103"><text:s text:c="2"/></text:span></text:p>
            </table:table-cell>
            <table:table-cell table:style-name="Table13.C1" office:value-type="string">
              <text:p text:style-name="P61"><text:span text:style-name="T9">☑</text:span><text:span text:style-name="T10"> </text:span><text:span text:style-name="T103">Lavoro di gruppo <text:s text:c="29"/></text:span></text:p>
            </table:table-cell>
          </table:table-row>
          <table:table-row table:style-name="Table13.2">
            <table:table-cell table:style-name="Table13.A2" office:value-type="string">
              <text:p text:style-name="P61"><text:span text:style-name="T8"><text:s text:c="5"/></text:span><text:span text:style-name="T103">Ricerca individuale e/o di gruppo <text:s text:c="11"/></text:span></text:p>
            </table:table-cell>
            <table:table-cell table:style-name="Table13.B2" office:value-type="string">
              <text:p text:style-name="P61"><text:span text:style-name="T9">☑</text:span><text:span text:style-name="T183"> </text:span><text:span text:style-name="T103">Lezione multimediale <text:s text:c="12"/></text:span></text:p>
            </table:table-cell>
            <table:table-cell table:style-name="Table13.C2" office:value-type="string">
              <text:p text:style-name="P61"><text:span text:style-name="T9">☑</text:span><text:span text:style-name="T10"> </text:span><text:span text:style-name="T103">Attività di laboratorio <text:s text:c="12"/></text:span></text:p>
            </table:table-cell>
          </table:table-row>
          <table:table-row table:style-name="Table13.1">
            <table:table-cell table:style-name="Table13.A3" office:value-type="string">
              <text:p text:style-name="P61"><text:span text:style-name="T9">☑</text:span><text:span text:style-name="T10"> </text:span><text:span text:style-name="T103">Esercitazioni pratiche</text:span></text:p>
            </table:table-cell>
            <table:table-cell table:style-name="Table13.B3" office:value-type="string">
              <text:p text:style-name="P61"><text:span text:style-name="T9">☑</text:span><text:span text:style-name="T183"> </text:span><text:span text:style-name="T14">Problem solving</text:span><text:span text:style-name="T103"> <text:s text:c="30"/></text:span></text:p>
            </table:table-cell>
            <table:table-cell table:style-name="Table13.C3" office:value-type="string">
              <text:p text:style-name="P61"><text:span text:style-name="T7"><text:s text:c="5"/></text:span><text:span text:style-name="T14">Brainstorming</text:span><text:span text:style-name="T103"> <text:s text:c="41"/></text:span></text:p>
            </table:table-cell>
          </table:table-row>
        </table:table>
        <text:p text:style-name="P36"><text:span text:style-name="T10"><text:s/></text:span><text:span text:style-name="T183"><text:s text:c="2"/></text:span></text:p>
        <text:p text:style-name="P65"/>
        <text:p text:style-name="P65"/>
        <text:list xml:id="list111322514489142" text:continue-numbering="true" text:style-name="WW8Num2">
          <text:list-item>
            <text:p text:style-name="P276">ATTREZZATURE E STRUMENTI DIDATTICI</text:p>
          </text:list-item>
        </text:list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column table:style-name="Table14.E"/>
          <table:table-row table:style-name="Table14.1">
            <table:table-cell table:style-name="Table14.A1" office:value-type="string">
              <text:p text:style-name="P62"><text:span text:style-name="T7"><text:s text:c="4"/></text:span><text:span text:style-name="T183"><text:s/></text:span><text:span text:style-name="T103">Libro/i di testo</text:span></text:p>
            </table:table-cell>
            <table:table-cell table:style-name="Table14.B1" office:value-type="string">
              <text:p text:style-name="P62"><text:span text:style-name="T7"><text:s text:c="4"/></text:span><text:span text:style-name="T103">Testi di consultazione <text:s text:c="3"/></text:span></text:p>
            </table:table-cell>
            <table:table-cell table:style-name="Table14.B1" office:value-type="string">
              <text:p text:style-name="P62"><text:span text:style-name="T7"><text:s text:c="3"/></text:span><text:span text:style-name="T10"><text:s/></text:span><text:span text:style-name="T103">Fotocopie <text:s text:c="5"/></text:span></text:p>
            </table:table-cell>
            <table:table-cell table:style-name="Table14.B1" office:value-type="string">
              <text:p text:style-name="P62"><text:span text:style-name="T9">☑</text:span><text:span text:style-name="T10"> </text:span><text:span text:style-name="T103">Laboratori</text:span></text:p>
            </table:table-cell>
            <table:table-cell table:style-name="Table14.E1" office:value-type="string">
              <text:p text:style-name="P62"><text:span text:style-name="T7"><text:s text:c="2"/></text:span><text:span text:style-name="T183"><text:s text:c="3"/></text:span><text:span text:style-name="T103">Palestra</text:span></text:p>
            </table:table-cell>
          </table:table-row>
          <table:table-row table:style-name="Table14.1">
            <table:table-cell table:style-name="Table14.A2" office:value-type="string">
              <text:p text:style-name="P62"><text:span text:style-name="T9">☑</text:span><text:span text:style-name="T10"> </text:span><text:span text:style-name="T103">Computer <text:s text:c="14"/></text:span></text:p>
            </table:table-cell>
            <table:table-cell table:style-name="Table14.B2" office:value-type="string">
              <text:p text:style-name="P62"><text:span text:style-name="T9">☑</text:span><text:span text:style-name="T10"> </text:span><text:span text:style-name="T103">Sussidi multimediali <text:s text:c="9"/></text:span><text:span text:style-name="T183"><text:s text:c="19"/></text:span></text:p>
            </table:table-cell>
            <table:table-cell table:style-name="Table14.B2" office:value-type="string">
              <text:p text:style-name="P62"><text:span text:style-name="T7"><text:s text:c="3"/></text:span><text:span text:style-name="T183"><text:s/></text:span><text:span text:style-name="T103">Audioregistratore <text:s/></text:span></text:p>
            </table:table-cell>
            <table:table-cell table:style-name="Table14.B2" office:value-type="string">
              <text:p text:style-name="P62"><text:span text:style-name="T7"><text:s text:c="5"/></text:span><text:span text:style-name="T10"><text:s/></text:span><text:span text:style-name="T103">LIM <text:s/></text:span></text:p>
            </table:table-cell>
            <table:table-cell table:style-name="Table14.E2" office:value-type="string">
              <text:p text:style-name="P63"><text:span text:style-name="T9">☑</text:span><text:span text:style-name="T183"> </text:span><text:span text:style-name="T184">software didattici</text:span></text:p>
            </table:table-cell>
          </table:table-row>
        </table:table>
        <text:p text:style-name="P92"><text:s text:c="18"/></text:p>
        <text:p text:style-name="P82"/>
        <text:p text:style-name="P82"/>
        <text:list xml:id="list111322483092204" text:continue-numbering="true" text:style-name="WW8Num2">
          <text:list-item>
            <text:p text:style-name="P277">MODALIT<text:span text:style-name="T115">À</text:span> DI VERIFICA DEL LIVELLO DI APPRENDIMENTO</text:p>
          </text:list-item>
        </text:list>
        <text:p text:style-name="P192"/>
        <text:p text:style-name="P192"/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P194">TIPOLOGIA DI PROVE DI VERIFICA <text:s/></text:p>
            </table:table-cell>
            <table:table-cell table:style-name="Tabella9.A1" office:value-type="string">
              <text:p text:style-name="P195">SCANSIONE TEMPORALE</text:p>
            </table:table-cell>
          </table:table-row>
          <table:table-row>
            <table:table-cell table:style-name="Tabella9.A1" office:value-type="string">
              <text:p text:style-name="P64"><text:s text:c="22"/></text:p>
              <text:p text:style-name="P35"><text:span text:style-name="T9">☑</text:span><text:span text:style-name="T10"> </text:span><text:span text:style-name="T103">Interrogazioni </text:span><text:span text:style-name="T105">orali</text:span><text:span text:style-name="T103"> </text:span><text:span text:style-name="T105">(in caso di DAD </text:span><text:span text:style-name="T103">in video conferenza</text:span><text:span text:style-name="T105">)</text:span></text:p>
              <text:p text:style-name="P64"><text:s/></text:p>
              <text:p text:style-name="P35"><text:span text:style-name="T9">☑</text:span><text:span text:style-name="T183"> </text:span><text:span text:style-name="T103">Osservazioni sul comportamento di lavoro (partecipazione, impegno, metodo di studio e di lavoro, etc.)</text:span></text:p>
            </table:table-cell>
            <table:table-cell table:style-name="Tabella9.A1" office:value-type="string">
              <text:p text:style-name="P190">Numero <text:s/>Verifiche previste per il trimestre/quadrimestre</text:p>
              <text:p text:style-name="P36"><text:line-break/><text:span text:style-name="T26">O</text:span><text:span text:style-name="T25">rali </text:span><text:span text:style-name="T27">5</text:span><text:span text:style-name="T26">-</text:span><text:span text:style-name="T27">7</text:span></text:p>
              <text:p text:style-name="P36"><text:s/></text:p>
              <text:p text:style-name="P36"><text:span text:style-name="T108">TRIMESTRE</text:span>:</text:p>
              <text:p text:style-name="P36"/>
              <text:p text:style-name="P36"><text:span text:style-name="T170">2</text:span>-<text:span text:style-name="T170">3</text:span> interrogazioni <text:span text:style-name="T200">orali</text:span></text:p>
              <text:p text:style-name="P36"/>
              <text:p text:style-name="P36"/>
              <text:p text:style-name="P36"><text:span text:style-name="T108">PENTAMESTRE</text:span>:</text:p>
              <text:p text:style-name="P36"/>
              <text:p text:style-name="P36"><text:span text:style-name="T170">3</text:span>-<text:span text:style-name="T170">4</text:span> interrogazioni <text:span text:style-name="T200">orali</text:span></text:p>
              <text:p text:style-name="P197"/>
            </table:table-cell>
          </table:table-row>
          <table:table-row>
            <table:table-cell table:style-name="Tabella9.A1" table:number-columns-spanned="2" office:value-type="string">
              <text:p text:style-name="P74">L’organizzazione del recupero si basa su iniziative in itinere, durante le ore curriculari, o in orario pomeridiano, compatibilmente con le disponibilità finanziarie, si adopereranno le seguenti strategie e metodologie didattiche:</text:p>
              <text:p text:style-name="P93"><text:s text:c="2"/></text:p>
              <text:p text:style-name="P58"><text:span text:style-name="T9">☑</text:span><text:span text:style-name="T183"> </text:span><text:span text:style-name="T103">Riproposizione dei contenuti in forma diversificata;</text:span></text:p>
              <text:p text:style-name="P73"/>
              <text:p text:style-name="P59"><text:span text:style-name="T9">☑</text:span><text:span text:style-name="T183"> </text:span><text:span text:style-name="T103">Esercitazioni per migliorare il metodo di studio e di lavoro;</text:span></text:p>
            </table:table-cell>
            <table:covered-table-cell/>
          </table:table-row>
        </table:table>
        <text:p text:style-name="P193"/>
        <text:p text:style-name="P64"/>
        <text:p text:style-name="P69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Footlight MT Light" svg:font-family="'Footlight MT Light'" style:font-family-generic="roma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, 'ＭＳ 明朝'" style:font-family-generic="modern"/>
    <style:font-face style:name="OpenSymbol" svg:font-family="OpenSymbol" style:font-charset="x-symbol"/>
    <style:font-face style:name="OpenSymbol1" svg:font-family="OpenSymbol"/>
    <style:font-face style:name="Songti SC" svg:font-family="'Songti SC'" style:font-family-generic="system" style:font-pitch="variable"/>
    <style:font-face style:name="Symbol" svg:font-family="Symbol" style:font-family-generic="roman" style:font-pitch="variable" style:font-charset="x-symbol"/>
    <style:font-face style:name="SymbolMT" svg:font-family="SymbolMT, Cambria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it" fo:country="IT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margin-top="0.635cm" fo:margin-bottom="0.282cm" style:contextual-spacing="false"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80" loext:opacity="100%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72pt" fo:language="none" fo:country="none" style:font-size-asian="7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80" loext:opacity="100%" fo:font-size="9pt" fo:font-style="italic" fo:font-weight="bold" style:font-size-asian="9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ff0000" loext:opacity="100%"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color="#000080" loext:opacity="100%" fo:font-size="14pt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80" loext:opacity="100%"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color="#000000" loext:opacity="100%" style:font-name="Arial" fo:font-family="Arial" style:font-family-generic="swiss" style:font-pitch="variable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color="#000000" loext:opacity="100%" style:font-name="Footlight MT Light" fo:font-family="'Footlight MT Light'" style:font-family-generic="roman" style:font-pitch="variable" fo:font-size="8pt" style:text-underline-style="solid" style:text-underline-width="auto" style:text-underline-color="font-color" style:font-size-asian="8pt" style:font-name-complex="Footlight MT Light" style:font-family-complex="'Footlight MT Light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rpo_20_del_20_testo_20_2" style:display-name="Corpo del testo 2" style:family="paragraph" style:parent-style-name="Standard">
      <style:paragraph-properties fo:text-align="center" style:justify-single-word="false"/>
      <style:text-properties fo:color="#000080" loext:opacity="100%" fo:font-size="9pt" fo:font-style="italic" style:font-size-asian="9pt" style:font-style-asian="italic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v-autore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v-isbn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weight="bold" fo:background-color="#ffff00" style:font-weight-asian="bold" style:font-name-complex="Arial" style:font-family-complex="Arial" style:font-family-generic-complex="swiss" style:font-pitch-complex="variable"/>
    </style:style>
    <style:style style:name="WW8Num3z0" style:family="text">
      <style:text-properties fo:color="#000000" loext:opacity="100%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MT" fo:font-family="SymbolMT, Cambria" style:font-name-asian="Times New Roman" style:font-family-asian="'Times New Roman'" style:font-family-generic-asian="roman" style:font-pitch-asian="variable" style:font-name-complex="SymbolMT" style:font-family-complex="SymbolMT, Cambria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olo_20_Carattere" style:display-name="Titolo Carattere" style:family="text"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20pt" style:font-weight-complex="bold"/>
    </style:style>
    <style:style style:name="Titolo_20_3_20_Carattere" style:display-name="Titolo 3 Carattere" style:family="text">
      <style:text-properties fo:font-size="72pt" style:font-size-asian="72pt"/>
    </style:style>
    <style:style style:name="Carattere_20_Carattere2" style:display-name="Carattere Carattere2" style:family="text">
      <style:text-properties fo:font-size="72pt" style:font-size-asian="72pt"/>
    </style:style>
    <style:style style:name="Piè_20_di_20_pagina_20_Carattere" style:display-name="Piè di pagina Caratter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justify" style:justify-single-word="false">
        <style:tab-stops>
          <style:tab-stop style:position="6.251cm"/>
          <style:tab-stop style:position="8.251cm" style:type="center"/>
          <style:tab-stop style:position="15.002cm"/>
        </style:tab-stops>
      </style:paragraph-properties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8.251cm" style:type="center"/>
          <style:tab-stop style:position="15.002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427cm" fo:margin-left="1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2</text:page-number></text:p>
        <text:p text:style-name="MP3"/>
      </style:footer>
      <style:footer-first>
        <text:p text:style-name="MP4"/>
      </style:footer-first>
    </style:master-page>
    <style:master-page style:name="Convert_20_1" style:display-name="Convert 1" style:page-layout-name="Mpm2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0</text:page-number></text:p>
        <text:p text:style-name="MP3"/>
      </style:footer>
      <style:footer-first>
        <text:p text:style-name="MP4"/>
      </style:footer-first>
    </style:master-page>
    <style:master-page style:name="Convert_20_2" style:display-name="Convert 2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11</text:page-number></text:p>
        <text:p text:style-name="MP3"/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 RICORDA A TUTTI GLI INSEGNANTI CHE IN DATA 20/03/04 SCADE IL TERMINE PER LA</dc:title>
    <meta:initial-creator>Secondo Franco</meta:initial-creator>
    <meta:creation-date>2018-12-15T01:38:00</meta:creation-date>
    <dc:date>2025-09-06T11:13:20.736162061</dc:date>
    <meta:print-date>1995-11-21T17:41:00</meta:print-date>
    <meta:editing-cycles>328</meta:editing-cycles>
    <meta:editing-duration>P1DT10H17M41S</meta:editing-duration>
    <meta:generator>LibreOffice/7.3.7.2$Linux_X86_64 LibreOffice_project/30$Build-2</meta:generator>
    <meta:document-statistic meta:table-count="18" meta:image-count="0" meta:object-count="0" meta:page-count="11" meta:paragraph-count="334" meta:word-count="2935" meta:character-count="20400" meta:non-whitespace-character-count="17450"/>
  </office:meta>
</office:document-meta>
</file>